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0.59pt"/>
    </style:style>
    <style:style style:name="co2" style:family="table-column">
      <style:table-column-properties fo:break-before="auto" style:column-width="141.31pt"/>
    </style:style>
    <style:style style:name="co3" style:family="table-column">
      <style:table-column-properties fo:break-before="auto" style:column-width="80.16pt"/>
    </style:style>
    <style:style style:name="co4" style:family="table-column">
      <style:table-column-properties fo:break-before="auto" style:column-width="154.8pt"/>
    </style:style>
    <style:style style:name="co5" style:family="table-column">
      <style:table-column-properties fo:break-before="auto" style:column-width="446.85pt"/>
    </style:style>
    <style:style style:name="co6" style:family="table-column">
      <style:table-column-properties fo:break-before="auto" style:column-width="161.89pt"/>
    </style:style>
    <style:style style:name="co7" style:family="table-column">
      <style:table-column-properties fo:break-before="auto" style:column-width="136.49pt"/>
    </style:style>
    <style:style style:name="co8" style:family="table-column">
      <style:table-column-properties fo:break-before="auto" style:column-width="78.55pt"/>
    </style:style>
    <style:style style:name="co9" style:family="table-column">
      <style:table-column-properties fo:break-before="auto" style:column-width="143.69pt"/>
    </style:style>
    <style:style style:name="co10" style:family="table-column">
      <style:table-column-properties fo:break-before="auto" style:column-width="329.41pt"/>
    </style:style>
    <style:style style:name="co11" style:family="table-column">
      <style:table-column-properties fo:break-before="auto" style:column-width="148.39pt"/>
    </style:style>
    <style:style style:name="co12" style:family="table-column">
      <style:table-column-properties fo:break-before="auto" style:column-width="82.54pt"/>
    </style:style>
    <style:style style:name="co13" style:family="table-column">
      <style:table-column-properties fo:break-before="auto" style:column-width="83.34pt"/>
    </style:style>
    <style:style style:name="co14" style:family="table-column">
      <style:table-column-properties fo:break-before="auto" style:column-width="227.06pt"/>
    </style:style>
    <style:style style:name="co15" style:family="table-column">
      <style:table-column-properties fo:break-before="auto" style:column-width="66.64pt"/>
    </style:style>
    <style:style style:name="co16" style:family="table-column">
      <style:table-column-properties fo:break-before="auto" style:column-width="86.51pt"/>
    </style:style>
    <style:style style:name="co17" style:family="table-column">
      <style:table-column-properties fo:break-before="auto" style:column-width="84.95pt"/>
    </style:style>
    <style:style style:name="co18" style:family="table-column">
      <style:table-column-properties fo:break-before="auto" style:column-width="92.86pt"/>
    </style:style>
    <style:style style:name="co19" style:family="table-column">
      <style:table-column-properties fo:break-before="auto" style:column-width="238.9pt"/>
    </style:style>
    <style:style style:name="co20" style:family="table-column">
      <style:table-column-properties fo:break-before="auto" style:column-width="95.19pt"/>
    </style:style>
    <style:style style:name="co21" style:family="table-column">
      <style:table-column-properties fo:break-before="auto" style:column-width="178.55pt"/>
    </style:style>
    <style:style style:name="co22" style:family="table-column">
      <style:table-column-properties fo:break-before="auto" style:column-width="108.74pt"/>
    </style:style>
    <style:style style:name="co23" style:family="table-column">
      <style:table-column-properties fo:break-before="auto" style:column-width="101.59pt"/>
    </style:style>
    <style:style style:name="co24" style:family="table-column">
      <style:table-column-properties fo:break-before="auto" style:column-width="357.96pt"/>
    </style:style>
    <style:style style:name="co25" style:family="table-column">
      <style:table-column-properties fo:break-before="auto" style:column-width="146.86pt"/>
    </style:style>
    <style:style style:name="co26" style:family="table-column">
      <style:table-column-properties fo:break-before="auto" style:column-width="181.7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8.49pt" fo:break-before="auto" style:use-optimal-row-height="false"/>
    </style:style>
    <style:style style:name="ro4" style:family="table-row">
      <style:table-row-properties style:row-height="45.75pt" fo:break-before="auto" style:use-optimal-row-height="false"/>
    </style:style>
    <style:style style:name="ro5" style:family="table-row">
      <style:table-row-properties style:row-height="53.26pt" fo:break-before="auto" style:use-optimal-row-height="false"/>
    </style:style>
    <style:style style:name="ro6" style:family="table-row">
      <style:table-row-properties style:row-height="74.24pt" fo:break-before="auto" style:use-optimal-row-height="false"/>
    </style:style>
    <style:style style:name="ro7" style:family="table-row">
      <style:table-row-properties style:row-height="33pt"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Channels">
      <style:table-properties table:display="true" style:writing-mode="lr-tb"/>
    </style:style>
    <style:style style:name="ta3" style:family="table" style:master-page-name="PageStyle_5f_New_20_Interaction_20_Summary">
      <style:table-properties table:display="true" style:writing-mode="lr-tb"/>
    </style:style>
    <style:style style:name="ta4" style:family="table" style:master-page-name="PageStyle_5f_Onboarding">
      <style:table-properties table:display="true" style:writing-mode="lr-tb"/>
    </style:style>
    <style:style style:name="ta5" style:family="table" style:master-page-name="PageStyle_5f_Account_20_Details">
      <style:table-properties table:display="true" style:writing-mode="lr-tb"/>
    </style:style>
    <style:style style:name="ta6" style:family="table" style:master-page-name="PageStyle_5f_View_20_Account">
      <style:table-properties table:display="true" style:writing-mode="lr-tb"/>
    </style:style>
    <style:style style:name="ta7" style:family="table" style:master-page-name="PageStyle_5f_Deal_20_Details">
      <style:table-properties table:display="true" style:writing-mode="lr-tb"/>
    </style:style>
    <style:style style:name="ta8" style:family="table" style:master-page-name="PageStyle_5f_Create_20_Interaction">
      <style:table-properties table:display="true" style:writing-mode="lr-tb"/>
    </style:style>
    <style:style style:name="ta9" style:family="table" style:master-page-name="PageStyle_5f_View_20_Interactions">
      <style:table-properties table:display="true" style:writing-mode="lr-tb"/>
    </style:style>
    <style:style style:name="ta10" style:family="table" style:master-page-name="PageStyle_5f_Help">
      <style:table-properties table:display="true" style:writing-mode="lr-tb"/>
    </style:style>
    <style:style style:name="ta11" style:family="table" style:master-page-name="PageStyle_5f_Upcoming_20_Interactions">
      <style:table-properties table:display="true" style:writing-mode="lr-tb"/>
    </style:style>
    <style:style style:name="ta12" style:family="table" style:master-page-name="PageStyle_5f_ARC">
      <style:table-properties table:display="true" style:writing-mode="lr-tb"/>
    </style:style>
    <style:style style:name="ta13" style:family="table" style:master-page-name="PageStyle_5f_Demo">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3f3f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 style:family="table-cell" style:parent-style-name="Default">
      <style:table-cell-properties fo:background-color="#f3f3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7"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d9ead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06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Arial" fo:font-size="11pt" fo:font-weight="bold"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text-shadow="none" style:font-name="Arial" fo:font-size="11pt" fo:font-weight="bold" style:text-underline-style="none" style:text-underline-color="font-color" style:text-line-through-type="none" fo:font-style="normal" style:text-outline="false" style:text-position="0% 100%" fo:color="#000000" style:font-name-complex="Arial" style:font-size-asian="11pt" style:font-size-complex="11pt" style:font-weight-asian="bold" style:font-weight-complex="bold" style:font-style-asian="normal" style:font-style-complex="normal"/>
    </style:style>
    <style:style style:name="T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4" style:family="text">
      <style:text-properties fo:text-shadow="none" style:font-name="Arial" fo:font-size="11pt"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text-underline-style="solid" style:text-underline-width="auto" style:text-underline-color="font-color"/>
    </style:style>
    <style:style style:name="T5"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6"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7"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8"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9" style:family="text">
      <style:text-properties fo:color="#000000"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0"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fo:font-size="11pt" fo:text-shadow="none" fo:font-weight="normal" style:text-underline-style="solid" style:text-underline-width="auto" style:text-underline-color="font-color" style:font-weight-asian="normal" style:font-weight-complex="normal"/>
    </style:style>
    <style:style style:name="T11"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12"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verview"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number-columns-repeated="1019" table:default-cell-style-name="Default"/>
        <table:table-row table:style-name="ro1">
          <table:table-cell table:style-name="ce1" office:value-type="string" calcext:value-type="string">
            <text:p>💬 Slack + CIB</text:p>
          </table:table-cell>
          <table:table-cell table:style-name="ce1" table:number-columns-repeated="4"/>
          <table:table-cell table:number-columns-repeated="1019"/>
        </table:table-row>
        <table:table-row table:style-name="ro1">
          <table:table-cell table:style-name="ce2" table:number-columns-repeated="5"/>
          <table:table-cell table:number-columns-repeated="1019"/>
        </table:table-row>
        <table:table-row table:style-name="ro1">
          <table:table-cell table:style-name="ce3" office:value-type="string" calcext:value-type="string" table:number-columns-spanned="2" table:number-rows-spanned="1">
            <text:p>Team</text:p>
          </table:table-cell>
          <table:covered-table-cell/>
          <table:table-cell table:style-name="ce8" table:number-columns-repeated="3"/>
          <table:table-cell table:number-columns-repeated="1019"/>
        </table:table-row>
        <table:table-row table:style-name="ro1">
          <table:table-cell table:style-name="ce2" office:value-type="string" calcext:value-type="string">
            <text:p>Vivek Hari, PM</text:p>
          </table:table-cell>
          <table:table-cell table:style-name="ce2" office:value-type="string" calcext:value-type="string">
            <text:p>Sridhar Kandimalla, Eng, US</text:p>
          </table:table-cell>
          <table:table-cell table:style-name="ce2" table:number-columns-repeated="3"/>
          <table:table-cell table:number-columns-repeated="1019"/>
        </table:table-row>
        <table:table-row table:style-name="ro1">
          <table:table-cell table:style-name="ce2" office:value-type="string" calcext:value-type="string">
            <text:p>Nirav Doctor, PM</text:p>
          </table:table-cell>
          <table:table-cell table:style-name="ce2" office:value-type="string" calcext:value-type="string">
            <text:p>Ashwin Vengareddy, Eng, IN</text:p>
          </table:table-cell>
          <table:table-cell table:style-name="ce2" table:number-columns-repeated="3"/>
          <table:table-cell table:number-columns-repeated="1019"/>
        </table:table-row>
        <table:table-row table:style-name="ro1">
          <table:table-cell table:style-name="ce2" office:value-type="string" calcext:value-type="string">
            <text:p>Glenn Sorrentino, UX</text:p>
          </table:table-cell>
          <table:table-cell table:style-name="ce2" office:value-type="string" calcext:value-type="string">
            <text:p>Elaine Wu, PMM</text:p>
          </table:table-cell>
          <table:table-cell table:style-name="ce2" table:number-columns-repeated="3"/>
          <table:table-cell table:number-columns-repeated="1019"/>
        </table:table-row>
        <table:table-row table:style-name="ro1">
          <table:table-cell table:style-name="ce2" office:value-type="string" calcext:value-type="string">
            <text:p>Marlinda Galapon, CXD</text:p>
          </table:table-cell>
          <table:table-cell table:style-name="ce6" office:value-type="string" calcext:value-type="string">
            <text:p>Ludmyla Almeida, UX</text:p>
          </table:table-cell>
          <table:table-cell table:style-name="ce6" table:number-columns-repeated="3"/>
          <table:table-cell table:number-columns-repeated="1019"/>
        </table:table-row>
        <table:table-row table:style-name="ro1">
          <table:table-cell table:style-name="ce4"/>
          <table:table-cell table:style-name="ce7" table:number-columns-repeated="4"/>
          <table:table-cell table:number-columns-repeated="1019"/>
        </table:table-row>
        <table:table-row table:style-name="ro1">
          <table:table-cell table:style-name="ce3" office:value-type="string" calcext:value-type="string" table:number-columns-spanned="2" table:number-rows-spanned="1">
            <text:p>Resources</text:p>
          </table:table-cell>
          <table:covered-table-cell/>
          <table:table-cell table:style-name="ce8" table:number-columns-repeated="3"/>
          <table:table-cell table:number-columns-repeated="1019"/>
        </table:table-row>
        <table:table-row table:style-name="ro1">
          <table:table-cell table:style-name="ce5" office:value-type="string" calcext:value-type="string">
            <text:p><text:a xlink:href="https://www.figma.com/file/PDddSkJGOv1lSgODnNKta1/Slack-CIB?node-id=1177%3A0" xlink:type="simple">Figma</text:a></text:p>
          </table:table-cell>
          <table:table-cell table:number-columns-repeated="1023"/>
        </table:table-row>
        <table:table-row table:style-name="ro1">
          <table:table-cell table:style-name="ce5" office:value-type="string" calcext:value-type="string">
            <text:p><text:a xlink:href="https://docs.google.com/presentation/d/1Q34KhN0VVaNJE2sHytyPpmLiaaSMZZ_V3R7Tlj3EBdU/edit?usp=sharing" xlink:type="simple">UX Deck</text:a></text:p>
          </table:table-cell>
          <table:table-cell table:number-columns-repeated="1023"/>
        </table:table-row>
        <table:table-row table:style-name="ro1">
          <table:table-cell table:style-name="ce5" office:value-type="string" calcext:value-type="string">
            <text:p><text:a xlink:href="https://drive.google.com/drive/folders/1eG35mEOHpfa7tUCpGLKj9CqKG-h1SrqM?usp=sharing" xlink:type="simple">Google Drive</text:a></text:p>
          </table:table-cell>
          <table:table-cell table:number-columns-repeated="1023"/>
        </table:table-row>
        <table:table-row table:style-name="ro1">
          <table:table-cell table:style-name="ce5" office:value-type="string" calcext:value-type="string">
            <text:p><text:a xlink:href="https://docs.google.com/document/d/1pSPEzUK5Q_j-L-a9KcPIaIAM3PxeLj9CsXR8e6OPWiQ/edit?usp=sharing" xlink:type="simple">Conversation Design Guidelines</text:a></text:p>
          </table:table-cell>
          <table:table-cell table:number-columns-repeated="1023"/>
        </table:table-row>
        <table:table-row table:style-name="ro1">
          <table:table-cell table:style-name="ce5" office:value-type="string" calcext:value-type="string">
            <text:p><text:a xlink:href="https://api.slack.com/apps/A023T0Z42SD" xlink:type="simple">Slack App</text:a></text:p>
          </table:table-cell>
          <table:table-cell table:number-columns-repeated="1023"/>
        </table:table-row>
        <table:table-row table:style-name="ro1">
          <table:table-cell table:style-name="ce5" office:value-type="string" calcext:value-type="string">
            <text:p><text:a xlink:href="https://glitch.com/edit/#!/fsc-slack-app" xlink:type="simple">Glitch Code </text:a></text:p>
          </table:table-cell>
          <table:table-cell table:number-columns-repeated="1023"/>
        </table:table-row>
        <table:table-row table:style-name="ro1">
          <table:table-cell table:style-name="ce5" office:value-type="string" calcext:value-type="string">
            <text:p><text:a xlink:href="https://zeroheight.com/6e616f93a/p/30d19a-introduction" xlink:type="simple">ZeroHeights pw: adm0n!t!0n</text:a></text:p>
          </table:table-cell>
          <table:table-cell table:style-name="ce2" office:value-type="string" calcext:value-type="string">
            <text:p>Standard Pod Guidelines</text:p>
          </table:table-cell>
          <table:table-cell table:style-name="ce2" table:number-columns-repeated="3"/>
          <table:table-cell table:number-columns-repeated="1019"/>
        </table:table-row>
        <table:table-row table:style-name="ro1">
          <table:table-cell table:style-name="ce3" office:value-type="string" calcext:value-type="string" table:number-columns-spanned="2" table:number-rows-spanned="1">
            <text:p>Use Cases</text:p>
          </table:table-cell>
          <table:covered-table-cell/>
          <table:table-cell table:style-name="ce8" table:number-columns-repeated="3"/>
          <table:table-cell table:number-columns-repeated="1019"/>
        </table:table-row>
        <table:table-row table:style-name="ro1">
          <table:table-cell table:style-name="ce5" office:value-type="string" calcext:value-type="string">
            <text:p><text:a xlink:href="#Onboarding.A1" xlink:type="simple">Onboarding</text:a></text:p>
          </table:table-cell>
          <table:table-cell table:style-name="ce7" office:value-type="string" calcext:value-type="string">
            <text:p>Block Kit</text:p>
          </table:table-cell>
          <table:table-cell table:style-name="ce7" table:number-columns-repeated="3"/>
          <table:table-cell table:number-columns-repeated="1019"/>
        </table:table-row>
        <table:table-row table:style-name="ro1">
          <table:table-cell table:style-name="ce5" office:value-type="string" calcext:value-type="string">
            <text:p><text:a xlink:href="#Account Details.A1" xlink:type="simple">Account Details</text:a></text:p>
          </table:table-cell>
          <table:table-cell table:style-name="ce7" office:value-type="string" calcext:value-type="string">
            <text:p>Block Kit</text:p>
          </table:table-cell>
          <table:table-cell table:style-name="ce7" table:number-columns-repeated="3"/>
          <table:table-cell table:number-columns-repeated="1019"/>
        </table:table-row>
        <table:table-row table:style-name="ro1">
          <table:table-cell table:style-name="ce5" office:value-type="string" calcext:value-type="string">
            <text:p><text:a xlink:href="#Deal Details.A1" xlink:type="simple">Deal Details</text:a></text:p>
          </table:table-cell>
          <table:table-cell table:style-name="ce7" office:value-type="string" calcext:value-type="string">
            <text:p>Block Kit</text:p>
          </table:table-cell>
          <table:table-cell table:style-name="ce7" table:number-columns-repeated="3"/>
          <table:table-cell table:number-columns-repeated="1019"/>
        </table:table-row>
        <table:table-row table:style-name="ro1">
          <table:table-cell table:style-name="ce5" office:value-type="string" calcext:value-type="string">
            <text:p><text:a xlink:href="#Create Interaction.A1" xlink:type="simple">Create Interaction</text:a></text:p>
          </table:table-cell>
          <table:table-cell table:style-name="ce7" office:value-type="string" calcext:value-type="string">
            <text:p>Block Kit</text:p>
          </table:table-cell>
          <table:table-cell table:style-name="ce7" table:number-columns-repeated="3"/>
          <table:table-cell table:number-columns-repeated="1019"/>
        </table:table-row>
        <table:table-row table:style-name="ro1">
          <table:table-cell table:style-name="ce5" office:value-type="string" calcext:value-type="string">
            <text:p><text:a xlink:href="#View Interactions.A1" xlink:type="simple">View Interactions</text:a></text:p>
          </table:table-cell>
          <table:table-cell table:style-name="ce7" office:value-type="string" calcext:value-type="string">
            <text:p>Block Kit</text:p>
          </table:table-cell>
          <table:table-cell table:style-name="ce7" table:number-columns-repeated="3"/>
          <table:table-cell table:number-columns-repeated="1019"/>
        </table:table-row>
        <table:table-row table:style-name="ro1">
          <table:table-cell table:style-name="ce5" office:value-type="string" calcext:value-type="string">
            <text:p><text:a xlink:href="#Help.A1" xlink:type="simple">Help</text:a></text:p>
          </table:table-cell>
          <table:table-cell table:style-name="ce7" office:value-type="string" calcext:value-type="string">
            <text:p>Block Kit</text:p>
          </table:table-cell>
          <table:table-cell table:style-name="ce7" table:number-columns-repeated="3"/>
          <table:table-cell table:number-columns-repeated="1019"/>
        </table:table-row>
        <table:table-row table:style-name="ro1">
          <table:table-cell table:style-name="ce5" office:value-type="string" calcext:value-type="string">
            <text:p><text:a xlink:href="#Upcoming Interactions.A1" xlink:type="simple">Upcoming Interactions</text:a></text:p>
          </table:table-cell>
          <table:table-cell table:style-name="ce7" office:value-type="string" calcext:value-type="string">
            <text:p>Block Kit</text:p>
          </table:table-cell>
          <table:table-cell table:style-name="ce7" table:number-columns-repeated="3"/>
          <table:table-cell table:number-columns-repeated="1019"/>
        </table:table-row>
        <table:table-row table:style-name="ro1">
          <table:table-cell table:style-name="ce5" office:value-type="string" calcext:value-type="string">
            <text:p><text:a xlink:href="#ARC.A1" xlink:type="simple">ARC</text:a></text:p>
          </table:table-cell>
          <table:table-cell table:style-name="ce7" office:value-type="string" calcext:value-type="string">
            <text:p>Block Kit</text:p>
          </table:table-cell>
          <table:table-cell table:style-name="ce7" table:number-columns-repeated="3"/>
          <table:table-cell table:number-columns-repeated="1019"/>
        </table:table-row>
        <table:table-row table:style-name="ro1">
          <table:table-cell table:style-name="ce5" office:value-type="string" calcext:value-type="string">
            <text:p><text:a xlink:href="#New Interaction Summary.A1" xlink:type="simple">Create Interaction Summary</text:a></text:p>
          </table:table-cell>
          <table:table-cell table:style-name="ce7" office:value-type="string" calcext:value-type="string">
            <text:p>Block Kit</text:p>
          </table:table-cell>
          <table:table-cell table:style-name="ce7" table:number-columns-repeated="3"/>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Channels" table:style-name="ta2">
        <table:table-column table:style-name="co4" table:default-cell-style-name="Default"/>
        <table:table-column table:style-name="co5" table:default-cell-style-name="Default"/>
        <table:table-column table:style-name="co6" table:default-cell-style-name="Default"/>
        <table:table-column table:style-name="co3" table:number-columns-repeated="1021" table:default-cell-style-name="Default"/>
        <table:table-row table:style-name="ro1">
          <table:table-cell table:style-name="ce9" office:value-type="string" calcext:value-type="string">
            <text:p>Channel</text:p>
          </table:table-cell>
          <table:table-cell table:style-name="ce10" office:value-type="string" calcext:value-type="string">
            <text:p>Description</text:p>
          </table:table-cell>
          <table:table-cell table:style-name="ce9" office:value-type="string" calcext:value-type="string">
            <text:p>Notes</text:p>
          </table:table-cell>
          <table:table-cell table:number-columns-repeated="1021"/>
        </table:table-row>
        <table:table-row table:style-name="ro1">
          <table:table-cell table:style-name="ce2"/>
          <table:table-cell table:style-name="ce11"/>
          <table:table-cell table:number-columns-repeated="1022"/>
        </table:table-row>
        <table:table-row table:style-name="ro1">
          <table:table-cell table:style-name="ce2" office:value-type="string" calcext:value-type="string">
            <text:p>#finserv</text:p>
          </table:table-cell>
          <table:table-cell table:style-name="ce11" office:value-type="string" calcext:value-type="string">
            <text:p>Create one broad-based deal channel in which wins are celebrated, spifs are announced, etc. </text:p>
          </table:table-cell>
          <table:table-cell table:number-columns-repeated="1022"/>
        </table:table-row>
        <table:table-row table:style-name="ro1">
          <table:table-cell table:style-name="ce2" office:value-type="string" calcext:value-type="string">
            <text:p>#finserv-orgname-teamname </text:p>
          </table:table-cell>
          <table:table-cell table:style-name="ce11" office:value-type="string" calcext:value-type="string">
            <text:p>Create one channel for each org or team (or combination) at which you forecast to coordinate team-level work and activities. Depending on your level of transparency:: automated weekly forecast views from your CRM.</text:p>
          </table:table-cell>
          <table:table-cell table:number-columns-repeated="1022"/>
        </table:table-row>
        <table:table-row table:style-name="ro1">
          <table:table-cell table:style-name="ce2" office:value-type="string" calcext:value-type="string">
            <text:p>#recruiting-orgname-teamname</text:p>
          </table:table-cell>
          <table:table-cell table:style-name="ce11" office:value-type="string" calcext:value-type="string">
            <text:p>Depending on the scale of your sales and recruiting organizations, create one per hiring sales team or one for the sales org. Integrate with your talent management system to encourage employee referrals, capture interview feedback, and stay abreast of candidate pipeline.</text:p>
          </table:table-cell>
          <table:table-cell table:number-columns-repeated="1022"/>
        </table:table-row>
        <table:table-row table:style-name="ro1">
          <table:table-cell table:style-name="ce2" office:value-type="string" calcext:value-type="string">
            <text:p>#ext-accountname</text:p>
          </table:table-cell>
          <table:table-cell table:style-name="ce11" office:value-type="string" calcext:value-type="string">
            <text:p>Connect directly to your customers through slack connect</text:p>
          </table:table-cell>
          <table:table-cell table:number-columns-repeated="1022"/>
        </table:table-row>
        <table:table-row table:style-name="ro1">
          <table:table-cell table:style-name="ce2" office:value-type="string" calcext:value-type="string">
            <text:p>#leads-orgname-teamname</text:p>
          </table:table-cell>
          <table:table-cell table:style-name="ce11" office:value-type="string" calcext:value-type="string">
            <text:p>Create one for each BDR org or team or combination at which you assign leads. Automatically updated by your CRM or Lead Management system with inbound leads that BDRs can grab, qualify and nurture.</text:p>
          </table:table-cell>
          <table:table-cell table:number-columns-repeated="1022"/>
        </table:table-row>
        <table:table-row table:style-name="ro1">
          <table:table-cell table:style-name="ce2" office:value-type="string" calcext:value-type="string">
            <text:p>#accountname</text:p>
          </table:table-cell>
          <table:table-cell table:style-name="ce11" office:value-type="string" calcext:value-type="string">
            <text:p>A searchable log of all the things related to a particular customer. Relevant events pushed here from your CRM system. Launchpoint for workflows such as DSRs.</text:p>
          </table:table-cell>
          <table:table-cell table:number-columns-repeated="1022"/>
        </table:table-row>
        <table:table-row table:style-name="ro1">
          <table:table-cell table:style-name="ce2" office:value-type="string" calcext:value-type="string">
            <text:p>#account-dealname</text:p>
          </table:table-cell>
          <table:table-cell table:style-name="ce11" office:value-type="string" calcext:value-type="string">
            <text:p>For lower volume, higher value and longer running deals, create (or have your CRM automatically create) a channel per deal. Invite all members of the sales team. Becomes a launchpoint for workflows such as DSRs and Approvals..</text:p>
          </table:table-cell>
          <table:table-cell table:number-columns-repeated="1022"/>
        </table:table-row>
        <table:table-row table:style-name="ro1">
          <table:table-cell table:style-name="ce2" office:value-type="string" calcext:value-type="string">
            <text:p>#help-productname</text:p>
          </table:table-cell>
          <table:table-cell table:style-name="ce11" office:value-type="string" calcext:value-type="string">
            <text:p>Depending on the scale of your product portfolio, create one per product or one per product line. A structured place to get help with a particular product. <text:s/>Monitored by a product team or specialized SE team. Workflow enabled, posting disallowed. <text:s/>Includes a log of all prior help requested / provided to reduce duplication.</text:p>
          </table:table-cell>
          <table:table-cell table:number-columns-repeated="1022"/>
        </table:table-row>
        <table:table-row table:style-name="ro1">
          <table:table-cell table:style-name="ce2" office:value-type="string" calcext:value-type="string">
            <text:p>#help-competitorname</text:p>
          </table:table-cell>
          <table:table-cell table:style-name="ce11" office:value-type="string" calcext:value-type="string">
            <text:p>Create one per primary competitor. A structured place to get help with a particular competitor. Monitored by a competitive team. Workflow enabled, posting disallowed. <text:s/>Includes a log of all prior help requested / provided (i.e. knowledge / decks) to reduce duplication.</text:p>
          </table:table-cell>
          <table:table-cell table:number-columns-repeated="1022"/>
        </table:table-row>
        <table:table-row table:style-name="ro1">
          <table:table-cell table:style-name="ce2" office:value-type="string" calcext:value-type="string">
            <text:p>#compete-competitorname</text:p>
          </table:table-cell>
          <table:table-cell table:style-name="ce11" office:value-type="string" calcext:value-type="string">
            <text:p>Create one per primary competitor. Automatically updated by your CRM system with wins and losses against that particular competitor. <text:s/>Disallow posting other than reactions and threaded replies to the automated messages.</text:p>
          </table:table-cell>
          <table:table-cell table:number-columns-repeated="1022"/>
        </table:table-row>
        <table:table-row table:style-name="ro1" table:number-rows-repeated="989">
          <table:table-cell/>
          <table:table-cell table:style-name="ce11"/>
          <table:table-cell table:number-columns-repeated="1022"/>
        </table:table-row>
        <table:table-row table:style-name="ro2" table:number-rows-repeated="1047574">
          <table:table-cell table:number-columns-repeated="1024"/>
        </table:table-row>
        <table:table-row table:style-name="ro2">
          <table:table-cell table:number-columns-repeated="1024"/>
        </table:table-row>
      </table:table>
      <table:table table:name="New Interaction Summary" table:style-name="ta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16" table:default-cell-style-name="Default"/>
        <table:table-row table:style-name="ro1">
          <table:table-cell table:style-name="ce12" office:value-type="string" calcext:value-type="string">
            <text:p>Use Case</text:p>
          </table:table-cell>
          <table:table-cell table:style-name="ce12" office:value-type="string" calcext:value-type="string">
            <text:p>Job Performer</text:p>
          </table:table-cell>
          <table:table-cell table:style-name="ce16" office:value-type="string" calcext:value-type="string">
            <text:p>Slash Commands</text:p>
          </table:table-cell>
          <table:table-cell table:style-name="ce16" office:value-type="string" calcext:value-type="string">
            <text:p>Dialogue/UI Text</text:p>
          </table:table-cell>
          <table:table-cell table:style-name="ce12" office:value-type="string" calcext:value-type="string">
            <text:p>What?</text:p>
          </table:table-cell>
          <table:table-cell table:style-name="ce12" office:value-type="string" calcext:value-type="string">
            <text:p>Where</text:p>
          </table:table-cell>
          <table:table-cell table:style-name="ce12" office:value-type="string" calcext:value-type="string">
            <text:p>Links</text:p>
          </table:table-cell>
          <table:table-cell table:style-name="ce16" office:value-type="string" calcext:value-type="string">
            <text:p>Notes</text:p>
          </table:table-cell>
          <table:table-cell table:number-columns-repeated="1016"/>
        </table:table-row>
        <table:table-row table:style-name="ro1">
          <table:table-cell table:style-name="ce13" office:value-type="string" calcext:value-type="string" table:number-columns-spanned="1" table:number-rows-spanned="12">
            <text:p>New Interaction Summary</text:p>
          </table:table-cell>
          <table:table-cell table:style-name="ce14" office:value-type="string" calcext:value-type="string">
            <text:p>User</text:p>
          </table:table-cell>
          <table:table-cell table:style-name="ce17" office:value-type="string" calcext:value-type="string">
            <office:annotation draw:style-name="gr1" draw:text-style-name="P2" svg:width="643.72pt" svg:height="42.75pt" svg:x="369.98pt" svg:y="39pt" draw:caption-point-x="-11.54pt" draw:caption-point-y="-22.99pt">
              <dc:date>2021-12-14T00:00:00</dc:date>
              <text:p text:style-name="P1">See https://slack-slash-command-taxonomy</text:p>
              <text:p text:style-name="P1"><text:tab/>-Jody Bleyle</text:p>
            </office:annotation>
            <text:p>/create interaction summary</text:p>
          </table:table-cell>
          <table:table-cell table:style-name="ce17" office:value-type="string" calcext:value-type="string">
            <text:p>Create interaction summary</text:p>
          </table:table-cell>
          <table:table-cell table:style-name="ce14" office:value-type="string" calcext:value-type="string">
            <text:p>Section / mrkdwn</text:p>
          </table:table-cell>
          <table:table-cell table:style-name="ce15" office:value-type="string" calcext:value-type="string" table:number-columns-spanned="1" table:number-rows-spanned="6">
            <text:p>App / Messages</text:p>
          </table:table-cell>
          <table:table-cell table:style-name="ce19"/>
          <table:table-cell table:style-name="ce17"/>
          <table:table-cell table:number-columns-repeated="1016"/>
        </table:table-row>
        <table:table-row table:style-name="ro1">
          <table:covered-table-cell/>
          <table:table-cell table:style-name="ce15" office:value-type="string" calcext:value-type="string" table:number-columns-spanned="1" table:number-rows-spanned="11">
            <text:p>Bot</text:p>
          </table:table-cell>
          <table:table-cell table:style-name="ce17"/>
          <table:table-cell table:style-name="ce17" office:value-type="string" calcext:value-type="string">
            <text:p>I found a few recent interactions. Which is the one you're looking for?</text:p>
          </table:table-cell>
          <table:table-cell table:style-name="ce14" office:value-type="string" calcext:value-type="string">
            <text:p>Section / mrkdwn</text:p>
          </table:table-cell>
          <table:covered-table-cell/>
          <table:table-cell table:style-name="ce20" office:value-type="string" calcext:value-type="string" table:number-columns-spanned="1" table:number-rows-spanned="5">
            <text:p><text:a xlink:href="https://app.slack.com/block-kit-builder/TF2ADGBJ9#%7B%22blocks%22:%5B%7B%22type%22:%22section%22,%22text%22:%7B%22type%22:%22mrkdwn%22,%22text%22:%22I%20found%20a%20few%20recent%20interactions.%20Which%20is%20the%20one%20you're%20looking%20for?%22%7D%7D,%7B%22type%22:%22section%22,%22text%22:%7B%22type%22:%22mrkdwn%22,%22text%22:%22*%3Chttps://google.com%7CClient%20Meet%20and%20Greet%3E*%20%5Cn%20*Deal*%20%3Chttps://google.com%7CInitial%20Public%20Offering%3E%20%5Cn%20*Participants*%20%3Chttps://google.com%7CGeorge%20Costanza,%20Art%20Vandelay%3E%20%5Cn%20*Date*%20February%2027th,%202021%22%7D,%22accessory%22:%7B%22type%22:%22button%22,%22text%22:%7B%22type%22:%22plain_text%22,%22text%22:%22Select%22,%22emoji%22:true%7D,%22value%22:%22click_me_123%22,%22action_id%22:%22button-action%22%7D%7D,%7B%22type%22:%22section%22,%22text%22:%7B%22type%22:%22mrkdwn%22,%22text%22:%22*%3Chttps://google.com%7CQ1%20Planning%3E*%20%5Cn%20*Deal*%20%3Chttps://google.com%7CCompany%20Acquisition%3E%20%5Cn%20*Participants*%20%3Chttps://google.com%7CJennifer%20Wilcox,%20Elaine%20Benez%3E%20%5Cn%20*Date*%20February%2023rd,%202021%22%7D,%22accessory%22:%7B%22type%22:%22button%22,%22text%22:%7B%22type%22:%22plain_text%22,%22text%22:%22Select%22,%22emoji%22:true%7D,%22value%22:%22click_me_123%22,%22action_id%22:%22button-action%22%7D%7D,%7B%22type%22:%22section%22,%22text%22:%7B%22type%22:%22mrkdwn%22,%22text%22:%22*%3Chttps://google.com%7CClosing%20Retrospective%3E*%20%5Cn%20*Deal*%20%3Chttps://google.com%7CCompany%20Acquisition%3E%20%5Cn%20*Participants*%20%3Chttps://google.com%7CElaine%20Benez,%20Art%20Vandelay,%20George%20Costanza%3E%20%5Cn%20*Date*%20January%202nd,%202021%22%7D,%22accessory%22:%7B%22type%22:%22button%22,%22text%22:%7B%22type%22:%22plain_text%22,%22text%22:%22Select%22,%22emoji%22:true%7D,%22value%22:%22click_me_123%22,%22action_id%22:%22button-action%22%7D%7D,%7B%22type%22:%22actions%22,%22elements%22:%5B%7B%22type%22:%22button%22,%22text%22:%7B%22type%22:%22plain_text%22,%22text%22:%22View%20More%22,%22emoji%22:true%7D,%22value%22:%22click_me_123%22,%22action_id%22:%22actionId-0%22%7D%5D%7D,%7B%22type%22:%22section%22,%22text%22:%7B%22type%22:%22mrkdwn%22,%22text%22:%22Okay%20Jennifer,%20I%20saved%20your%20interaction%20summary!%20View%20it%20any%20time%20in%20Lightning...%22%7D%7D,%7B%22type%22:%22section%22,%22text%22:%7B%22type%22:%22mrkdwn%22,%22text%22:%22*%3Chttps://google.com%7CClient%20Meet%20and%20Greet%20Notes%3E*%20%5Cn%20*Deal%20Owner*%20%3Chttps://google.com%7CGeorge%20Constanza%3E%20%5Cn%20*Location*%20%3Chttps://google.com%7CStarbucks,%201%20Main%20St.,%20New%20York,%20NY%2010001%3E%20%5Cn%20*Date*%20February%2027th,%202021%20%5Cn%20*Time*%201:00%20PM%20%5Cn%20*Notes*%20Great%20meeting.%20We%20need%20to%20update%20the%20contract%20to%20reflect%20the%20current%20agreement,%20but%20otherwise%20all%20green!%22%7D,%22accessory%22:%7B%22type%22:%22image%22,%22image_url%22:%22https://i.stack.imgur.com/4Enaq.png%22,%22alt_text%22:%22cute%20cat%22%7D%7D,%7B%22type%22:%22section%22,%22text%22:%7B%22type%22:%22mrkdwn%22,%22text%22:%22Anything%20else%20you'd%20like%20to%20do?%22%7D%7D,%7B%22type%22:%22actions%22,%22elements%22:%5B%7B%22type%22:%22button%22,%22text%22:%7B%22type%22:%22plain_text%22,%22text%22:%22Get%20Account%20Details%22,%22emoji%22:true%7D,%22value%22:%22click_me_123%22,%22action_id%22:%22actionId-0%22%7D,%7B%22type%22:%22button%22,%22text%22:%7B%22type%22:%22plain_text%22,%22text%22:%22New%20Contact%22,%22emoji%22:true%7D,%22value%22:%22click_me_123%22,%22action_id%22:%22actionId-1%22%7D,%7B%22type%22:%22button%22,%22text%22:%7B%22type%22:%22plain_text%22,%22text%22:%22New%20Deal%22,%22emoji%22:true%7D,%22value%22:%22click_me_123%22,%22action_id%22:%22actionId-2%22%7D%5D%7D%5D%7D" xlink:type="simple">Block Kit Builder</text:a></text:p>
          </table:table-cell>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lient Meet and Greet</text:span></text:p>
            <text:p><text:span text:style-name="T2">Deal</text:span><text:span text:style-name="T3"> </text:span><text:span text:style-name="T4">Initial Public Offering</text:span></text:p>
            <text:p><text:span text:style-name="T2">Participants</text:span><text:span text:style-name="T3"> </text:span><text:span text:style-name="T4">George Costanza, Art Vandelay</text:span></text:p>
            <text:p><text:span text:style-name="T5">Date</text:span><text:span text:style-name="T6"> February 27th, 2021</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Q1 Planning</text:span></text:p>
            <text:p><text:span text:style-name="T2">Deal</text:span><text:span text:style-name="T3"> </text:span><text:span text:style-name="T4">Company Acquisition</text:span></text:p>
            <text:p><text:span text:style-name="T2">Participants</text:span><text:span text:style-name="T3"> </text:span><text:span text:style-name="T4">Jennifer Wilcox, Elaine Benez</text:span></text:p>
            <text:p><text:span text:style-name="T5">Date</text:span><text:span text:style-name="T6"> February 23rd, 2021</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losing Retrospective</text:span></text:p>
            <text:p><text:span text:style-name="T2">Deal</text:span><text:span text:style-name="T3"> </text:span><text:span text:style-name="T4">Company Acquisition</text:span></text:p>
            <text:p><text:span text:style-name="T2">Participants</text:span><text:span text:style-name="T3"> </text:span><text:span text:style-name="T4">Elaine Benez, Art Vandelay, George Costanza</text:span></text:p>
            <text:p><text:span text:style-name="T5">Date</text:span><text:span text:style-name="T6"> January 2nd, 2021</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Interation Name</text:p>
          </table:table-cell>
          <table:table-cell table:style-name="ce14" office:value-type="string" calcext:value-type="string">
            <text:p>Input / plain text input</text:p>
          </table:table-cell>
          <table:table-cell table:style-name="ce15" office:value-type="string" calcext:value-type="string" table:number-columns-spanned="1" table:number-rows-spanned="2">
            <text:p>Modal</text:p>
          </table:table-cell>
          <table:table-cell table:style-name="ce20" office:value-type="string" calcext:value-type="string" table:number-columns-spanned="1" table:number-rows-spanned="2">
            <text:p><text:a xlink:href="https://app.slack.com/block-kit-builder/TF2ADGBJ9#%7B%22title%22:%7B%22type%22:%22plain_text%22,%22text%22:%22New%20Interaction%20Summary%22,%22emoji%22:true%7D,%22submit%22:%7B%22type%22:%22plain_text%22,%22text%22:%22Submit%22,%22emoji%22:true%7D,%22type%22:%22modal%22,%22close%22:%7B%22type%22:%22plain_text%22,%22text%22:%22Cancel%22,%22emoji%22:true%7D,%22blocks%22:%5B%7B%22type%22:%22input%22,%22element%22:%7B%22type%22:%22plain_text_input%22,%22action_id%22:%22plain_text_input-action%22,%22placeholder%22:%7B%22type%22:%22plain_text%22,%22text%22:%22Client%20Meet%20and%20Greet%22,%22emoji%22:true%7D%7D,%22label%22:%7B%22type%22:%22plain_text%22,%22text%22:%22Interation%20Name%22,%22emoji%22:true%7D%7D,%7B%22type%22:%22input%22,%22element%22:%7B%22type%22:%22plain_text_input%22,%22action_id%22:%22plain_text_input-action%22,%22placeholder%22:%7B%22type%22:%22plain_text%22,%22text%22:%22George%20Constanza,%20Art%20Vandelay%22,%22emoji%22:true%7D%7D,%22label%22:%7B%22type%22:%22plain_text%22,%22text%22:%22Participants%22,%22emoji%22:true%7D%7D,%7B%22type%22:%22input%22,%22element%22:%7B%22type%22:%22plain_text_input%22,%22action_id%22:%22plain_text_input-action%22,%22placeholder%22:%7B%22type%22:%22plain_text%22,%22text%22:%22%20%22,%22emoji%22:true%7D%7D,%22label%22:%7B%22type%22:%22plain_text%22,%22text%22:%22Location%22,%22emoji%22:true%7D%7D,%7B%22type%22:%22input%22,%22element%22:%7B%22type%22:%22datepicker%22,%22initial_date%22:%222021-02-27%22,%22placeholder%22:%7B%22type%22:%22plain_text%22,%22text%22:%22Select%20a%20date%22,%22emoji%22:true%7D,%22action_id%22:%22datepicker-action%22%7D,%22label%22:%7B%22type%22:%22plain_text%22,%22text%22:%22Date%22,%22emoji%22:true%7D%7D,%7B%22type%22:%22input%22,%22element%22:%7B%22type%22:%22timepicker%22,%22initial_time%22:%2213:00%22,%22placeholder%22:%7B%22type%22:%22plain_text%22,%22text%22:%22Select%20time%22,%22emoji%22:true%7D,%22action_id%22:%22timepicker-action%22%7D,%22label%22:%7B%22type%22:%22plain_text%22,%22text%22:%22Time%22,%22emoji%22:true%7D%7D,%7B%22type%22:%22input%22,%22element%22:%7B%22type%22:%22plain_text_input%22,%22multiline%22:true,%22action_id%22:%22plain_text_input-action%22%7D,%22label%22:%7B%22type%22:%22plain_text%22,%22text%22:%22Notes%22,%22emoji%22:true%7D%7D%5D%7D" xlink:type="simple">Block Kit Builder</text:a></text:p>
          </table:table-cell>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Notes</text:p>
          </table:table-cell>
          <table:table-cell table:style-name="ce14" office:value-type="string" calcext:value-type="string">
            <text:p>Input / multiline plain text input</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Okay Jennifer, I saved your interaction summary! View it any time in Lightning...</text:p>
          </table:table-cell>
          <table:table-cell table:style-name="ce14" office:value-type="string" calcext:value-type="string">
            <text:p>Section / mrkdwn</text:p>
          </table:table-cell>
          <table:table-cell table:style-name="ce15" office:value-type="string" calcext:value-type="string" table:number-columns-spanned="1" table:number-rows-spanned="4">
            <text:p>App / Messages</text:p>
          </table:table-cell>
          <table:table-cell table:style-name="ce20" office:value-type="string" calcext:value-type="string" table:number-columns-spanned="1" table:number-rows-spanned="4">
            <text:p><text:a xlink:href="https://app.slack.com/block-kit-builder/TF2ADGBJ9#%7B%22type%22:%22modal%22,%22title%22:%7B%22type%22:%22plain_text%22,%22text%22:%22Financial%20Services%22,%22emoji%22:true%7D,%22submit%22:%7B%22type%22:%22plain_text%22,%22text%22:%22Log%20In%22,%22emoji%22:true%7D,%22close%22:%7B%22type%22:%22plain_text%22,%22text%22:%22Cancel%22,%22emoji%22:true%7D,%22blocks%22:%5B%7B%22type%22:%22header%22,%22text%22:%7B%22type%22:%22plain_text%22,%22text%22:%22Connect%20your%20Salesforce%20account%22,%22emoji%22:true%7D%7D,%7B%22type%22:%22input%22,%22element%22:%7B%22type%22:%22plain_text_input%22,%22action_id%22:%22plain_text_input-action%22%7D,%22label%22:%7B%22type%22:%22plain_text%22,%22text%22:%22Salesforce%20URL%22,%22emoji%22:true%7D%7D,%7B%22type%22:%22input%22,%22element%22:%7B%22type%22:%22plain_text_input%22,%22action_id%22:%22plain_text_input-action%22%7D,%22label%22:%7B%22type%22:%22plain_text%22,%22text%22:%22Username%22,%22emoji%22:true%7D%7D,%7B%22type%22:%22input%22,%22element%22:%7B%22type%22:%22plain_text_input%22,%22action_id%22:%22plain_text_input-action%22%7D,%22label%22:%7B%22type%22:%22plain_text%22,%22text%22:%22Password%22,%22emoji%22:true%7D%7D%5D%7D" xlink:type="simple">Block Kit Builder</text:a></text:p>
          </table:table-cell>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lient Meet and Greet Notes</text:span></text:p>
            <text:p><text:span text:style-name="T2">Interaction</text:span><text:span text:style-name="T3"> </text:span><text:span text:style-name="T4">Client Meet and Greet</text:span></text:p>
            <text:p><text:span text:style-name="T5">Notes </text:span><text:span text:style-name="T6"> Great meeting. We need to update the contract to reflect the current agreement, but otherwise all green!</text:span></text:p>
          </table:table-cell>
          <table:table-cell table:style-name="ce14" office:value-type="string" calcext:value-type="string">
            <text:p>Section / image</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nything else you'd like to do?</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et Account Details] [New Contact] [New Deal]</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number-rows-repeated="940">
          <table:table-cell table:style-name="ce14" table:number-columns-repeated="2"/>
          <table:table-cell table:style-name="ce17" table:number-columns-repeated="2"/>
          <table:table-cell table:style-name="ce14" table:number-columns-repeated="3"/>
          <table:table-cell table:style-name="ce17"/>
          <table:table-cell table:number-columns-repeated="1016"/>
        </table:table-row>
        <table:table-row table:style-name="ro2" table:number-rows-repeated="1047622">
          <table:table-cell table:number-columns-repeated="1024"/>
        </table:table-row>
        <table:table-row table:style-name="ro2">
          <table:table-cell table:number-columns-repeated="1024"/>
        </table:table-row>
      </table:table>
      <table:table table:name="Onboarding" table:style-name="ta4">
        <table:table-column table:style-name="co15"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16" table:default-cell-style-name="Default"/>
        <table:table-row table:style-name="ro1">
          <table:table-cell table:style-name="ce12" office:value-type="string" calcext:value-type="string">
            <text:p>Use Case</text:p>
          </table:table-cell>
          <table:table-cell table:style-name="ce12" office:value-type="string" calcext:value-type="string">
            <text:p>Job Performer</text:p>
          </table:table-cell>
          <table:table-cell table:style-name="ce16" office:value-type="string" calcext:value-type="string">
            <text:p>Slash Commands</text:p>
          </table:table-cell>
          <table:table-cell table:style-name="ce16" office:value-type="string" calcext:value-type="string">
            <text:p>Dialogue/UI Text</text:p>
          </table:table-cell>
          <table:table-cell table:style-name="ce12" office:value-type="string" calcext:value-type="string">
            <text:p>What?</text:p>
          </table:table-cell>
          <table:table-cell table:style-name="ce12" office:value-type="string" calcext:value-type="string">
            <text:p>Where</text:p>
          </table:table-cell>
          <table:table-cell table:style-name="ce12" office:value-type="string" calcext:value-type="string">
            <text:p>Links</text:p>
          </table:table-cell>
          <table:table-cell table:style-name="ce16" office:value-type="string" calcext:value-type="string">
            <text:p>Notes</text:p>
          </table:table-cell>
          <table:table-cell table:number-columns-repeated="1016"/>
        </table:table-row>
        <table:table-row table:style-name="ro1">
          <table:table-cell table:style-name="ce13" office:value-type="string" calcext:value-type="string" table:number-columns-spanned="1" table:number-rows-spanned="25">
            <text:p>Onboarding</text:p>
          </table:table-cell>
          <table:table-cell table:style-name="ce15" office:value-type="string" calcext:value-type="string" table:number-columns-spanned="1" table:number-rows-spanned="25">
            <text:p>Bot</text:p>
          </table:table-cell>
          <table:table-cell table:style-name="ce17" office:value-type="string" calcext:value-type="string">
            <office:annotation draw:style-name="gr1" draw:text-style-name="P2" svg:width="643.72pt" svg:height="42.75pt" svg:x="300.13pt" svg:y="39pt" draw:caption-point-x="-11.54pt" draw:caption-point-y="-22.99pt">
              <dc:date>2021-12-14T00:00:00</dc:date>
              <text:p text:style-name="P1">See https://sfdc.co/slack-slash-command-taxonomy</text:p>
              <text:p text:style-name="P1"><text:tab/>-Jody Bleyle</text:p>
            </office:annotation>
            <text:p>/get started</text:p>
          </table:table-cell>
          <table:table-cell table:style-name="ce21" office:value-type="string" calcext:value-type="string">
            <text:p>Welcome, Jennifer! Let's get started</text:p>
          </table:table-cell>
          <table:table-cell table:style-name="ce14" office:value-type="string" calcext:value-type="string">
            <text:p>Header</text:p>
          </table:table-cell>
          <table:table-cell table:style-name="ce15" office:value-type="string" calcext:value-type="string" table:number-columns-spanned="1" table:number-rows-spanned="25">
            <text:p>App / Home</text:p>
          </table:table-cell>
          <table:table-cell table:style-name="ce20" office:value-type="string" calcext:value-type="string" table:number-columns-spanned="1" table:number-rows-spanned="25">
            <text:p><text:a xlink:href="https://app.slack.com/block-kit-builder/TF2ADGBJ9#%7B%22blocks%22:%5B%7B%22type%22:%22header%22,%22text%22:%7B%22type%22:%22plain_text%22,%22text%22:%22:wave:%20Welcome,%20Jennifer!%20Let's%20get%20started...%22,%22emoji%22:true%7D%7D,%7B%22type%22:%22section%22,%22text%22:%7B%22type%22:%22mrkdwn%22,%22text%22:%22Hey%20there!%20Good%20to%20see%20you%20here,%20Slack%20for%20CIB%20helps%20you%20get%20rich%20information%20from%20your%20Salesforce%20org.%20Start%20by%20connecting%20to%20your%20Salesforce%20account%20first.%22%7D%7D,%7B%22type%22:%22actions%22,%22elements%22:%5B%7B%22type%22:%22button%22,%22text%22:%7B%22type%22:%22plain_text%22,%22text%22:%22Connect%20to%20Salesforce%22,%22emoji%22:true%7D,%22value%22:%22click_me_123%22,%22action_id%22:%22actionId-0%22%7D%5D%7D,%7B%22type%22:%22section%22,%22text%22:%7B%22type%22:%22mrkdwn%22,%22text%22:%22%3Chttps://google.com%7COr,%20connect%20to%20a%20sandbox%20instead%3E%22%7D%7D,%7B%22type%22:%22divider%22%7D,%7B%22type%22:%22header%22,%22text%22:%7B%22type%22:%22plain_text%22,%22text%22:%22Upcoming%20Interactions%22,%22emoji%22:true%7D%7D,%7B%22type%22:%22section%22,%22text%22:%7B%22type%22:%22mrkdwn%22,%22text%22:%22*%3Chttps://google.com%7CClient%20Meet%20and%20Greet%3E*%20%5Cn%20*Time*%2011:00%20AM%20%5Cn%20*Response*%20I'm%20going%22%7D%7D,%7B%22type%22:%22section%22,%22text%22:%7B%22type%22:%22mrkdwn%22,%22text%22:%22*%3Chttps://google.com%7CVandelay%20Industries%20Final%20Review%3E*%20%5Cn%20*Time*%204:00%20PM%20%5Cn%20*Response*%20I'm%20going%22%7D%7D,%7B%22type%22:%22actions%22,%22elements%22:%5B%7B%22type%22:%22button%22,%22text%22:%7B%22type%22:%22plain_text%22,%22text%22:%22View%20More%22,%22emoji%22:true%7D,%22value%22:%22click_me_123%22,%22action_id%22:%22actionId-0%22%7D,%7B%22type%22:%22button%22,%22text%22:%7B%22type%22:%22plain_text%22,%22text%22:%22View%20All%22,%22emoji%22:true%7D,%22value%22:%22click_me_123%22,%22action_id%22:%22actionId-1%22%7D,%7B%22type%22:%22button%22,%22text%22:%7B%22type%22:%22plain_text%22,%22text%22:%22New%20Interaction%22,%22emoji%22:true%7D,%22value%22:%22click_me_123%22,%22action_id%22:%22actionId-2%22%7D%5D%7D,%7B%22type%22:%22divider%22%7D,%7B%22type%22:%22header%22,%22text%22:%7B%22type%22:%22plain_text%22,%22text%22:%22Current%20Deal%20Channels%22,%22emoji%22:true%7D%7D,%7B%22type%22:%22section%22,%22text%22:%7B%22type%22:%22mrkdwn%22,%22text%22:%22*%3Chttps://google.com%7C#ridesharing-initial-public-offering%3E*%20%5Cn%204%20Members%20%5Cn%20Last%20posted%20at%201:23%20PM%22%7D%7D,%7B%22type%22:%22section%22,%22text%22:%7B%22type%22:%22mrkdwn%22,%22text%22:%22*%3Chttps://google.com%7C#%F0%9F%8C%8Eridesharing-initial-public-offering%3E*%20%5Cn%205%20Members%20%5Cn%20Last%20posted%201%20day%20ago%22%7D%7D,%7B%22type%22:%22actions%22,%22elements%22:%5B%7B%22type%22:%22button%22,%22text%22:%7B%22type%22:%22plain_text%22,%22text%22:%22View%20More%22,%22emoji%22:true%7D,%22value%22:%22click_me_123%22,%22action_id%22:%22actionId-0%22%7D,%7B%22type%22:%22button%22,%22text%22:%7B%22type%22:%22plain_text%22,%22text%22:%22Create%20a%20Channel%22,%22emoji%22:true%7D,%22value%22:%22click_me_123%22,%22action_id%22:%22actionId-1%22%7D%5D%7D,%7B%22type%22:%22divider%22%7D,%7B%22type%22:%22header%22,%22text%22:%7B%22type%22:%22plain_text%22,%22text%22:%22What%20can%20you%20do%20with%20Slack%20+%20Financial%20Services%20Cloud?%22,%22emoji%22:true%7D%7D,%7B%22type%22:%22section%22,%22text%22:%7B%22type%22:%22mrkdwn%22,%22text%22:%22%60/help%60%20to%20pull%20up%20this%20menu.%20Do%20it%20from%20anywhere%20in%20Slack.%22%7D%7D,%7B%22type%22:%22section%22,%22text%22:%7B%22type%22:%22mrkdwn%22,%22text%22:%22%60/account%20details%60%20to%20get%20a%20quick%20overview%20of%20a%20record.%22%7D%7D,%7B%22type%22:%22section%22,%22text%22:%7B%22type%22:%22mrkdwn%22,%22text%22:%22%60/deal%20details%60%20to%20get%20information%20abut%20a%20deal%20you're%20working.%22%7D%7D,%7B%22type%22:%22section%22,%22text%22:%7B%22type%22:%22mrkdwn%22,%22text%22:%22%60/view%20interactions%60%20to%20see%20the%20recent%20and%20upcoming%20meetings.%22%7D%7D,%7B%22type%22:%22section%22,%22text%22:%7B%22type%22:%22mrkdwn%22,%22text%22:%22%60/new%20interaction%60%20to%20see%20the%20recent%20and%20upcoming%20meetings.%22%7D%7D,%7B%22type%22:%22section%22,%22text%22:%7B%22type%22:%22mrkdwn%22,%22text%22:%22%60/account%20relationships%60%20to%20view%20record%20relationships%22%7D%7D,%7B%22type%22:%22divider%22%7D,%7B%22type%22:%22header%22,%22text%22:%7B%22type%22:%22plain_text%22,%22text%22:%22More%22,%22emoji%22:true%7D%7D,%7B%22type%22:%22actions%22,%22elements%22:%5B%7B%22type%22:%22button%22,%22text%22:%7B%22type%22:%22plain_text%22,%22text%22:%22Getting%20Started%22,%22emoji%22:true%7D,%22value%22:%22click_me_123%22,%22action_id%22:%22actionId-0%22%7D,%7B%22type%22:%22button%22,%22text%22:%7B%22type%22:%22plain_text%22,%22text%22:%22Open%20Salesforce%22,%22emoji%22:true%7D,%22value%22:%22click_me_123%22,%22action_id%22:%22actionId-1%22%7D,%7B%22type%22:%22button%22,%22text%22:%7B%22type%22:%22plain_text%22,%22text%22:%22Help%20&amp;%20Settings%22,%22emoji%22:true%7D,%22value%22:%22click_me_123%22,%22action_id%22:%22actionId-2%22%7D,%7B%22type%22:%22button%22,%22text%22:%7B%22type%22:%22plain_text%22,%22text%22:%22Learn%20More%22,%22emoji%22:true%7D,%22value%22:%22click_me_123%22,%22action_id%22:%22actionId-3%22%7D%5D%7D%5D%7D" xlink:type="simple">Block Kit Builder</text:a></text:p>
          </table:table-cell>
          <table:table-cell table:style-name="ce25" office:value-type="string" calcext:value-type="string">
            <text:p><text:a xlink:href="https://app.slack.com/block-kit-builder/TF2ADGBJ9#%7B%22blocks%22:%5B%7B%22type%22:%22header%22,%22text%22:%7B%22type%22:%22plain_text%22,%22text%22:%22:wave:%20Welcome,%20Jennifer!%20Let's%20get%20started...%22,%22emoji%22:true%7D%7D,%7B%22type%22:%22section%22,%22text%22:%7B%22type%22:%22mrkdwn%22,%22text%22:%22Hey%20there!%20Good%20to%20see%20you%20here,%20Slack%20for%20CIB%20helps%20you%20get%20rich%20information%20from%20your%20Salesforce%20org.%20Start%20by%20connecting%20to%20your%20Salesforce%20account%20first.%22%7D%7D,%7B%22type%22:%22actions%22,%22elements%22:%5B%7B%22type%22:%22button%22,%22text%22:%7B%22type%22:%22plain_text%22,%22text%22:%22Connect%20to%20Salesforce%22,%22emoji%22:true%7D,%22value%22:%22click_me_123%22,%22action_id%22:%22actionId-0%22%7D%5D%7D,%7B%22type%22:%22section%22,%22text%22:%7B%22type%22:%22mrkdwn%22,%22text%22:%22%3Chttps://google.com%7COr,%20connect%20to%20a%20sandbox%20instead%3E%22%7D%7D,%7B%22type%22:%22divider%22%7D,%7B%22type%22:%22header%22,%22text%22:%7B%22type%22:%22plain_text%22,%22text%22:%22What%20can%20you%20do%20with%20Slack%20+%20Financial%20Services%20Cloud?%22,%22emoji%22:true%7D%7D,%7B%22type%22:%22section%22,%22text%22:%7B%22type%22:%22mrkdwn%22,%22text%22:%22:package:%20View%20account%20details%22%7D%7D,%7B%22type%22:%22section%22,%22text%22:%7B%22type%22:%22mrkdwn%22,%22text%22:%22:handshake:%20see%20past%20interactions%22%7D%7D,%7B%22type%22:%22section%22,%22text%22:%7B%22type%22:%22mrkdwn%22,%22text%22:%22:alarm_clock:%20Get%20reminders%20for%20logging%20interaction%20summaries%22%7D%7D,%7B%22type%22:%22section%22,%22text%22:%7B%22type%22:%22mrkdwn%22,%22text%22:%22:calendar:%20Log%20interaction%20summaries%22%7D%7D,%7B%22type%22:%22section%22,%22text%22:%7B%22type%22:%22mrkdwn%22,%22text%22:%22:car:%20Get%20driving%20directions%20to%20your%20meeting%20location%22%7D%7D,%7B%22type%22:%22divider%22%7D,%7B%22type%22:%22header%22,%22text%22:%7B%22type%22:%22plain_text%22,%22text%22:%22More%22,%22emoji%22:true%7D%7D,%7B%22type%22:%22actions%22,%22elements%22:%5B%7B%22type%22:%22button%22,%22text%22:%7B%22type%22:%22plain_text%22,%22text%22:%22Getting%20Started%22,%22emoji%22:true%7D,%22value%22:%22click_me_123%22,%22action_id%22:%22actionId-0%22%7D,%7B%22type%22:%22button%22,%22text%22:%7B%22type%22:%22plain_text%22,%22text%22:%22Open%20Salesforce%22,%22emoji%22:true%7D,%22value%22:%22click_me_123%22,%22action_id%22:%22actionId-1%22%7D,%7B%22type%22:%22button%22,%22text%22:%7B%22type%22:%22plain_text%22,%22text%22:%22Help%20&amp;%20Settings%22,%22emoji%22:true%7D,%22value%22:%22click_me_123%22,%22action_id%22:%22actionId-2%22%7D,%7B%22type%22:%22button%22,%22text%22:%7B%22type%22:%22plain_text%22,%22text%22:%22Learn%20More%22,%22emoji%22:true%7D,%22value%22:%22click_me_123%22,%22action_id%22:%22actionId-3%22%7D%5D%7D%5D%7D" xlink:type="simple">Block Kit Builder - Slide Deck Version </text:a></text:p>
          </table:table-cell>
          <table:table-cell table:number-columns-repeated="1016"/>
        </table:table-row>
        <table:table-row table:style-name="ro1">
          <table:covered-table-cell table:number-columns-repeated="2"/>
          <table:table-cell table:style-name="ce17"/>
          <table:table-cell table:style-name="ce17" office:value-type="string" calcext:value-type="string">
            <text:p>Slack for CIB helps you get rich information from your Salesforce org. Start by connecting to your Salesforce account first.</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Connect to Salesforce]</text:p>
          </table:table-cell>
          <table:table-cell table:style-name="ce14" office:value-type="string" calcext:value-type="string">
            <text:p>Actions / button</text:p>
          </table:table-cell>
          <table:covered-table-cell table:number-columns-repeated="2"/>
          <table:table-cell table:style-name="ce25" office:value-type="string" calcext:value-type="string">
            <text:p><text:a xlink:href="https://app.slack.com/block-kit-builder/TF2ADGBJ9#%7B%22type%22:%22modal%22,%22title%22:%7B%22type%22:%22plain_text%22,%22text%22:%22Financial%20Services%20Cloud%22,%22emoji%22:true%7D,%22submit%22:%7B%22type%22:%22plain_text%22,%22text%22:%22Log%20In%22,%22emoji%22:true%7D,%22close%22:%7B%22type%22:%22plain_text%22,%22text%22:%22Cancel%22,%22emoji%22:true%7D,%22blocks%22:%5B%7B%22type%22:%22header%22,%22text%22:%7B%22type%22:%22plain_text%22,%22text%22:%22Connect%20your%20Salesforce%20account%22,%22emoji%22:true%7D%7D,%7B%22type%22:%22input%22,%22element%22:%7B%22type%22:%22plain_text_input%22,%22action_id%22:%22plain_text_input-action%22%7D,%22label%22:%7B%22type%22:%22plain_text%22,%22text%22:%22Salesforce%20Login%20Url%22,%22emoji%22:true%7D%7D,%7B%22type%22:%22input%22,%22element%22:%7B%22type%22:%22plain_text_input%22,%22action_id%22:%22plain_text_input-action%22%7D,%22label%22:%7B%22type%22:%22plain_text%22,%22text%22:%22Username%22,%22emoji%22:true%7D%7D,%7B%22type%22:%22input%22,%22element%22:%7B%22type%22:%22plain_text_input%22,%22action_id%22:%22plain_text_input-action%22%7D,%22label%22:%7B%22type%22:%22plain_text%22,%22text%22:%22Password%22,%22emoji%22:true%7D%7D%5D%7D" xlink:type="simple">Block Kit Builder - Connect to Salesforce Modal</text:a></text:p>
          </table:table-cell>
          <table:table-cell table:number-columns-repeated="1016"/>
        </table:table-row>
        <table:table-row table:style-name="ro1">
          <table:covered-table-cell table:number-columns-repeated="2"/>
          <table:table-cell table:style-name="ce17"/>
          <table:table-cell table:style-name="ce22" office:value-type="string" calcext:value-type="string">
            <text:p>Or, connect to a sandbox instead</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3" office:value-type="string" calcext:value-type="string">
            <text:p>----------</text:p>
          </table:table-cell>
          <table:table-cell table:style-name="ce14" office:value-type="string" calcext:value-type="string">
            <text:p>Divider / plai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1" office:value-type="string" calcext:value-type="string">
            <text:p>Upcoming Interactions</text:p>
          </table:table-cell>
          <table:table-cell table:style-name="ce14" office:value-type="string" calcext:value-type="string">
            <text:p>Header</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lient Meet and Greet</text:span></text:p>
            <text:p><text:span text:style-name="T5">Time</text:span><text:span text:style-name="T6"> 11:00 AM</text:span></text:p>
            <text:p><text:span text:style-name="T5">Response</text:span><text:span text:style-name="T6"> I'm going</text:span></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Vandelay Industries Final Review</text:span></text:p>
            <text:p><text:span text:style-name="T5">Time</text:span><text:span text:style-name="T6"> 4:00 PM</text:span></text:p>
            <text:p><text:span text:style-name="T5">Response</text:span><text:span text:style-name="T6"> I'm going</text:span></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4" office:value-type="string" calcext:value-type="string">
            <text:p>[View More] [View All] [New Interaction]</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3" office:value-type="string" calcext:value-type="string">
            <text:p>----------</text:p>
          </table:table-cell>
          <table:table-cell table:style-name="ce14" office:value-type="string" calcext:value-type="string">
            <text:p>Divider / plai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1" office:value-type="string" calcext:value-type="string">
            <text:p>Current Deal Channels</text:p>
          </table:table-cell>
          <table:table-cell table:style-name="ce14" office:value-type="string" calcext:value-type="string">
            <text:p>Header</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ridesharing-initial-public-offering</text:span></text:p>
            <text:p><text:span text:style-name="T7">4 Members</text:span></text:p>
            <text:p><text:span text:style-name="T7">Last posted at 1:23 PM</text:span></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ridesharing-initial-public-offering</text:span></text:p>
            <text:p><text:span text:style-name="T7">5 Members</text:span></text:p>
            <text:p><text:span text:style-name="T7">Last posted 1 day ago</text:span></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4" office:value-type="string" calcext:value-type="string">
            <text:p>[View More] [Create a Channel]</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3" office:value-type="string" calcext:value-type="string">
            <text:p>----------</text:p>
          </table:table-cell>
          <table:table-cell table:style-name="ce14" office:value-type="string" calcext:value-type="string">
            <text:p>Divider / plai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1" office:value-type="string" calcext:value-type="string">
            <text:p>What can you do with Slack + Financial Services Cloud?</text:p>
          </table:table-cell>
          <table:table-cell table:style-name="ce14" office:value-type="string" calcext:value-type="string">
            <text:p>Header</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help` to pull up this menu. Do it from anywhere in Slack.</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ccount details` to get a quick overview of a record.</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deal details` to get information abut a deal you're working.</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view interactions` to see the recent and upcoming meeting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new interaction` to see the recent and upcoming meeting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ccount relationships` to view record relationship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3" office:value-type="string" calcext:value-type="string">
            <text:p>----------</text:p>
          </table:table-cell>
          <table:table-cell table:style-name="ce14" office:value-type="string" calcext:value-type="string">
            <text:p>Divider / plai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1" office:value-type="string" calcext:value-type="string">
            <text:p>More</text:p>
          </table:table-cell>
          <table:table-cell table:style-name="ce14" office:value-type="string" calcext:value-type="string">
            <text:p>Header</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4" office:value-type="string" calcext:value-type="string">
            <text:p>[Getting Started] [Open Salesforce] [Help &amp; Settings] [Learn More]</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number-rows-repeated="934">
          <table:table-cell table:style-name="ce14" table:number-columns-repeated="2"/>
          <table:table-cell table:style-name="ce17" table:number-columns-repeated="2"/>
          <table:table-cell table:style-name="ce14" table:number-columns-repeated="3"/>
          <table:table-cell table:style-name="ce17"/>
          <table:table-cell table:number-columns-repeated="1016"/>
        </table:table-row>
        <table:table-row table:style-name="ro2" table:number-rows-repeated="1047615">
          <table:table-cell table:number-columns-repeated="1024"/>
        </table:table-row>
        <table:table-row table:style-name="ro2">
          <table:table-cell table:number-columns-repeated="1024"/>
        </table:table-row>
      </table:table>
      <table:table table:name="Account Details" table:style-name="ta5">
        <table:table-column table:style-name="co16"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16" table:default-cell-style-name="Default"/>
        <table:table-row table:style-name="ro1">
          <table:table-cell table:style-name="ce12" office:value-type="string" calcext:value-type="string">
            <text:p>Use Case</text:p>
          </table:table-cell>
          <table:table-cell table:style-name="ce12" office:value-type="string" calcext:value-type="string">
            <text:p>Job Performer</text:p>
          </table:table-cell>
          <table:table-cell table:style-name="ce16" office:value-type="string" calcext:value-type="string">
            <text:p>Slash Commands</text:p>
          </table:table-cell>
          <table:table-cell table:style-name="ce16" office:value-type="string" calcext:value-type="string">
            <text:p>Dialogue/UI Text</text:p>
          </table:table-cell>
          <table:table-cell table:style-name="ce12" office:value-type="string" calcext:value-type="string">
            <text:p>What?</text:p>
          </table:table-cell>
          <table:table-cell table:style-name="ce12" office:value-type="string" calcext:value-type="string">
            <text:p>Where</text:p>
          </table:table-cell>
          <table:table-cell table:style-name="ce12" office:value-type="string" calcext:value-type="string">
            <text:p>Links</text:p>
          </table:table-cell>
          <table:table-cell table:style-name="ce16" office:value-type="string" calcext:value-type="string">
            <text:p>Notes</text:p>
          </table:table-cell>
          <table:table-cell table:number-columns-repeated="1016"/>
        </table:table-row>
        <table:table-row table:style-name="ro1">
          <table:table-cell table:style-name="ce13" office:value-type="string" calcext:value-type="string" table:number-columns-spanned="1" table:number-rows-spanned="15">
            <text:p>Account Details</text:p>
          </table:table-cell>
          <table:table-cell table:style-name="ce14" office:value-type="string" calcext:value-type="string">
            <text:p>User</text:p>
          </table:table-cell>
          <table:table-cell table:style-name="ce17" office:value-type="string" calcext:value-type="string">
            <office:annotation draw:style-name="gr1" draw:text-style-name="P2" svg:width="643.69pt" svg:height="42.75pt" svg:x="320pt" svg:y="39pt" draw:caption-point-x="-11.54pt" draw:caption-point-y="-22.99pt">
              <dc:date>2021-12-14T00:00:00</dc:date>
              <text:p text:style-name="P1">See https://sfdc.co/slack-slash-command-taxonomy</text:p>
              <text:p text:style-name="P1"><text:tab/>-Jody Bleyle</text:p>
            </office:annotation>
            <text:p>/finserv-cib view account</text:p>
          </table:table-cell>
          <table:table-cell table:style-name="ce17" office:value-type="string" calcext:value-type="string">
            <text:p>Fetch the account details for Vandelay Industries</text:p>
          </table:table-cell>
          <table:table-cell table:style-name="ce14" office:value-type="string" calcext:value-type="string">
            <text:p>Section / mrkdwn</text:p>
          </table:table-cell>
          <table:table-cell table:style-name="ce15" office:value-type="string" calcext:value-type="string" table:number-columns-spanned="1" table:number-rows-spanned="15">
            <text:p>App / Messages</text:p>
          </table:table-cell>
          <table:table-cell table:style-name="ce19"/>
          <table:table-cell table:style-name="ce25" office:value-type="string" calcext:value-type="string">
            <text:p><text:a xlink:href="https://app.slack.com/block-kit-builder/TF2ADGBJ9#%7B%22type%22:%22modal%22,%22title%22:%7B%22type%22:%22plain_text%22,%22text%22:%22My%20App%22,%22emoji%22:true%7D,%22submit%22:%7B%22type%22:%22plain_text%22,%22text%22:%22Submit%22,%22emoji%22:true%7D,%22close%22:%7B%22type%22:%22plain_text%22,%22text%22:%22Cancel%22,%22emoji%22:true%7D,%22blocks%22:%5B%7B%22type%22:%22section%22,%22text%22:%7B%22type%22:%22plain_text%22,%22text%22:%22Okay,%20let's%20get%20an%20account%20summary.%20First,%20search%20for%20the%20account%20you%20want.%22,%22emoji%22:true%7D%7D,%7B%22type%22:%22input%22,%22element%22:%7B%22type%22:%22plain_text_input%22,%22action_id%22:%22plain_text_input-action%22,%22placeholder%22:%7B%22type%22:%22plain_text%22,%22text%22:%22Search...%22%7D%7D,%22label%22:%7B%22type%22:%22plain_text%22,%22text%22:%22Accounts%22,%22emoji%22:true%7D%7D,%7B%22type%22:%22section%22,%22text%22:%7B%22type%22:%22mrkdwn%22,%22text%22:%22*Vandelay%20Industries*%20%5Cn%20*Account%20Owner*%20George%20Costanza%20%20%5Cn%20*Shipping%20City*%20New%20York%22%7D,%22accessory%22:%7B%22type%22:%22button%22,%22text%22:%7B%22type%22:%22plain_text%22,%22text%22:%22Select%22,%22emoji%22:true%7D,%22value%22:%22click_me_123%22,%22action_id%22:%22button-action%22%7D%7D,%7B%22type%22:%22section%22,%22text%22:%7B%22type%22:%22mrkdwn%22,%22text%22:%22*Vandelay%20Ind.*%20%5Cn%20*Account%20Owner*%20Jennifer%20Wilcox%20%20%5Cn%20*Shipping%20City*%20San%20Francisco%22%7D,%22accessory%22:%7B%22type%22:%22button%22,%22text%22:%7B%22type%22:%22plain_text%22,%22text%22:%22Select%22,%22emoji%22:true%7D,%22value%22:%22click_me_123%22,%22action_id%22:%22button-action%22%7D%7D,%7B%22type%22:%22section%22,%22text%22:%7B%22type%22:%22mrkdwn%22,%22text%22:%22*Vandelay%20Industries,%20LLC*%20%5Cn%20*Account%20Owner*%20Elaine%20Benez%20%20%5Cn%20*Shipping%20City*%20Portland%22%7D,%22accessory%22:%7B%22type%22:%22button%22,%22text%22:%7B%22type%22:%22plain_text%22,%22text%22:%22Select%22,%22emoji%22:true%7D,%22value%22:%22click_me_123%22,%22action_id%22:%22button-action%22%7D%7D,%7B%22type%22:%22actions%22,%22elements%22:%5B%7B%22type%22:%22button%22,%22text%22:%7B%22type%22:%22plain_text%22,%22text%22:%22View%20More%22,%22emoji%22:true%7D,%22value%22:%22click_me_123%22,%22action_id%22:%22actionId-0%22%7D%5D%7D%5D%7D" xlink:type="simple">Modal</text:a></text:p>
          </table:table-cell>
          <table:table-cell table:number-columns-repeated="1016"/>
        </table:table-row>
        <table:table-row table:style-name="ro1">
          <table:covered-table-cell/>
          <table:table-cell table:style-name="ce15" office:value-type="string" calcext:value-type="string" table:number-columns-spanned="1" table:number-rows-spanned="14">
            <text:p>Bot</text:p>
          </table:table-cell>
          <table:table-cell table:style-name="ce17"/>
          <table:table-cell table:style-name="ce17" office:value-type="string" calcext:value-type="string">
            <text:p>I found a few possible matches for Vandelay Industries. Which is the one you're looking for?</text:p>
          </table:table-cell>
          <table:table-cell table:style-name="ce14" office:value-type="string" calcext:value-type="string">
            <text:p>Section / mrkdwn</text:p>
          </table:table-cell>
          <table:covered-table-cell/>
          <table:table-cell table:style-name="ce20" office:value-type="string" calcext:value-type="string" table:number-columns-spanned="1" table:number-rows-spanned="14">
            <text:p><text:a xlink:href="https://app.slack.com/block-kit-builder/TF2ADGBJ9#%7B%22blocks%22:%5B%7B%22type%22:%22section%22,%22text%22:%7B%22type%22:%22mrkdwn%22,%22text%22:%22I%20found%20a%20few%20possible%20matches%20for%20Vandelay%20Industries.%20Which%20is%20the%20one%20you're%20looking%20for?%22%7D%7D,%7B%22type%22:%22section%22,%22text%22:%7B%22type%22:%22mrkdwn%22,%22text%22:%22*%3Chttps://google.com%7CVandelay%20Industries%3E*%20%5Cn%20*Account%20Owner*%20%3Chttps://google.com%7CGeorge%20Costanza%3E%20%20%5Cn%20*Shipping%20City*%20New%20York%22%7D,%22accessory%22:%7B%22type%22:%22button%22,%22text%22:%7B%22type%22:%22plain_text%22,%22text%22:%22Select%22,%22emoji%22:true%7D,%22value%22:%22click_me_123%22,%22action_id%22:%22button-action%22%7D%7D,%7B%22type%22:%22section%22,%22text%22:%7B%22type%22:%22mrkdwn%22,%22text%22:%22*%3Chttps://google.com%7CVandelay%20Ind.%3E*%20%5Cn%20*Account%20Owner*%20%3Chttps://google.com%7CJennifer%20Wilcox%3E%20%20%5Cn%20*Shipping%20City*%20San%20Francisco%22%7D,%22accessory%22:%7B%22type%22:%22button%22,%22text%22:%7B%22type%22:%22plain_text%22,%22text%22:%22Select%22,%22emoji%22:true%7D,%22value%22:%22click_me_123%22,%22action_id%22:%22button-action%22%7D%7D,%7B%22type%22:%22section%22,%22text%22:%7B%22type%22:%22mrkdwn%22,%22text%22:%22*%3Chttps://google.com%7CVandelay%20Industries,%20LLC%3E*%20%5Cn%20*Account%20Owner*%20%3Chttps://google.com%7CElaine%20Benez%3E%20%20%5Cn%20*Shipping%20City*%20Portland%22%7D,%22accessory%22:%7B%22type%22:%22button%22,%22text%22:%7B%22type%22:%22plain_text%22,%22text%22:%22Select%22,%22emoji%22:true%7D,%22value%22:%22click_me_123%22,%22action_id%22:%22button-action%22%7D%7D,%7B%22type%22:%22actions%22,%22elements%22:%5B%7B%22type%22:%22button%22,%22text%22:%7B%22type%22:%22plain_text%22,%22text%22:%22View%20More%22,%22emoji%22:true%7D,%22value%22:%22click_me_123%22,%22action_id%22:%22actionId-0%22%7D%5D%7D,%7B%22type%22:%22section%22,%22text%22:%7B%22type%22:%22mrkdwn%22,%22text%22:%22Got%20it,%20Jennifer.%20Here%20are%20the%20details%20for%20Vandelay%20Industries...%22%7D%7D,%7B%22type%22:%22section%22,%22text%22:%7B%22type%22:%22mrkdwn%22,%22text%22:%22*%3Chttps://google.com%7CVandelay%20Industries%3E*%20%5Cn%20*Account%20Owner*%20%3Chttps://google.com%7CGeorge%20Costanza%3E%20%20%5Cn%20*Shipping%20City*%20New%20York%20%5Cn%20*Industry*%20Importing/Exporting%20%5Cn%20*AOC*%20$1,800,000.00%20%5Cn%20*Account%20Number*%200-0019298%22%7D,%22accessory%22:%7B%22type%22:%22image%22,%22image_url%22:%22https://i.stack.imgur.com/4Enaq.png%22,%22alt_text%22:%22address%20map%22%7D%7D,%7B%22type%22:%22actions%22,%22elements%22:%5B%7B%22type%22:%22button%22,%22text%22:%7B%22type%22:%22plain_text%22,%22text%22:%22New%20Interaction%22,%22emoji%22:true%7D,%22value%22:%22click_me_123%22,%22action_id%22:%22actionId-0%22%7D,%7B%22type%22:%22button%22,%22text%22:%7B%22type%22:%22plain_text%22,%22text%22:%22New%20Interaction%20Summary%22,%22emoji%22:true%7D,%22value%22:%22click_me_123%22,%22action_id%22:%22actionId-1%22%7D,%7B%22type%22:%22button%22,%22text%22:%7B%22type%22:%22plain_text%22,%22text%22:%22More%22,%22emoji%22:true%7D,%22value%22:%22click_me_123%22,%22action_id%22:%22actionId-2%22%7D%5D%7D,%7B%22type%22:%22section%22,%22text%22:%7B%22type%22:%22mrkdwn%22,%22text%22:%22*Related%20Records*%22%7D%7D,%7B%22type%22:%22section%22,%22text%22:%7B%22type%22:%22mrkdwn%22,%22text%22:%22Deals%20(4)%22%7D,%22accessory%22:%7B%22type%22:%22button%22,%22text%22:%7B%22type%22:%22plain_text%22,%22text%22:%22Select%22,%22emoji%22:true%7D,%22value%22:%22click_me_123%22,%22action_id%22:%22button-action%22%7D%7D,%7B%22type%22:%22section%22,%22text%22:%7B%22type%22:%22mrkdwn%22,%22text%22:%22Contacts%20(36)%22%7D,%22accessory%22:%7B%22type%22:%22button%22,%22text%22:%7B%22type%22:%22plain_text%22,%22text%22:%22Select%22,%22emoji%22:true%7D,%22value%22:%22click_me_123%22,%22action_id%22:%22button-action%22%7D%7D,%7B%22type%22:%22section%22,%22text%22:%7B%22type%22:%22mrkdwn%22,%22text%22:%22Cases%20(1)%22%7D,%22accessory%22:%7B%22type%22:%22button%22,%22text%22:%7B%22type%22:%22plain_text%22,%22text%22:%22Select%22,%22emoji%22:true%7D,%22value%22:%22click_me_123%22,%22action_id%22:%22button-action%22%7D%7D,%7B%22type%22:%22actions%22,%22elements%22:%5B%7B%22type%22:%22button%22,%22text%22:%7B%22type%22:%22plain_text%22,%22text%22:%22More%22,%22emoji%22:true%7D,%22value%22:%22click_me_123%22,%22action_id%22:%22actionId-0%22%7D%5D%7D,%7B%22type%22:%22section%22,%22text%22:%7B%22type%22:%22mrkdwn%22,%22text%22:%22Anything%20else%20you'd%20like%20to%20do?%22%7D%7D,%7B%22type%22:%22actions%22,%22elements%22:%5B%7B%22type%22:%22button%22,%22text%22:%7B%22type%22:%22plain_text%22,%22text%22:%22Get%20Account%20Details%22,%22emoji%22:true%7D,%22value%22:%22click_me_123%22,%22action_id%22:%22actionId-0%22%7D,%7B%22type%22:%22button%22,%22text%22:%7B%22type%22:%22plain_text%22,%22text%22:%22New%20Contact%22,%22emoji%22:true%7D,%22value%22:%22click_me_123%22,%22action_id%22:%22actionId-1%22%7D,%7B%22type%22:%22button%22,%22text%22:%7B%22type%22:%22plain_text%22,%22text%22:%22New%20Deal%22,%22emoji%22:true%7D,%22value%22:%22click_me_123%22,%22action_id%22:%22actionId-2%22%7D%5D%7D%5D%7D" xlink:type="simple">Block Kit Builder</text:a></text:p>
          </table:table-cell>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Vandelay Industries</text:span></text:p>
            <text:p><text:span text:style-name="T2">Account Owner</text:span><text:span text:style-name="T3"> </text:span><text:span text:style-name="T4">Geroge Costanza</text:span></text:p>
            <text:p><text:span text:style-name="T5">Shipping City</text:span><text:span text:style-name="T6"> New York</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Vandelay Ind.</text:span></text:p>
            <text:p><text:span text:style-name="T2">Account Owner</text:span><text:span text:style-name="T3"> </text:span><text:span text:style-name="T4">Jennifer Wilcox</text:span></text:p>
            <text:p><text:span text:style-name="T5">Shipping City</text:span><text:span text:style-name="T6"> San Francisco</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Vandelay Industries, LLC</text:span></text:p>
            <text:p><text:span text:style-name="T2">Account Owner</text:span><text:span text:style-name="T3"> </text:span><text:span text:style-name="T4">Elaine Benez</text:span></text:p>
            <text:p><text:span text:style-name="T5">Shipping City</text:span><text:span text:style-name="T6"> Portland</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ot it, Jennifer. Here are the details for Vandelay Industrie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Vandelay Industries</text:span></text:p>
            <text:p><text:span text:style-name="T2">Account Owner</text:span><text:span text:style-name="T3"> </text:span><text:span text:style-name="T4">Geroge Costanza</text:span></text:p>
            <text:p><text:span text:style-name="T5">Shipping City</text:span><text:span text:style-name="T6"> New York</text:span></text:p>
            <text:p><text:span text:style-name="T5">Industry</text:span><text:span text:style-name="T6"> Importing/Exporting</text:span></text:p>
            <text:p><text:span text:style-name="T5">AOV</text:span><text:span text:style-name="T6"> $1,800,000.00</text:span></text:p>
            <text:p><text:span text:style-name="T5">Account Number</text:span><text:span text:style-name="T6"> 0-0019298</text:span></text:p>
          </table:table-cell>
          <table:table-cell table:style-name="ce14" office:value-type="string" calcext:value-type="string">
            <text:p>Section / image</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4" office:value-type="string" calcext:value-type="string">
            <text:p>[New Interaction] [New Interaction Summary] [More]</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Related Record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Deals (4)</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Contacts (36)</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Cases (1)</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nything else you'd like to do?</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et Account Details] [New Contact] [New Deal]</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number-rows-repeated="942">
          <table:table-cell table:style-name="ce14" table:number-columns-repeated="2"/>
          <table:table-cell table:style-name="ce17" table:number-columns-repeated="2"/>
          <table:table-cell table:style-name="ce14" table:number-columns-repeated="3"/>
          <table:table-cell table:style-name="ce17"/>
          <table:table-cell table:number-columns-repeated="1016"/>
        </table:table-row>
        <table:table-row table:style-name="ro2" table:number-rows-repeated="1047617">
          <table:table-cell table:number-columns-repeated="1024"/>
        </table:table-row>
        <table:table-row table:style-name="ro2">
          <table:table-cell table:number-columns-repeated="1024"/>
        </table:table-row>
      </table:table>
      <table:table table:name="View Account" table:style-name="ta6">
        <table:table-column table:style-name="co16"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15" table:default-cell-style-name="Default"/>
        <table:table-row table:style-name="ro1">
          <table:table-cell table:style-name="ce12" office:value-type="string" calcext:value-type="string">
            <text:p>Use Case</text:p>
          </table:table-cell>
          <table:table-cell table:style-name="ce12" office:value-type="string" calcext:value-type="string">
            <text:p>Job Performer</text:p>
          </table:table-cell>
          <table:table-cell table:style-name="ce16" office:value-type="string" calcext:value-type="string">
            <text:p>Slash Commands</text:p>
          </table:table-cell>
          <table:table-cell table:style-name="ce16" office:value-type="string" calcext:value-type="string">
            <text:p>Existing Dialogue/UI Text</text:p>
          </table:table-cell>
          <table:table-cell table:style-name="ce16" office:value-type="string" calcext:value-type="string">
            <text:p>Suggested Dialogue/UI Text</text:p>
          </table:table-cell>
          <table:table-cell table:style-name="ce12" office:value-type="string" calcext:value-type="string">
            <text:p>What?</text:p>
          </table:table-cell>
          <table:table-cell table:style-name="ce12" office:value-type="string" calcext:value-type="string">
            <text:p>Where</text:p>
          </table:table-cell>
          <table:table-cell table:style-name="ce12" office:value-type="string" calcext:value-type="string">
            <text:p>Links</text:p>
          </table:table-cell>
          <table:table-cell table:style-name="ce16" office:value-type="string" calcext:value-type="string">
            <text:p>Notes</text:p>
          </table:table-cell>
          <table:table-cell table:number-columns-repeated="1015"/>
        </table:table-row>
        <table:table-row table:style-name="ro1">
          <table:table-cell table:style-name="ce13" office:value-type="string" calcext:value-type="string" table:number-columns-spanned="1" table:number-rows-spanned="15">
            <text:p>Account Details</text:p>
          </table:table-cell>
          <table:table-cell table:style-name="ce14" office:value-type="string" calcext:value-type="string">
            <text:p>User</text:p>
          </table:table-cell>
          <table:table-cell table:style-name="ce17" office:value-type="string" calcext:value-type="string">
            <text:p>/finserv-cib view account</text:p>
          </table:table-cell>
          <table:table-cell table:style-name="ce17" table:number-columns-repeated="2"/>
          <table:table-cell table:style-name="ce14" office:value-type="string" calcext:value-type="string">
            <text:p>Section / mrkdwn</text:p>
          </table:table-cell>
          <table:table-cell table:style-name="ce14" office:value-type="string" calcext:value-type="string">
            <text:p>App / Messages</text:p>
          </table:table-cell>
          <table:table-cell table:style-name="ce19"/>
          <table:table-cell table:style-name="ce25" office:value-type="string" calcext:value-type="string">
            <text:p><text:a xlink:href="https://app.slack.com/block-kit-builder/TF2ADGBJ9#%7B%22type%22:%22modal%22,%22title%22:%7B%22type%22:%22plain_text%22,%22text%22:%22My%20App%22,%22emoji%22:true%7D,%22submit%22:%7B%22type%22:%22plain_text%22,%22text%22:%22Submit%22,%22emoji%22:true%7D,%22close%22:%7B%22type%22:%22plain_text%22,%22text%22:%22Cancel%22,%22emoji%22:true%7D,%22blocks%22:%5B%7B%22type%22:%22section%22,%22text%22:%7B%22type%22:%22plain_text%22,%22text%22:%22Okay,%20let's%20get%20an%20account%20summary.%20First,%20search%20for%20the%20account%20you%20want.%22,%22emoji%22:true%7D%7D,%7B%22type%22:%22input%22,%22element%22:%7B%22type%22:%22plain_text_input%22,%22action_id%22:%22plain_text_input-action%22,%22placeholder%22:%7B%22type%22:%22plain_text%22,%22text%22:%22Search...%22%7D%7D,%22label%22:%7B%22type%22:%22plain_text%22,%22text%22:%22Accounts%22,%22emoji%22:true%7D%7D,%7B%22type%22:%22section%22,%22text%22:%7B%22type%22:%22mrkdwn%22,%22text%22:%22*Vandelay%20Industries*%20%5Cn%20*Account%20Owner*%20George%20Costanza%20%20%5Cn%20*Shipping%20City*%20New%20York%22%7D,%22accessory%22:%7B%22type%22:%22button%22,%22text%22:%7B%22type%22:%22plain_text%22,%22text%22:%22Select%22,%22emoji%22:true%7D,%22value%22:%22click_me_123%22,%22action_id%22:%22button-action%22%7D%7D,%7B%22type%22:%22section%22,%22text%22:%7B%22type%22:%22mrkdwn%22,%22text%22:%22*Vandelay%20Ind.*%20%5Cn%20*Account%20Owner*%20Jennifer%20Wilcox%20%20%5Cn%20*Shipping%20City*%20San%20Francisco%22%7D,%22accessory%22:%7B%22type%22:%22button%22,%22text%22:%7B%22type%22:%22plain_text%22,%22text%22:%22Select%22,%22emoji%22:true%7D,%22value%22:%22click_me_123%22,%22action_id%22:%22button-action%22%7D%7D,%7B%22type%22:%22section%22,%22text%22:%7B%22type%22:%22mrkdwn%22,%22text%22:%22*Vandelay%20Industries,%20LLC*%20%5Cn%20*Account%20Owner*%20Elaine%20Benez%20%20%5Cn%20*Shipping%20City*%20Portland%22%7D,%22accessory%22:%7B%22type%22:%22button%22,%22text%22:%7B%22type%22:%22plain_text%22,%22text%22:%22Select%22,%22emoji%22:true%7D,%22value%22:%22click_me_123%22,%22action_id%22:%22button-action%22%7D%7D,%7B%22type%22:%22actions%22,%22elements%22:%5B%7B%22type%22:%22button%22,%22text%22:%7B%22type%22:%22plain_text%22,%22text%22:%22View%20More%22,%22emoji%22:true%7D,%22value%22:%22click_me_123%22,%22action_id%22:%22actionId-0%22%7D%5D%7D%5D%7D" xlink:type="simple">Modal</text:a></text:p>
          </table:table-cell>
          <table:table-cell table:number-columns-repeated="1015"/>
        </table:table-row>
        <table:table-row table:style-name="ro1">
          <table:covered-table-cell/>
          <table:table-cell table:style-name="ce15" office:value-type="string" calcext:value-type="string" table:number-columns-spanned="1" table:number-rows-spanned="14">
            <text:p>Bot</text:p>
          </table:table-cell>
          <table:table-cell table:style-name="ce17"/>
          <table:table-cell table:style-name="ce18" office:value-type="string" calcext:value-type="string">
            <text:p>Search for a Record</text:p>
          </table:table-cell>
          <table:table-cell table:style-name="ce18" office:value-type="string" calcext:value-type="string">
            <text:p>Search for an Account</text:p>
          </table:table-cell>
          <table:table-cell table:style-name="ce14" office:value-type="string" calcext:value-type="string">
            <text:p>heading</text:p>
          </table:table-cell>
          <table:table-cell table:style-name="ce15" office:value-type="string" calcext:value-type="string" table:number-columns-spanned="1" table:number-rows-spanned="8">
            <text:p>Modal</text:p>
          </table:table-cell>
          <table:table-cell table:style-name="ce20" office:value-type="string" calcext:value-type="string" table:number-columns-spanned="1" table:number-rows-spanned="14">
            <text:p><text:a xlink:href="https://app.slack.com/block-kit-builder/TF2ADGBJ9#%7B%22blocks%22:%5B%7B%22type%22:%22section%22,%22text%22:%7B%22type%22:%22mrkdwn%22,%22text%22:%22I%20found%20a%20few%20possible%20matches%20for%20Vandelay%20Industries.%20Which%20is%20the%20one%20you're%20looking%20for?%22%7D%7D,%7B%22type%22:%22section%22,%22text%22:%7B%22type%22:%22mrkdwn%22,%22text%22:%22*%3Chttps://google.com%7CVandelay%20Industries%3E*%20%5Cn%20*Account%20Owner*%20%3Chttps://google.com%7CGeorge%20Costanza%3E%20%20%5Cn%20*Shipping%20City*%20New%20York%22%7D,%22accessory%22:%7B%22type%22:%22button%22,%22text%22:%7B%22type%22:%22plain_text%22,%22text%22:%22Select%22,%22emoji%22:true%7D,%22value%22:%22click_me_123%22,%22action_id%22:%22button-action%22%7D%7D,%7B%22type%22:%22section%22,%22text%22:%7B%22type%22:%22mrkdwn%22,%22text%22:%22*%3Chttps://google.com%7CVandelay%20Ind.%3E*%20%5Cn%20*Account%20Owner*%20%3Chttps://google.com%7CJennifer%20Wilcox%3E%20%20%5Cn%20*Shipping%20City*%20San%20Francisco%22%7D,%22accessory%22:%7B%22type%22:%22button%22,%22text%22:%7B%22type%22:%22plain_text%22,%22text%22:%22Select%22,%22emoji%22:true%7D,%22value%22:%22click_me_123%22,%22action_id%22:%22button-action%22%7D%7D,%7B%22type%22:%22section%22,%22text%22:%7B%22type%22:%22mrkdwn%22,%22text%22:%22*%3Chttps://google.com%7CVandelay%20Industries,%20LLC%3E*%20%5Cn%20*Account%20Owner*%20%3Chttps://google.com%7CElaine%20Benez%3E%20%20%5Cn%20*Shipping%20City*%20Portland%22%7D,%22accessory%22:%7B%22type%22:%22button%22,%22text%22:%7B%22type%22:%22plain_text%22,%22text%22:%22Select%22,%22emoji%22:true%7D,%22value%22:%22click_me_123%22,%22action_id%22:%22button-action%22%7D%7D,%7B%22type%22:%22actions%22,%22elements%22:%5B%7B%22type%22:%22button%22,%22text%22:%7B%22type%22:%22plain_text%22,%22text%22:%22View%20More%22,%22emoji%22:true%7D,%22value%22:%22click_me_123%22,%22action_id%22:%22actionId-0%22%7D%5D%7D,%7B%22type%22:%22section%22,%22text%22:%7B%22type%22:%22mrkdwn%22,%22text%22:%22Got%20it,%20Jennifer.%20Here%20are%20the%20details%20for%20Vandelay%20Industries...%22%7D%7D,%7B%22type%22:%22section%22,%22text%22:%7B%22type%22:%22mrkdwn%22,%22text%22:%22*%3Chttps://google.com%7CVandelay%20Industries%3E*%20%5Cn%20*Account%20Owner*%20%3Chttps://google.com%7CGeorge%20Costanza%3E%20%20%5Cn%20*Shipping%20City*%20New%20York%20%5Cn%20*Industry*%20Importing/Exporting%20%5Cn%20*AOC*%20$1,800,000.00%20%5Cn%20*Account%20Number*%200-0019298%22%7D,%22accessory%22:%7B%22type%22:%22image%22,%22image_url%22:%22https://i.stack.imgur.com/4Enaq.png%22,%22alt_text%22:%22address%20map%22%7D%7D,%7B%22type%22:%22actions%22,%22elements%22:%5B%7B%22type%22:%22button%22,%22text%22:%7B%22type%22:%22plain_text%22,%22text%22:%22New%20Interaction%22,%22emoji%22:true%7D,%22value%22:%22click_me_123%22,%22action_id%22:%22actionId-0%22%7D,%7B%22type%22:%22button%22,%22text%22:%7B%22type%22:%22plain_text%22,%22text%22:%22New%20Interaction%20Summary%22,%22emoji%22:true%7D,%22value%22:%22click_me_123%22,%22action_id%22:%22actionId-1%22%7D,%7B%22type%22:%22button%22,%22text%22:%7B%22type%22:%22plain_text%22,%22text%22:%22More%22,%22emoji%22:true%7D,%22value%22:%22click_me_123%22,%22action_id%22:%22actionId-2%22%7D%5D%7D,%7B%22type%22:%22section%22,%22text%22:%7B%22type%22:%22mrkdwn%22,%22text%22:%22*Related%20Records*%22%7D%7D,%7B%22type%22:%22section%22,%22text%22:%7B%22type%22:%22mrkdwn%22,%22text%22:%22Deals%20(4)%22%7D,%22accessory%22:%7B%22type%22:%22button%22,%22text%22:%7B%22type%22:%22plain_text%22,%22text%22:%22Select%22,%22emoji%22:true%7D,%22value%22:%22click_me_123%22,%22action_id%22:%22button-action%22%7D%7D,%7B%22type%22:%22section%22,%22text%22:%7B%22type%22:%22mrkdwn%22,%22text%22:%22Contacts%20(36)%22%7D,%22accessory%22:%7B%22type%22:%22button%22,%22text%22:%7B%22type%22:%22plain_text%22,%22text%22:%22Select%22,%22emoji%22:true%7D,%22value%22:%22click_me_123%22,%22action_id%22:%22button-action%22%7D%7D,%7B%22type%22:%22section%22,%22text%22:%7B%22type%22:%22mrkdwn%22,%22text%22:%22Cases%20(1)%22%7D,%22accessory%22:%7B%22type%22:%22button%22,%22text%22:%7B%22type%22:%22plain_text%22,%22text%22:%22Select%22,%22emoji%22:true%7D,%22value%22:%22click_me_123%22,%22action_id%22:%22button-action%22%7D%7D,%7B%22type%22:%22actions%22,%22elements%22:%5B%7B%22type%22:%22button%22,%22text%22:%7B%22type%22:%22plain_text%22,%22text%22:%22More%22,%22emoji%22:true%7D,%22value%22:%22click_me_123%22,%22action_id%22:%22actionId-0%22%7D%5D%7D,%7B%22type%22:%22section%22,%22text%22:%7B%22type%22:%22mrkdwn%22,%22text%22:%22Anything%20else%20you'd%20like%20to%20do?%22%7D%7D,%7B%22type%22:%22actions%22,%22elements%22:%5B%7B%22type%22:%22button%22,%22text%22:%7B%22type%22:%22plain_text%22,%22text%22:%22Get%20Account%20Details%22,%22emoji%22:true%7D,%22value%22:%22click_me_123%22,%22action_id%22:%22actionId-0%22%7D,%7B%22type%22:%22button%22,%22text%22:%7B%22type%22:%22plain_text%22,%22text%22:%22New%20Contact%22,%22emoji%22:true%7D,%22value%22:%22click_me_123%22,%22action_id%22:%22actionId-1%22%7D,%7B%22type%22:%22button%22,%22text%22:%7B%22type%22:%22plain_text%22,%22text%22:%22New%20Deal%22,%22emoji%22:true%7D,%22value%22:%22click_me_123%22,%22action_id%22:%22actionId-2%22%7D%5D%7D%5D%7D" xlink:type="simple">Block Kit Builder</text:a></text:p>
          </table:table-cell>
          <table:table-cell table:style-name="ce17"/>
          <table:table-cell table:number-columns-repeated="1015"/>
        </table:table-row>
        <table:table-row table:style-name="ro1">
          <table:covered-table-cell table:number-columns-repeated="2"/>
          <table:table-cell table:style-name="ce17"/>
          <table:table-cell table:style-name="ce17" office:value-type="string" calcext:value-type="string">
            <text:p>There are 1 results for `Acme`.</text:p>
          </table:table-cell>
          <table:table-cell table:style-name="ce17" office:value-type="string" calcext:value-type="string">
            <text:p>1 result for "Acme"</text:p>
          </table:table-cell>
          <table:table-cell table:style-name="ce14" office:value-type="string" calcext:value-type="string">
            <text:p>Section / button</text:p>
          </table:table-cell>
          <table:covered-table-cell table:number-columns-repeated="2"/>
          <table:table-cell table:style-name="ce17"/>
          <table:table-cell table:number-columns-repeated="1015"/>
        </table:table-row>
        <table:table-row table:style-name="ro1">
          <table:covered-table-cell table:number-columns-repeated="2"/>
          <table:table-cell table:style-name="ce17" table:number-columns-repeated="3"/>
          <table:table-cell table:style-name="ce14" office:value-type="string" calcext:value-type="string">
            <text:p>divider</text:p>
          </table:table-cell>
          <table:covered-table-cell table:number-columns-repeated="2"/>
          <table:table-cell table:style-name="ce17"/>
          <table:table-cell table:number-columns-repeated="1015"/>
        </table:table-row>
        <table:table-row table:style-name="ro1">
          <table:covered-table-cell table:number-columns-repeated="2"/>
          <table:table-cell table:style-name="ce17"/>
          <table:table-cell table:style-name="ce17" office:value-type="string" calcext:value-type="string">
            <text:p><text:span text:style-name="T5">Account ID:</text:span><text:span text:style-name="T6"> nn</text:span></text:p>
            <text:p><text:span text:style-name="T7"/></text:p>
            <text:p><text:span text:style-name="T5">Account Name:</text:span><text:span text:style-name="T6"> Acme</text:span></text:p>
            <text:p><text:span text:style-name="T7"/></text:p>
            <text:p><text:span text:style-name="T5">Phone:</text:span><text:span text:style-name="T6"> nnnnn</text:span></text:p>
            <text:p><text:span text:style-name="T7"/></text:p>
            <text:p><text:span text:style-name="T5">Account Owner:</text:span><text:span text:style-name="T6"> AUser</text:span></text:p>
          </table:table-cell>
          <table:table-cell table:style-name="ce17" office:value-type="string" calcext:value-type="string">
            <text:p><text:span text:style-name="T9">Acme</text:span></text:p>
            <text:p><text:span text:style-name="T5">Account ID:</text:span><text:span text:style-name="T6"> nn</text:span></text:p>
            <text:p><text:span text:style-name="T5">Account Name:</text:span><text:span text:style-name="T6"> Acme</text:span></text:p>
            <text:p><text:span text:style-name="T5">Phone:</text:span><text:span text:style-name="T6"> nnnnn</text:span></text:p>
            <text:p><text:span text:style-name="T5">Account Owner:</text:span><text:span text:style-name="T6"> AUser</text:span></text:p>
          </table:table-cell>
          <table:table-cell table:style-name="ce14" office:value-type="string" calcext:value-type="string">
            <text:p>Section / button</text:p>
          </table:table-cell>
          <table:covered-table-cell table:number-columns-repeated="2"/>
          <table:table-cell table:style-name="ce17"/>
          <table:table-cell table:number-columns-repeated="1015"/>
        </table:table-row>
        <table:table-row table:style-name="ro1">
          <table:covered-table-cell table:number-columns-repeated="2"/>
          <table:table-cell table:style-name="ce17"/>
          <table:table-cell table:style-name="ce17" office:value-type="string" calcext:value-type="string">
            <text:p>[View Account]</text:p>
          </table:table-cell>
          <table:table-cell table:style-name="ce26" office:value-type="string" calcext:value-type="string">
            <text:p>Make sure button is secondary/black</text:p>
          </table:table-cell>
          <table:table-cell table:style-name="ce14" office:value-type="string" calcext:value-type="string">
            <text:p>Actions / button</text:p>
          </table:table-cell>
          <table:covered-table-cell table:number-columns-repeated="2"/>
          <table:table-cell table:style-name="ce17"/>
          <table:table-cell table:number-columns-repeated="1015"/>
        </table:table-row>
        <table:table-row table:style-name="ro1">
          <table:covered-table-cell table:number-columns-repeated="2"/>
          <table:table-cell table:style-name="ce17"/>
          <table:table-cell table:style-name="ce18" office:value-type="string" calcext:value-type="string">
            <text:p>Account Details</text:p>
          </table:table-cell>
          <table:table-cell table:style-name="ce17"/>
          <table:table-cell table:style-name="ce14" office:value-type="string" calcext:value-type="string">
            <text:p>heading</text:p>
          </table:table-cell>
          <table:covered-table-cell table:number-columns-repeated="2"/>
          <table:table-cell table:style-name="ce17"/>
          <table:table-cell table:number-columns-repeated="1015"/>
        </table:table-row>
        <table:table-row table:style-name="ro1">
          <table:covered-table-cell table:number-columns-repeated="2"/>
          <table:table-cell table:style-name="ce17"/>
          <table:table-cell table:style-name="ce17" office:value-type="string" calcext:value-type="string">
            <text:p><text:span text:style-name="T8">Acme</text:span></text:p>
            <text:p><text:span text:style-name="T8"/></text:p>
            <text:p><text:span text:style-name="T5">Type:</text:span><text:span text:style-name="T6"> Investor</text:span></text:p>
            <text:p><text:span text:style-name="T7"/></text:p>
            <text:p><text:span text:style-name="T5">Industry:</text:span><text:span text:style-name="T6"> Banking</text:span></text:p>
            <text:p><text:span text:style-name="T7"/></text:p>
            <text:p><text:span text:style-name="T5">Phone:</text:span><text:span text:style-name="T6"> nnnnn</text:span></text:p>
            <text:p><text:span text:style-name="T7"/></text:p>
            <text:p><text:span text:style-name="T5">Website:</text:span><text:span text:style-name="T6"> www..</text:span></text:p>
            <text:p><text:span text:style-name="T7"/></text:p>
            <text:p><text:span text:style-name="T8">Annual Revenue:</text:span></text:p>
            <text:p><text:span text:style-name="T8"/></text:p>
            <text:p><text:span text:style-name="T5">Owner:</text:span><text:span text:style-name="T6"> Admin User</text:span></text:p>
          </table:table-cell>
          <table:table-cell table:style-name="ce17" office:value-type="string" calcext:value-type="string">
            <text:p><text:span text:style-name="T9">Acme</text:span></text:p>
            <text:p><text:span text:style-name="T5">Type:</text:span><text:span text:style-name="T6"> Investor</text:span></text:p>
            <text:p><text:span text:style-name="T5">Industry:</text:span><text:span text:style-name="T6"> Banking</text:span></text:p>
            <text:p><text:span text:style-name="T2">Phone:</text:span><text:span text:style-name="T3"> </text:span><text:span text:style-name="T4">nnnnn</text:span></text:p>
            <text:p><text:span text:style-name="T2">Website:</text:span><text:span text:style-name="T3"> </text:span><text:span text:style-name="T4">www..</text:span></text:p>
            <text:p><text:span text:style-name="T8">Annual Revenue:</text:span></text:p>
            <text:p><text:span text:style-name="T5">Owner:</text:span><text:span text:style-name="T6"> Admin User</text:span></text:p>
          </table:table-cell>
          <table:table-cell table:style-name="ce14" office:value-type="string" calcext:value-type="string">
            <text:p>Section / image</text:p>
          </table:table-cell>
          <table:covered-table-cell table:number-columns-repeated="2"/>
          <table:table-cell table:style-name="ce17"/>
          <table:table-cell table:number-columns-repeated="1015"/>
        </table:table-row>
        <table:table-row table:style-name="ro1">
          <table:covered-table-cell table:number-columns-repeated="2"/>
          <table:table-cell table:style-name="ce17"/>
          <table:table-cell table:style-name="ce24" office:value-type="string" calcext:value-type="string">
            <text:p>[Close] [Post]</text:p>
          </table:table-cell>
          <table:table-cell table:style-name="ce24" office:value-type="string" calcext:value-type="string">
            <text:p>-</text:p>
          </table:table-cell>
          <table:table-cell table:style-name="ce14" office:value-type="string" calcext:value-type="string">
            <text:p>Actions / button</text:p>
          </table:table-cell>
          <table:covered-table-cell table:number-columns-repeated="2"/>
          <table:table-cell table:style-name="ce17"/>
          <table:table-cell table:number-columns-repeated="1015"/>
        </table:table-row>
        <table:table-row table:style-name="ro1">
          <table:covered-table-cell table:number-columns-repeated="2"/>
          <table:table-cell table:style-name="ce17"/>
          <table:table-cell table:style-name="ce18" office:value-type="string" calcext:value-type="string">
            <text:p>Account Details</text:p>
          </table:table-cell>
          <table:table-cell table:style-name="ce18" office:value-type="string" calcext:value-type="string">
            <text:p>Here are your account details!</text:p>
          </table:table-cell>
          <table:table-cell table:style-name="ce14" office:value-type="string" calcext:value-type="string">
            <text:p>heading</text:p>
          </table:table-cell>
          <table:table-cell table:style-name="ce15" office:value-type="string" calcext:value-type="string" table:number-columns-spanned="1" table:number-rows-spanned="6">
            <text:p>Message</text:p>
          </table:table-cell>
          <table:covered-table-cell/>
          <table:table-cell table:style-name="ce17"/>
          <table:table-cell table:number-columns-repeated="1015"/>
        </table:table-row>
        <table:table-row table:style-name="ro1">
          <table:covered-table-cell table:number-columns-repeated="2"/>
          <table:table-cell table:style-name="ce17"/>
          <table:table-cell table:style-name="ce17" office:value-type="string" calcext:value-type="string">
            <text:p><text:span text:style-name="T8">Acme</text:span></text:p>
            <text:p><text:span text:style-name="T8"/></text:p>
            <text:p><text:span text:style-name="T5">Type:</text:span><text:span text:style-name="T6"> Investor</text:span></text:p>
            <text:p><text:span text:style-name="T7"/></text:p>
            <text:p><text:span text:style-name="T5">Industry:</text:span><text:span text:style-name="T6"> Banking</text:span></text:p>
            <text:p><text:span text:style-name="T7"/></text:p>
            <text:p><text:span text:style-name="T5">Phone:</text:span><text:span text:style-name="T6"> nnnnn</text:span></text:p>
            <text:p><text:span text:style-name="T7"/></text:p>
            <text:p><text:span text:style-name="T5">Website:</text:span><text:span text:style-name="T6"> www..</text:span></text:p>
            <text:p><text:span text:style-name="T7"/></text:p>
            <text:p><text:span text:style-name="T8">Annual Revenue:</text:span></text:p>
            <text:p><text:span text:style-name="T8"/></text:p>
            <text:p><text:span text:style-name="T5">Owner:</text:span><text:span text:style-name="T6"> Admin User</text:span></text:p>
          </table:table-cell>
          <table:table-cell table:style-name="ce17" office:value-type="string" calcext:value-type="string">
            <text:p><text:span text:style-name="T9">Acme</text:span></text:p>
            <text:p><text:span text:style-name="T5">Type:</text:span><text:span text:style-name="T6"> Investor</text:span></text:p>
            <text:p><text:span text:style-name="T5">Industry:</text:span><text:span text:style-name="T6"> Banking</text:span></text:p>
            <text:p><text:span text:style-name="T2">Phone:</text:span><text:span text:style-name="T3"> </text:span><text:span text:style-name="T4">nnnnn</text:span></text:p>
            <text:p><text:span text:style-name="T2">Website:</text:span><text:span text:style-name="T3"> </text:span><text:span text:style-name="T4">www..</text:span></text:p>
            <text:p><text:span text:style-name="T8">Annual Revenue:</text:span></text:p>
            <text:p><text:span text:style-name="T5">Owner:</text:span><text:span text:style-name="T6"> Admin User</text:span></text:p>
          </table:table-cell>
          <table:table-cell table:style-name="ce14" office:value-type="string" calcext:value-type="string">
            <text:p>Section / mrkdwn</text:p>
          </table:table-cell>
          <table:covered-table-cell table:number-columns-repeated="2"/>
          <table:table-cell table:style-name="ce17"/>
          <table:table-cell table:number-columns-repeated="1015"/>
        </table:table-row>
        <table:table-row table:style-name="ro1">
          <table:covered-table-cell table:number-columns-repeated="2"/>
          <table:table-cell table:style-name="ce17" table:number-columns-repeated="3"/>
          <table:table-cell table:style-name="ce14" office:value-type="string" calcext:value-type="string">
            <text:p>Divider</text:p>
          </table:table-cell>
          <table:covered-table-cell table:number-columns-repeated="2"/>
          <table:table-cell table:style-name="ce17"/>
          <table:table-cell table:number-columns-repeated="1015"/>
        </table:table-row>
        <table:table-row table:style-name="ro1">
          <table:covered-table-cell table:number-columns-repeated="2"/>
          <table:table-cell table:style-name="ce17"/>
          <table:table-cell table:style-name="ce17" office:value-type="string" calcext:value-type="string">
            <text:p>Anything else you would like to do?</text:p>
          </table:table-cell>
          <table:table-cell table:style-name="ce17" office:value-type="string" calcext:value-type="string">
            <text:p>Can I assist you with anything else?</text:p>
          </table:table-cell>
          <table:table-cell table:style-name="ce14" office:value-type="string" calcext:value-type="string">
            <text:p>Section / mrkdwn</text:p>
          </table:table-cell>
          <table:covered-table-cell table:number-columns-repeated="2"/>
          <table:table-cell table:style-name="ce17"/>
          <table:table-cell table:number-columns-repeated="1015"/>
        </table:table-row>
        <table:table-row table:style-name="ro1">
          <table:covered-table-cell table:number-columns-repeated="2"/>
          <table:table-cell table:style-name="ce17"/>
          <table:table-cell table:style-name="ce17" office:value-type="string" calcext:value-type="string">
            <text:p>[View Interactions] [New Interaction]</text:p>
          </table:table-cell>
          <table:table-cell table:style-name="ce2" office:value-type="string" calcext:value-type="string">
            <text:p>[View Interactions] [Create New Interaction]</text:p>
          </table:table-cell>
          <table:table-cell table:style-name="ce15" office:value-type="string" calcext:value-type="string" table:number-columns-spanned="1" table:number-rows-spanned="2">
            <text:p>Actions / button</text:p>
          </table:table-cell>
          <table:covered-table-cell table:number-columns-repeated="2"/>
          <table:table-cell table:style-name="ce17"/>
          <table:table-cell table:number-columns-repeated="1015"/>
        </table:table-row>
        <table:table-row table:style-name="ro1">
          <table:covered-table-cell table:number-columns-repeated="2"/>
          <table:table-cell table:style-name="ce17" table:number-columns-repeated="2"/>
          <table:table-cell table:style-name="ce26" office:value-type="string" calcext:value-type="string">
            <text:p>Make sure both buttons are secondary/black</text:p>
          </table:table-cell>
          <table:covered-table-cell table:number-columns-repeated="3"/>
          <table:table-cell table:style-name="ce17"/>
          <table:table-cell table:number-columns-repeated="1015"/>
        </table:table-row>
        <table:table-row table:style-name="ro1" table:number-rows-repeated="942">
          <table:table-cell table:style-name="ce14" table:number-columns-repeated="2"/>
          <table:table-cell table:style-name="ce17" table:number-columns-repeated="3"/>
          <table:table-cell table:style-name="ce14" table:number-columns-repeated="3"/>
          <table:table-cell table:style-name="ce17"/>
          <table:table-cell table:number-columns-repeated="1015"/>
        </table:table-row>
        <table:table-row table:style-name="ro2" table:number-rows-repeated="1047617">
          <table:table-cell table:number-columns-repeated="1024"/>
        </table:table-row>
        <table:table-row table:style-name="ro2">
          <table:table-cell table:number-columns-repeated="1024"/>
        </table:table-row>
      </table:table>
      <table:table table:name="Deal Details" table:style-name="ta7">
        <table:table-column table:style-name="co15"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16" table:default-cell-style-name="Default"/>
        <table:table-row table:style-name="ro1">
          <table:table-cell table:style-name="ce12" office:value-type="string" calcext:value-type="string">
            <text:p>Use Case</text:p>
          </table:table-cell>
          <table:table-cell table:style-name="ce12" office:value-type="string" calcext:value-type="string">
            <text:p>Job Performer</text:p>
          </table:table-cell>
          <table:table-cell table:style-name="ce16" office:value-type="string" calcext:value-type="string">
            <text:p>Slash Commands</text:p>
          </table:table-cell>
          <table:table-cell table:style-name="ce16" office:value-type="string" calcext:value-type="string">
            <text:p>Dialogue/UI Text</text:p>
          </table:table-cell>
          <table:table-cell table:style-name="ce12" office:value-type="string" calcext:value-type="string">
            <text:p>What?</text:p>
          </table:table-cell>
          <table:table-cell table:style-name="ce12" office:value-type="string" calcext:value-type="string">
            <text:p>Where</text:p>
          </table:table-cell>
          <table:table-cell table:style-name="ce12" office:value-type="string" calcext:value-type="string">
            <text:p>Links</text:p>
          </table:table-cell>
          <table:table-cell table:style-name="ce16" office:value-type="string" calcext:value-type="string">
            <text:p>Notes</text:p>
          </table:table-cell>
          <table:table-cell table:number-columns-repeated="1016"/>
        </table:table-row>
        <table:table-row table:style-name="ro1">
          <table:table-cell table:style-name="ce13" office:value-type="string" calcext:value-type="string" table:number-columns-spanned="1" table:number-rows-spanned="15">
            <text:p>Deal Details</text:p>
          </table:table-cell>
          <table:table-cell table:style-name="ce14" office:value-type="string" calcext:value-type="string">
            <text:p>User</text:p>
          </table:table-cell>
          <table:table-cell table:style-name="ce17" office:value-type="string" calcext:value-type="string">
            <office:annotation draw:style-name="gr1" draw:text-style-name="P2" svg:width="643.72pt" svg:height="42.75pt" svg:x="300.13pt" svg:y="39pt" draw:caption-point-x="-11.54pt" draw:caption-point-y="-22.99pt">
              <dc:date>2021-12-14T00:00:00</dc:date>
              <text:p text:style-name="P1">See https://sfdc.co/slack-slash-command-taxonomy</text:p>
              <text:p text:style-name="P1"><text:tab/>-Jody Bleyle</text:p>
            </office:annotation>
            <text:p>/deal details</text:p>
          </table:table-cell>
          <table:table-cell table:style-name="ce17" office:value-type="string" calcext:value-type="string">
            <text:p>Fetch the deals for Vandelay Industries</text:p>
          </table:table-cell>
          <table:table-cell table:style-name="ce14" office:value-type="string" calcext:value-type="string">
            <text:p>Section / mrkdwn</text:p>
          </table:table-cell>
          <table:table-cell table:style-name="ce15" office:value-type="string" calcext:value-type="string" table:number-columns-spanned="1" table:number-rows-spanned="15">
            <text:p>App / Messages</text:p>
          </table:table-cell>
          <table:table-cell table:style-name="ce19"/>
          <table:table-cell table:style-name="ce17"/>
          <table:table-cell table:number-columns-repeated="1016"/>
        </table:table-row>
        <table:table-row table:style-name="ro1">
          <table:covered-table-cell/>
          <table:table-cell table:style-name="ce15" office:value-type="string" calcext:value-type="string" table:number-columns-spanned="1" table:number-rows-spanned="14">
            <text:p>Bot</text:p>
          </table:table-cell>
          <table:table-cell table:style-name="ce17"/>
          <table:table-cell table:style-name="ce17" office:value-type="string" calcext:value-type="string">
            <text:p>Here are a few recent deals for Vandelay Industries</text:p>
          </table:table-cell>
          <table:table-cell table:style-name="ce14" office:value-type="string" calcext:value-type="string">
            <text:p>Section / mrkdwn</text:p>
          </table:table-cell>
          <table:covered-table-cell/>
          <table:table-cell table:style-name="ce20" office:value-type="string" calcext:value-type="string" table:number-columns-spanned="1" table:number-rows-spanned="14">
            <text:p><text:a xlink:href="https://app.slack.com/block-kit-builder/TF2ADGBJ9#%7B%22blocks%22:%5B%7B%22type%22:%22section%22,%22text%22:%7B%22type%22:%22mrkdwn%22,%22text%22:%22Here%20are%20a%20few%20recent%20deals%20for%20Vandelay%20Industries...%22%7D%7D,%7B%22type%22:%22section%22,%22text%22:%7B%22type%22:%22mrkdwn%22,%22text%22:%22*%3Chttps://google.com%7CInitial%20Public%20Offering%3E*%20%5Cn%20*Deal%20Owner*%20%3Chttps://google.com%7CGeorge%20Costanza%3E%20%20%5Cn%20*Amount%20*%20$180,000,000.00%22%7D,%22accessory%22:%7B%22type%22:%22button%22,%22text%22:%7B%22type%22:%22plain_text%22,%22text%22:%22Select%22,%22emoji%22:true%7D,%22value%22:%22click_me_123%22,%22action_id%22:%22button-action%22%7D%7D,%7B%22type%22:%22section%22,%22text%22:%7B%22type%22:%22mrkdwn%22,%22text%22:%22*%3Chttps://google.com%7CCompany%20Acquisition%3E*%20%5Cn%20*Deal%20Owner*%20%3Chttps://google.com%7CJennifer%20Wilcox%3E%20%20%5Cn%20*Amount*%20$75,000,000.00%22%7D,%22accessory%22:%7B%22type%22:%22button%22,%22text%22:%7B%22type%22:%22plain_text%22,%22text%22:%22Select%22,%22emoji%22:true%7D,%22value%22:%22click_me_123%22,%22action_id%22:%22button-action%22%7D%7D,%7B%22type%22:%22section%22,%22text%22:%7B%22type%22:%22mrkdwn%22,%22text%22:%22*%3Chttps://google.com%7CSale%20of%20Subsidary%3E*%20%5Cn%20*Deal%20Owner*%20%3Chttps://google.com%7CElaine%20Benez%3E%20%20%5Cn%20*Amount*%20$5,000,000,000.00%22%7D,%22accessory%22:%7B%22type%22:%22button%22,%22text%22:%7B%22type%22:%22plain_text%22,%22text%22:%22Select%22,%22emoji%22:true%7D,%22value%22:%22click_me_123%22,%22action_id%22:%22button-action%22%7D%7D,%7B%22type%22:%22actions%22,%22elements%22:%5B%7B%22type%22:%22button%22,%22text%22:%7B%22type%22:%22plain_text%22,%22text%22:%22View%20More%22,%22emoji%22:true%7D,%22value%22:%22click_me_123%22,%22action_id%22:%22actionId-0%22%7D%5D%7D,%7B%22type%22:%22section%22,%22text%22:%7B%22type%22:%22mrkdwn%22,%22text%22:%22Got%20it,%20Jennifer.%20Here%20are%20the%20details%20for%20the%20Initial%20Public%20Offering%20deal...%22%7D%7D,%7B%22type%22:%22section%22,%22text%22:%7B%22type%22:%22mrkdwn%22,%22text%22:%22*%3Chttps://google.com%7CInitial%20Public%20Offering%3E*%20%5Cn%20*Deal%20Owner*%20%3Chttps://google.com%7CGeorge%20Costanza%3E%20%20%5Cn%20*Account%20Name*%20N%3Chttps://google.com%7CVandelay%20Industries%3E%20%5Cn%20*Shipping%20City*%20New%20York%20%5Cn%20*Stage*%20Negotiation/Review%20%5Cn%20*Amount*%20$180,000,000.00%20%5Cn%20*Probability*%2090%25%22%7D,%22accessory%22:%7B%22type%22:%22image%22,%22image_url%22:%22https://i.stack.imgur.com/4Enaq.png%22,%22alt_text%22:%22address%20map%22%7D%7D,%7B%22type%22:%22actions%22,%22elements%22:%5B%7B%22type%22:%22button%22,%22text%22:%7B%22type%22:%22plain_text%22,%22text%22:%22View%20Interactions%22,%22emoji%22:true%7D,%22value%22:%22click_me_123%22,%22action_id%22:%22actionId-0%22%7D,%7B%22type%22:%22button%22,%22text%22:%7B%22type%22:%22plain_text%22,%22text%22:%22New%20Deal%20Team%20Member%22,%22emoji%22:true%7D,%22value%22:%22click_me_123%22,%22action_id%22:%22actionId-1%22%7D,%7B%22type%22:%22button%22,%22text%22:%7B%22type%22:%22plain_text%22,%22text%22:%22More%22,%22emoji%22:true%7D,%22value%22:%22click_me_123%22,%22action_id%22:%22actionId-2%22%7D%5D%7D,%7B%22type%22:%22section%22,%22text%22:%7B%22type%22:%22mrkdwn%22,%22text%22:%22*Related%20Records*%22%7D%7D,%7B%22type%22:%22section%22,%22text%22:%7B%22type%22:%22mrkdwn%22,%22text%22:%22Deals%20(4)%22%7D,%22accessory%22:%7B%22type%22:%22button%22,%22text%22:%7B%22type%22:%22plain_text%22,%22text%22:%22Select%22,%22emoji%22:true%7D,%22value%22:%22click_me_123%22,%22action_id%22:%22button-action%22%7D%7D,%7B%22type%22:%22section%22,%22text%22:%7B%22type%22:%22mrkdwn%22,%22text%22:%22Products%20(36)%22%7D,%22accessory%22:%7B%22type%22:%22button%22,%22text%22:%7B%22type%22:%22plain_text%22,%22text%22:%22Select%22,%22emoji%22:true%7D,%22value%22:%22click_me_123%22,%22action_id%22:%22button-action%22%7D%7D,%7B%22type%22:%22section%22,%22text%22:%7B%22type%22:%22mrkdwn%22,%22text%22:%22Cases%20(1)%22%7D,%22accessory%22:%7B%22type%22:%22button%22,%22text%22:%7B%22type%22:%22plain_text%22,%22text%22:%22Select%22,%22emoji%22:true%7D,%22value%22:%22click_me_123%22,%22action_id%22:%22button-action%22%7D%7D,%7B%22type%22:%22actions%22,%22elements%22:%5B%7B%22type%22:%22button%22,%22text%22:%7B%22type%22:%22plain_text%22,%22text%22:%22More%22,%22emoji%22:true%7D,%22value%22:%22click_me_123%22,%22action_id%22:%22actionId-0%22%7D%5D%7D,%7B%22type%22:%22section%22,%22text%22:%7B%22type%22:%22mrkdwn%22,%22text%22:%22Anything%20else%20you'd%20like%20to%20do?%22%7D%7D,%7B%22type%22:%22actions%22,%22elements%22:%5B%7B%22type%22:%22button%22,%22text%22:%7B%22type%22:%22plain_text%22,%22text%22:%22Get%20Account%20Details%22,%22emoji%22:true%7D,%22value%22:%22click_me_123%22,%22action_id%22:%22actionId-0%22%7D,%7B%22type%22:%22button%22,%22text%22:%7B%22type%22:%22plain_text%22,%22text%22:%22New%20Contact%22,%22emoji%22:true%7D,%22value%22:%22click_me_123%22,%22action_id%22:%22actionId-1%22%7D,%7B%22type%22:%22button%22,%22text%22:%7B%22type%22:%22plain_text%22,%22text%22:%22New%20Deal%22,%22emoji%22:true%7D,%22value%22:%22click_me_123%22,%22action_id%22:%22actionId-2%22%7D%5D%7D%5D%7D" xlink:type="simple">Block Kit Builder</text:a></text:p>
          </table:table-cell>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Initial Public Offering</text:span></text:p>
            <text:p><text:span text:style-name="T2">Deal Owner</text:span><text:span text:style-name="T3"> </text:span><text:span text:style-name="T4">Geroge Costanza</text:span></text:p>
            <text:p><text:span text:style-name="T5">Amount</text:span><text:span text:style-name="T6"> $180,000,000.00</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ompany Acquisition</text:span></text:p>
            <text:p><text:span text:style-name="T2">Deal Owner</text:span><text:span text:style-name="T3"> </text:span><text:span text:style-name="T4">Geroge Costanza</text:span></text:p>
            <text:p><text:span text:style-name="T5">Amount</text:span><text:span text:style-name="T6"> $75,000,000.00</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Sale of Subsidary</text:span></text:p>
            <text:p><text:span text:style-name="T2">Deal Owner</text:span><text:span text:style-name="T3"> </text:span><text:span text:style-name="T4">Elaine Benez</text:span></text:p>
            <text:p><text:span text:style-name="T5">Amount</text:span><text:span text:style-name="T6"> $5,000,000,000.00</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ot it, Jennifer. Here are the details for the Initial Public Offering deal...</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Initial Public Offering</text:span></text:p>
            <text:p><text:span text:style-name="T2">Deal Owner</text:span><text:span text:style-name="T3"> </text:span><text:span text:style-name="T4">Geroge Costanza</text:span></text:p>
            <text:p><text:span text:style-name="T2">Account Name</text:span><text:span text:style-name="T3"> </text:span><text:span text:style-name="T4">Vandelay Industries</text:span></text:p>
            <text:p><text:span text:style-name="T5">Shipping City</text:span><text:span text:style-name="T6"> New York</text:span></text:p>
            <text:p><text:span text:style-name="T5">Stage</text:span><text:span text:style-name="T6"> Negotiation/Review</text:span></text:p>
            <text:p><text:span text:style-name="T5">Amount</text:span><text:span text:style-name="T6"> $180,000,000.00</text:span></text:p>
            <text:p><text:span text:style-name="T5">Probability</text:span><text:span text:style-name="T6"> 90%</text:span></text:p>
          </table:table-cell>
          <table:table-cell table:style-name="ce14" office:value-type="string" calcext:value-type="string">
            <text:p>Section / image</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4" office:value-type="string" calcext:value-type="string">
            <text:p>[View Interactions] [New Deal Team Member] [More]</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Related Record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Deal Team (4)</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Products (36)</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Cases (1)</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nything else you'd like to do?</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et Account Details] [New Contact] [New Deal]</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number-rows-repeated="942">
          <table:table-cell table:style-name="ce14" table:number-columns-repeated="2"/>
          <table:table-cell table:style-name="ce17" table:number-columns-repeated="2"/>
          <table:table-cell table:style-name="ce14" table:number-columns-repeated="3"/>
          <table:table-cell table:style-name="ce17"/>
          <table:table-cell table:number-columns-repeated="1016"/>
        </table:table-row>
        <table:table-row table:style-name="ro2" table:number-rows-repeated="1047617">
          <table:table-cell table:number-columns-repeated="1024"/>
        </table:table-row>
        <table:table-row table:style-name="ro2">
          <table:table-cell table:number-columns-repeated="1024"/>
        </table:table-row>
      </table:table>
      <table:table table:name="Create Interaction" table:style-name="ta8">
        <table:table-column table:style-name="co1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16" table:default-cell-style-name="Default"/>
        <table:table-row table:style-name="ro1">
          <table:table-cell table:style-name="ce12" office:value-type="string" calcext:value-type="string">
            <text:p>Use Case</text:p>
          </table:table-cell>
          <table:table-cell table:style-name="ce12" office:value-type="string" calcext:value-type="string">
            <text:p>Job Performer</text:p>
          </table:table-cell>
          <table:table-cell table:style-name="ce16" office:value-type="string" calcext:value-type="string">
            <text:p>Slash Commands</text:p>
          </table:table-cell>
          <table:table-cell table:style-name="ce16" office:value-type="string" calcext:value-type="string">
            <text:p>Dialogue/UI Text</text:p>
          </table:table-cell>
          <table:table-cell table:style-name="ce12" office:value-type="string" calcext:value-type="string">
            <text:p>What?</text:p>
          </table:table-cell>
          <table:table-cell table:style-name="ce12" office:value-type="string" calcext:value-type="string">
            <text:p>Where</text:p>
          </table:table-cell>
          <table:table-cell table:style-name="ce12" office:value-type="string" calcext:value-type="string">
            <text:p>Links</text:p>
          </table:table-cell>
          <table:table-cell table:style-name="ce16" office:value-type="string" calcext:value-type="string">
            <text:p>Notes</text:p>
          </table:table-cell>
          <table:table-cell table:number-columns-repeated="1016"/>
        </table:table-row>
        <table:table-row table:style-name="ro1">
          <table:table-cell table:style-name="ce13" office:value-type="string" calcext:value-type="string" table:number-columns-spanned="1" table:number-rows-spanned="13">
            <text:p>New Interaction</text:p>
          </table:table-cell>
          <table:table-cell table:style-name="ce14" office:value-type="string" calcext:value-type="string">
            <text:p>User</text:p>
          </table:table-cell>
          <table:table-cell table:style-name="ce17" office:value-type="string" calcext:value-type="string">
            <office:annotation draw:style-name="gr1" draw:text-style-name="P2" svg:width="643.69pt" svg:height="42.75pt" svg:x="318.44pt" svg:y="39pt" draw:caption-point-x="-11.54pt" draw:caption-point-y="-22.99pt">
              <dc:date>2021-12-14T00:00:00</dc:date>
              <text:p text:style-name="P1">See https://sfdc.co/slack-slash-command-taxonomy</text:p>
              <text:p text:style-name="P1"><text:tab/>-Jody Bleyle</text:p>
            </office:annotation>
            <text:p>/create interaction</text:p>
          </table:table-cell>
          <table:table-cell table:style-name="ce17" office:value-type="string" calcext:value-type="string">
            <text:p>Create an interaction record.</text:p>
          </table:table-cell>
          <table:table-cell table:style-name="ce14" office:value-type="string" calcext:value-type="string">
            <text:p>Section / mrkdwn</text:p>
          </table:table-cell>
          <table:table-cell table:style-name="ce15" office:value-type="string" calcext:value-type="string" table:number-columns-spanned="1" table:number-rows-spanned="3">
            <text:p>App / Messages</text:p>
          </table:table-cell>
          <table:table-cell table:style-name="ce19"/>
          <table:table-cell table:style-name="ce17"/>
          <table:table-cell table:number-columns-repeated="1016"/>
        </table:table-row>
        <table:table-row table:style-name="ro1">
          <table:covered-table-cell/>
          <table:table-cell table:style-name="ce15" office:value-type="string" calcext:value-type="string" table:number-columns-spanned="1" table:number-rows-spanned="12">
            <text:p>Bot</text:p>
          </table:table-cell>
          <table:table-cell table:style-name="ce17"/>
          <table:table-cell table:style-name="ce17" office:value-type="string" calcext:value-type="string">
            <text:p>Just clarifying, would you like to create a new interaction or a new interaction summary?</text:p>
          </table:table-cell>
          <table:table-cell table:style-name="ce14" office:value-type="string" calcext:value-type="string">
            <text:p>Section / mrkdwn</text:p>
          </table:table-cell>
          <table:covered-table-cell/>
          <table:table-cell table:style-name="ce20" office:value-type="string" calcext:value-type="string" table:number-columns-spanned="1" table:number-rows-spanned="2">
            <text:p><text:a xlink:href="https://app.slack.com/block-kit-builder/TF2ADGBJ9#%7B%22blocks%22:%5B%7B%22type%22:%22section%22,%22text%22:%7B%22type%22:%22mrkdwn%22,%22text%22:%22Just%20clarifying,%20would%20you%20like%20to%20create%20a%20new%20interaction%20or%20a%20new%20interaction%20summary?%22%7D%7D,%7B%22type%22:%22actions%22,%22elements%22:%5B%7B%22type%22:%22button%22,%22text%22:%7B%22type%22:%22plain_text%22,%22text%22:%22New%20Interaction%22,%22emoji%22:true%7D,%22value%22:%22click_me_123%22,%22action_id%22:%22actionId-0%22%7D,%7B%22type%22:%22button%22,%22text%22:%7B%22type%22:%22plain_text%22,%22text%22:%22New%20Interaction%20Summary%22,%22emoji%22:true%7D,%22value%22:%22click_me_123%22,%22action_id%22:%22actionId-1%22%7D,%7B%22type%22:%22button%22,%22text%22:%7B%22type%22:%22plain_text%22,%22text%22:%22Something%20Else%22,%22emoji%22:true%7D,%22value%22:%22click_me_123%22,%22action_id%22:%22actionId-2%22%7D%5D%7D,%7B%22type%22:%22section%22,%22text%22:%7B%22type%22:%22mrkdwn%22,%22text%22:%22Okay%20Jennifer,%20I%20saved%20your%20interaction!%22%7D%7D,%7B%22type%22:%22section%22,%22text%22:%7B%22type%22:%22mrkdwn%22,%22text%22:%22*%3Chttps://google.com%7CClient%20Meet%20and%20Greet%3E*%20%5Cn%20*Deal%20Owner*%20%3Chttps://google.com%7CGeorge%20Costanza%3E%20%20%5Cn%20*Location*%20%3Chttps://google.com%7CStarbucks,%201%20Main%20St.,%20New%20York,%20NY%2010001%3E%20%5Cn%20*Date*%20February%2027th,%202021%20%5Cn%20*Time*%201:00%20PM%20%5Cn%20*Notes*%20%22%7D,%22accessory%22:%7B%22type%22:%22image%22,%22image_url%22:%22https://i.stack.imgur.com/4Enaq.png%22,%22alt_text%22:%22address%20map%22%7D%7D,%7B%22type%22:%22section%22,%22text%22:%7B%22type%22:%22mrkdwn%22,%22text%22:%22Anything%20else%20you'd%20like%20to%20do?%22%7D%7D,%7B%22type%22:%22actions%22,%22elements%22:%5B%7B%22type%22:%22button%22,%22text%22:%7B%22type%22:%22plain_text%22,%22text%22:%22Get%20Account%20Details%22,%22emoji%22:true%7D,%22value%22:%22click_me_123%22,%22action_id%22:%22actionId-0%22%7D,%7B%22type%22:%22button%22,%22text%22:%7B%22type%22:%22plain_text%22,%22text%22:%22New%20Contact%22,%22emoji%22:true%7D,%22value%22:%22click_me_123%22,%22action_id%22:%22actionId-1%22%7D,%7B%22type%22:%22button%22,%22text%22:%7B%22type%22:%22plain_text%22,%22text%22:%22New%20Deal%22,%22emoji%22:true%7D,%22value%22:%22click_me_123%22,%22action_id%22:%22actionId-2%22%7D%5D%7D%5D%7D" xlink:type="simple">Block Kit Builder</text:a></text:p>
          </table:table-cell>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New Interaction] [New Interaction Summary] [Something Else]</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Interation Name</text:p>
          </table:table-cell>
          <table:table-cell table:style-name="ce14" office:value-type="string" calcext:value-type="string">
            <text:p>Input / plain text input</text:p>
          </table:table-cell>
          <table:table-cell table:style-name="ce15" office:value-type="string" calcext:value-type="string" table:number-columns-spanned="1" table:number-rows-spanned="6">
            <text:p>Modal</text:p>
          </table:table-cell>
          <table:table-cell table:style-name="ce20" office:value-type="string" calcext:value-type="string" table:number-columns-spanned="1" table:number-rows-spanned="6">
            <text:p><text:a xlink:href="https://app.slack.com/block-kit-builder/TF2ADGBJ9#%7B%22type%22:%22modal%22,%22title%22:%7B%22type%22:%22plain_text%22,%22text%22:%22New%20Interaction%22,%22emoji%22:true%7D,%22submit%22:%7B%22type%22:%22plain_text%22,%22text%22:%22Submit%22,%22emoji%22:true%7D,%22close%22:%7B%22type%22:%22plain_text%22,%22text%22:%22Cancel%22,%22emoji%22:true%7D,%22blocks%22:%5B%7B%22type%22:%22input%22,%22element%22:%7B%22type%22:%22plain_text_input%22,%22action_id%22:%22plain_text_input-action%22%7D,%22label%22:%7B%22type%22:%22plain_text%22,%22text%22:%22Interation%20Name%22,%22emoji%22:true%7D%7D,%7B%22type%22:%22input%22,%22element%22:%7B%22type%22:%22multi_users_select%22,%22placeholder%22:%7B%22type%22:%22plain_text%22,%22text%22:%22Select%20users%22,%22emoji%22:true%7D,%22action_id%22:%22multi_users_select-action%22%7D,%22label%22:%7B%22type%22:%22plain_text%22,%22text%22:%22Participants%22,%22emoji%22:true%7D%7D,%7B%22type%22:%22input%22,%22element%22:%7B%22type%22:%22plain_text_input%22,%22action_id%22:%22plain_text_input-action%22%7D,%22label%22:%7B%22type%22:%22plain_text%22,%22text%22:%22Location%22,%22emoji%22:true%7D%7D,%7B%22type%22:%22input%22,%22element%22:%7B%22type%22:%22datepicker%22,%22initial_date%22:%222021-02-27%22,%22placeholder%22:%7B%22type%22:%22plain_text%22,%22text%22:%22Select%20a%20date%22,%22emoji%22:true%7D,%22action_id%22:%22datepicker-action%22%7D,%22label%22:%7B%22type%22:%22plain_text%22,%22text%22:%22Date%22,%22emoji%22:true%7D%7D,%7B%22type%22:%22input%22,%22element%22:%7B%22type%22:%22timepicker%22,%22initial_time%22:%2213:00%22,%22placeholder%22:%7B%22type%22:%22plain_text%22,%22text%22:%22Select%20time%22,%22emoji%22:true%7D,%22action_id%22:%22timepicker-action%22%7D,%22label%22:%7B%22type%22:%22plain_text%22,%22text%22:%22Time%22,%22emoji%22:true%7D%7D,%7B%22type%22:%22input%22,%22element%22:%7B%22type%22:%22plain_text_input%22,%22multiline%22:true,%22action_id%22:%22plain_text_input-action%22%7D,%22label%22:%7B%22type%22:%22plain_text%22,%22text%22:%22Notes%22,%22emoji%22:true%7D%7D%5D%7D" xlink:type="simple">Block Kit Builder</text:a></text:p>
          </table:table-cell>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Participants</text:p>
          </table:table-cell>
          <table:table-cell table:style-name="ce14" office:value-type="string" calcext:value-type="string">
            <text:p>Input / multi user select</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Location</text:p>
          </table:table-cell>
          <table:table-cell table:style-name="ce14" office:value-type="string" calcext:value-type="string">
            <text:p>Input / plain text input</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Date</text:p>
          </table:table-cell>
          <table:table-cell table:style-name="ce14" office:value-type="string" calcext:value-type="string">
            <text:p>Input / datepicker</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Time</text:p>
          </table:table-cell>
          <table:table-cell table:style-name="ce14" office:value-type="string" calcext:value-type="string">
            <text:p>Input / timepicker</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Notes</text:p>
          </table:table-cell>
          <table:table-cell table:style-name="ce14" office:value-type="string" calcext:value-type="string">
            <text:p>Input / multiline plain text input</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Okay Jennifer, I saved your interaction!</text:p>
          </table:table-cell>
          <table:table-cell table:style-name="ce14" office:value-type="string" calcext:value-type="string">
            <text:p>Section / mrkdwn</text:p>
          </table:table-cell>
          <table:table-cell table:style-name="ce15" office:value-type="string" calcext:value-type="string" table:number-columns-spanned="1" table:number-rows-spanned="4">
            <text:p>App / Messages</text:p>
          </table:table-cell>
          <table:table-cell table:style-name="ce27" table:number-columns-spanned="1" table:number-rows-spanned="4"/>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lient Meet and Greet</text:span></text:p>
            <text:p><text:span text:style-name="T2">Deal Owner</text:span><text:span text:style-name="T3"> </text:span><text:span text:style-name="T4">Geroge Costanza</text:span></text:p>
            <text:p><text:span text:style-name="T5">Location </text:span><text:span text:style-name="T10">Starbucks, 1 Main St., New York, NY 10001</text:span></text:p>
            <text:p><text:span text:style-name="T5">Date</text:span><text:span text:style-name="T6"> February 27th, 2021</text:span></text:p>
            <text:p><text:span text:style-name="T5">Time</text:span><text:span text:style-name="T6"> 1:00 PM</text:span></text:p>
            <text:p><text:span text:style-name="T8">Notes</text:span></text:p>
          </table:table-cell>
          <table:table-cell table:style-name="ce14" office:value-type="string" calcext:value-type="string">
            <text:p>Section / image</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nything else you'd like to do?</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et Account Details] [New Contact] [New Deal]</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number-rows-repeated="12">
          <table:table-cell table:style-name="ce14" table:number-columns-repeated="2"/>
          <table:table-cell table:style-name="ce17" table:number-columns-repeated="2"/>
          <table:table-cell table:style-name="ce14" table:number-columns-repeated="2"/>
          <table:table-cell table:style-name="ce19"/>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table-cell table:style-name="ce27" table:number-columns-spanned="1" table:number-rows-spanned="12"/>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covered-table-cell/>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covered-table-cell/>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covered-table-cell/>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covered-table-cell/>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covered-table-cell/>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covered-table-cell/>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covered-table-cell/>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covered-table-cell/>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covered-table-cell/>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covered-table-cell/>
          <table:table-cell table:style-name="ce17"/>
          <table:table-cell table:number-columns-repeated="1016"/>
        </table:table-row>
        <table:table-row table:style-name="ro1">
          <table:table-cell table:style-name="ce14" table:number-columns-repeated="2"/>
          <table:table-cell table:style-name="ce17" table:number-columns-repeated="2"/>
          <table:table-cell table:style-name="ce14" table:number-columns-repeated="2"/>
          <table:covered-table-cell/>
          <table:table-cell table:style-name="ce17"/>
          <table:table-cell table:number-columns-repeated="1016"/>
        </table:table-row>
        <table:table-row table:style-name="ro1" table:number-rows-repeated="942">
          <table:table-cell table:style-name="ce14" table:number-columns-repeated="2"/>
          <table:table-cell table:style-name="ce17" table:number-columns-repeated="2"/>
          <table:table-cell table:style-name="ce14" table:number-columns-repeated="3"/>
          <table:table-cell table:style-name="ce17"/>
          <table:table-cell table:number-columns-repeated="1016"/>
        </table:table-row>
        <table:table-row table:style-name="ro2" table:number-rows-repeated="1047595">
          <table:table-cell table:number-columns-repeated="1024"/>
        </table:table-row>
        <table:table-row table:style-name="ro2">
          <table:table-cell table:number-columns-repeated="1024"/>
        </table:table-row>
      </table:table>
      <table:table table:name="View Interactions" table:style-name="ta9">
        <table:table-column table:style-name="co18"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16" table:default-cell-style-name="Default"/>
        <table:table-row table:style-name="ro1">
          <table:table-cell table:style-name="ce12" office:value-type="string" calcext:value-type="string">
            <text:p>Use Case</text:p>
          </table:table-cell>
          <table:table-cell table:style-name="ce12" office:value-type="string" calcext:value-type="string">
            <text:p>Job Performer</text:p>
          </table:table-cell>
          <table:table-cell table:style-name="ce16" office:value-type="string" calcext:value-type="string">
            <text:p>Slash Commands</text:p>
          </table:table-cell>
          <table:table-cell table:style-name="ce16" office:value-type="string" calcext:value-type="string">
            <text:p>Dialogue/UI Text</text:p>
          </table:table-cell>
          <table:table-cell table:style-name="ce12" office:value-type="string" calcext:value-type="string">
            <text:p>What?</text:p>
          </table:table-cell>
          <table:table-cell table:style-name="ce12" office:value-type="string" calcext:value-type="string">
            <text:p>Where</text:p>
          </table:table-cell>
          <table:table-cell table:style-name="ce12" office:value-type="string" calcext:value-type="string">
            <text:p>Links</text:p>
          </table:table-cell>
          <table:table-cell table:style-name="ce16" office:value-type="string" calcext:value-type="string">
            <text:p>Notes</text:p>
          </table:table-cell>
          <table:table-cell table:number-columns-repeated="1016"/>
        </table:table-row>
        <table:table-row table:style-name="ro1">
          <table:table-cell table:style-name="ce13" office:value-type="string" calcext:value-type="string" table:number-columns-spanned="1" table:number-rows-spanned="26">
            <text:p>View Interactions</text:p>
          </table:table-cell>
          <table:table-cell table:style-name="ce14" office:value-type="string" calcext:value-type="string">
            <text:p>User</text:p>
          </table:table-cell>
          <table:table-cell table:style-name="ce17" office:value-type="string" calcext:value-type="string">
            <office:annotation draw:style-name="gr1" draw:text-style-name="P2" svg:width="643.69pt" svg:height="42.75pt" svg:x="326.35pt" svg:y="39pt" draw:caption-point-x="-11.54pt" draw:caption-point-y="-22.99pt">
              <dc:date>2021-12-14T00:00:00</dc:date>
              <text:p text:style-name="P1">See https://sfdc.co/slack-slash-command-taxonomy</text:p>
              <text:p text:style-name="P1"><text:tab/>-Jody Bleyle</text:p>
            </office:annotation>
            <text:p>/view interactions</text:p>
          </table:table-cell>
          <table:table-cell table:style-name="ce17" office:value-type="string" calcext:value-type="string">
            <text:p>Fetch the interactions for Vandelay Industries</text:p>
          </table:table-cell>
          <table:table-cell table:style-name="ce14" office:value-type="string" calcext:value-type="string">
            <text:p>Section / mrkdwn</text:p>
          </table:table-cell>
          <table:table-cell table:style-name="ce15" office:value-type="string" calcext:value-type="string" table:number-columns-spanned="1" table:number-rows-spanned="26">
            <text:p>App / Messages</text:p>
          </table:table-cell>
          <table:table-cell table:style-name="ce19"/>
          <table:table-cell table:style-name="ce17"/>
          <table:table-cell table:number-columns-repeated="1016"/>
        </table:table-row>
        <table:table-row table:style-name="ro1">
          <table:covered-table-cell/>
          <table:table-cell table:style-name="ce15" office:value-type="string" calcext:value-type="string" table:number-columns-spanned="1" table:number-rows-spanned="25">
            <text:p>Bot</text:p>
          </table:table-cell>
          <table:table-cell table:style-name="ce17"/>
          <table:table-cell table:style-name="ce17" office:value-type="string" calcext:value-type="string">
            <text:p>Do you want to see all interactions for Vandelay Industries, or for a specific deal?</text:p>
          </table:table-cell>
          <table:table-cell table:style-name="ce14" office:value-type="string" calcext:value-type="string">
            <text:p>Section / mrkdwn</text:p>
          </table:table-cell>
          <table:covered-table-cell/>
          <table:table-cell table:style-name="ce20" office:value-type="string" calcext:value-type="string" table:number-columns-spanned="1" table:number-rows-spanned="14">
            <text:p><text:a xlink:href="https://app.slack.com/block-kit-builder/TF2ADGBJ9#%7B%22blocks%22:%5B%7B%22type%22:%22section%22,%22text%22:%7B%22type%22:%22mrkdwn%22,%22text%22:%22Do%20you%20want%20to%20see%20all%20interactions%20for%20Vandelay%20Industries,%20or%20for%20a%20specific%20deal?%22%7D%7D,%7B%22type%22:%22actions%22,%22elements%22:%5B%7B%22type%22:%22button%22,%22text%22:%7B%22type%22:%22plain_text%22,%22text%22:%22All%20Interactions%22,%22emoji%22:true%7D,%22value%22:%22click_me_123%22,%22action_id%22:%22actionId-0%22%7D,%7B%22type%22:%22button%22,%22text%22:%7B%22type%22:%22plain_text%22,%22text%22:%22Specific%20Deal%22,%22emoji%22:true%7D,%22value%22:%22click_me_123%22,%22action_id%22:%22actionId-1%22%7D,%7B%22type%22:%22button%22,%22text%22:%7B%22type%22:%22plain_text%22,%22text%22:%22Nevermind%22,%22emoji%22:true%7D,%22value%22:%22click_me_123%22,%22action_id%22:%22actionId-2%22%7D%5D%7D,%7B%22type%22:%22section%22,%22text%22:%7B%22type%22:%22mrkdwn%22,%22text%22:%22*%3Chttps://google.com%7CClient%20Meet%20and%20Greet%3E*%20%5Cn%20*Deal%20Owner*%20%3Chttps://google.com%7CGeorge%20Costanza%3E%20%20%5Cn%20*Location*%20%3Chttps://google.com%7CStarbucks,%201%20Main%20St.,%20New%20York,%20NY%2010001%3E%20%5Cn%20*Date*%20February%2027th,%202021%20%5Cn%20*Time*%201:00%20PM%20%5Cn%20*Notes*%20%22%7D,%22accessory%22:%7B%22type%22:%22button%22,%22text%22:%7B%22type%22:%22plain_text%22,%22text%22:%22Select%22,%22emoji%22:true%7D,%22value%22:%22click_me_123%22,%22action_id%22:%22button-action%22%7D%7D,%7B%22type%22:%22section%22,%22text%22:%7B%22type%22:%22mrkdwn%22,%22text%22:%22*%3Chttps://google.com%7CQ1%20Planning%3E*%20%5Cn%20*Deal*%20%3Chttps://google.com%7CCompany%20Acquisition%3E%20%20%5Cn%20*Participants*%20%3Chttps://google.com%7CJennifer%20Wilcox,%20Elaine%20Benez%3E%20%5Cn%20*Date*%20%20February%2023rd,%202021%22%7D,%22accessory%22:%7B%22type%22:%22button%22,%22text%22:%7B%22type%22:%22plain_text%22,%22text%22:%22Select%22,%22emoji%22:true%7D,%22value%22:%22click_me_123%22,%22action_id%22:%22button-action%22%7D%7D,%7B%22type%22:%22section%22,%22text%22:%7B%22type%22:%22mrkdwn%22,%22text%22:%22*%3Chttps://google.com%7CClosing%20Retrospective%3E*%20%5Cn%20*Deal*%20%3Chttps://google.com%7CCompany%20Acquisition%3E%20%20%5Cn%20*Participants*%20%3Chttps://google.com%7CElaine%20Benez,%20Art%20Vandelay,%20George%20Costanza%3E%20%5Cn%20*Date*%20January%202nd,%202021%22%7D,%22accessory%22:%7B%22type%22:%22button%22,%22text%22:%7B%22type%22:%22plain_text%22,%22text%22:%22Select%22,%22emoji%22:true%7D,%22value%22:%22click_me_123%22,%22action_id%22:%22button-action%22%7D%7D,%7B%22type%22:%22actions%22,%22elements%22:%5B%7B%22type%22:%22button%22,%22text%22:%7B%22type%22:%22plain_text%22,%22text%22:%22View%20More%22,%22emoji%22:true%7D,%22value%22:%22click_me_123%22,%22action_id%22:%22actionId-0%22%7D%5D%7D,%7B%22type%22:%22section%22,%22text%22:%7B%22type%22:%22mrkdwn%22,%22text%22:%22Anything%20else%20you'd%20like%20to%20do?%22%7D%7D,%7B%22type%22:%22actions%22,%22elements%22:%5B%7B%22type%22:%22button%22,%22text%22:%7B%22type%22:%22plain_text%22,%22text%22:%22Get%20Account%20Details%22,%22emoji%22:true%7D,%22value%22:%22click_me_123%22,%22action_id%22:%22actionId-0%22%7D,%7B%22type%22:%22button%22,%22text%22:%7B%22type%22:%22plain_text%22,%22text%22:%22New%20Contact%22,%22emoji%22:true%7D,%22value%22:%22click_me_123%22,%22action_id%22:%22actionId-1%22%7D,%7B%22type%22:%22button%22,%22text%22:%7B%22type%22:%22plain_text%22,%22text%22:%22New%20Deal%22,%22emoji%22:true%7D,%22value%22:%22click_me_123%22,%22action_id%22:%22actionId-2%22%7D%5D%7D,%7B%22type%22:%22section%22,%22text%22:%7B%22type%22:%22mrkdwn%22,%22text%22:%22Okay,%20here%20are%20some%20recent%20deals.%20Which%20would%20you%20like%20to%20see%20interactions%20for??%22%7D%7D,%7B%22type%22:%22section%22,%22text%22:%7B%22type%22:%22mrkdwn%22,%22text%22:%22*%3Chttps://google.com%7CInitial%20Public%20Offering%3E*%20%5Cn%20*Deal%20Owner*%20%3Chttps://google.com%7CGeorge%20Costanza%3E%20%20%5Cn%20*Amount*%20$180,000,000.00%20%5Cn%22%7D,%22accessory%22:%7B%22type%22:%22button%22,%22text%22:%7B%22type%22:%22plain_text%22,%22text%22:%22Select%22,%22emoji%22:true%7D,%22value%22:%22click_me_123%22,%22action_id%22:%22button-action%22%7D%7D,%7B%22type%22:%22section%22,%22text%22:%7B%22type%22:%22mrkdwn%22,%22text%22:%22*%3Chttps://google.com%7CCompany%20Acquisition%3E*%20%5Cn%20*Deal%20Owner*%20%3Chttps://google.com%7CJennifer%20Wilcox%3E%20%20%5Cn%20*Amount*%20$75,000,000.00%20%5Cn%22%7D,%22accessory%22:%7B%22type%22:%22button%22,%22text%22:%7B%22type%22:%22plain_text%22,%22text%22:%22Select%22,%22emoji%22:true%7D,%22value%22:%22click_me_123%22,%22action_id%22:%22button-action%22%7D%7D,%7B%22type%22:%22section%22,%22text%22:%7B%22type%22:%22mrkdwn%22,%22text%22:%22*%3Chttps://google.com%7CSale%20of%20Subsidiary%3E*%20%5Cn%20*Deal%20Owner*%20%3Chttps://google.com%7CElaine%20Benez%3E%20%20%5Cn%20*Amount*%20$5,000,000,000.00%20%5Cn%22%7D,%22accessory%22:%7B%22type%22:%22button%22,%22text%22:%7B%22type%22:%22plain_text%22,%22text%22:%22Select%22,%22emoji%22:true%7D,%22value%22:%22click_me_123%22,%22action_id%22:%22button-action%22%7D%7D,%7B%22type%22:%22actions%22,%22elements%22:%5B%7B%22type%22:%22button%22,%22text%22:%7B%22type%22:%22plain_text%22,%22text%22:%22View%20More%22,%22emoji%22:true%7D,%22value%22:%22click_me_123%22,%22action_id%22:%22actionId-3%22%7D%5D%7D,%7B%22type%22:%22section%22,%22text%22:%7B%22type%22:%22mrkdwn%22,%22text%22:%22Roger!%20Here%20are%20the%20recent%20interactions%20for%20the%20Initial%20Public%20Offering%20deal...%22%7D%7D,%7B%22type%22:%22section%22,%22text%22:%7B%22type%22:%22mrkdwn%22,%22text%22:%22*%3Chttps://google.com%7CClient%20Meet%20and%20Greet%3E*%20%5Cn%20*Deal*%20%3Chttps://google.com%7CInitial%20Public%20Offering%3E%20%20%5Cn%20*Participants*%20%3Chttps://google.com%7CGeorge%20Costanza,%20Art%20Vandelay%20%5Cn%20*Date*%20February%2027th,%202021%22%7D,%22accessory%22:%7B%22type%22:%22button%22,%22text%22:%7B%22type%22:%22plain_text%22,%22text%22:%22Select%22,%22emoji%22:true%7D,%22value%22:%22click_me_123%22,%22action_id%22:%22button-action%22%7D%7D,%7B%22type%22:%22section%22,%22text%22:%7B%22type%22:%22mrkdwn%22,%22text%22:%22*%3Chttps://google.com%7CQ1%20Planning%3E*%20%5Cn%20*Deal*%20%3Chttps://google.com%7CCompany%20Acquisition%3E%20%20%5Cn%20*Participants*%20%3Chttps://google.com%7CJennifer%20Wilcox,%20Elaine%20Benez%20%5Cn%20*Date*%20February%2023rd,%202021%22%7D,%22accessory%22:%7B%22type%22:%22button%22,%22text%22:%7B%22type%22:%22plain_text%22,%22text%22:%22Select%22,%22emoji%22:true%7D,%22value%22:%22click_me_123%22,%22action_id%22:%22button-action%22%7D%7D,%7B%22type%22:%22section%22,%22text%22:%7B%22type%22:%22mrkdwn%22,%22text%22:%22Anything%20else%20you'd%20like%20to%20do?%22%7D%7D,%7B%22type%22:%22actions%22,%22elements%22:%5B%7B%22type%22:%22button%22,%22text%22:%7B%22type%22:%22plain_text%22,%22text%22:%22Get%20Account%20Details%22,%22emoji%22:true%7D,%22value%22:%22click_me_123%22,%22action_id%22:%22actionId-0%22%7D,%7B%22type%22:%22button%22,%22text%22:%7B%22type%22:%22plain_text%22,%22text%22:%22New%20Contact%22,%22emoji%22:true%7D,%22value%22:%22click_me_123%22,%22action_id%22:%22actionId-1%22%7D,%7B%22type%22:%22button%22,%22text%22:%7B%22type%22:%22plain_text%22,%22text%22:%22New%20Deal%22,%22emoji%22:true%7D,%22value%22:%22click_me_123%22,%22action_id%22:%22actionId-2%22%7D%5D%7D%5D%7D" xlink:type="simple">Block Kit Builder</text:a></text:p>
          </table:table-cell>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ll Interactions] [Specific Deal] [Nevermind]</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lient Meet and Greet</text:span></text:p>
            <text:p><text:span text:style-name="T2">Deal</text:span><text:span text:style-name="T3"> </text:span><text:span text:style-name="T4">Initial Public Offering</text:span></text:p>
            <text:p><text:span text:style-name="T2">Participants</text:span><text:span text:style-name="T3"> </text:span><text:span text:style-name="T4">George Costanza, Art Vandelay</text:span></text:p>
            <text:p><text:span text:style-name="T5">Date</text:span><text:span text:style-name="T6"> February 27th, 2021</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Q1 Planning</text:span></text:p>
            <text:p><text:span text:style-name="T2">Deal</text:span><text:span text:style-name="T3"> </text:span><text:span text:style-name="T4">Company Acquisition</text:span></text:p>
            <text:p><text:span text:style-name="T2">Participants</text:span><text:span text:style-name="T3"> </text:span><text:span text:style-name="T4">Jennifer Wilcox, Elaine Benez</text:span></text:p>
            <text:p><text:span text:style-name="T5">Date</text:span><text:span text:style-name="T6"> February 23rd, 2021</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losing Retrospective</text:span></text:p>
            <text:p><text:span text:style-name="T2">Deal</text:span><text:span text:style-name="T3"> </text:span><text:span text:style-name="T4">Company Acquisition</text:span></text:p>
            <text:p><text:span text:style-name="T2">Participants</text:span><text:span text:style-name="T3"> </text:span><text:span text:style-name="T4">Elaine Benez, Art Vandelay, George Costanza</text:span></text:p>
            <text:p><text:span text:style-name="T5">Date</text:span><text:span text:style-name="T6"> January 2nd, 2021</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Initial Public Offering</text:span></text:p>
            <text:p><text:span text:style-name="T2">Deal Owner</text:span><text:span text:style-name="T3"> </text:span><text:span text:style-name="T4">Geroge Costanza</text:span></text:p>
            <text:p><text:span text:style-name="T2">Account Name</text:span><text:span text:style-name="T3"> </text:span><text:span text:style-name="T4">Vandelay Industries</text:span></text:p>
            <text:p><text:span text:style-name="T5">Shipping City</text:span><text:span text:style-name="T6"> New York</text:span></text:p>
            <text:p><text:span text:style-name="T5">Stage</text:span><text:span text:style-name="T6"> Negotiation/Review</text:span></text:p>
            <text:p><text:span text:style-name="T5">Amount</text:span><text:span text:style-name="T6"> $180,000,000.00</text:span></text:p>
            <text:p><text:span text:style-name="T5">Probability</text:span><text:span text:style-name="T6"> 90%</text:span></text:p>
          </table:table-cell>
          <table:table-cell table:style-name="ce14" office:value-type="string" calcext:value-type="string">
            <text:p>Section / image</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4" office:value-type="string" calcext:value-type="string">
            <text:p>[View Interactions] [New Deal Team Member] [More]</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Related Record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Deal Team (4)</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Products (36)</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Cases (1)</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nything else you'd like to do?</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et Account Details] [New Contact] [New Deal]</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Okay, here are some recent deals. Which would you like to see interactions for?</text:p>
          </table:table-cell>
          <table:table-cell table:style-name="ce14" office:value-type="string" calcext:value-type="string">
            <text:p>Section / mrkdwn</text:p>
          </table:table-cell>
          <table:covered-table-cell/>
          <table:table-cell table:style-name="ce14"/>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Initial Public Offering</text:span></text:p>
            <text:p><text:span text:style-name="T2">Deal Owner</text:span><text:span text:style-name="T3"> </text:span><text:span text:style-name="T4">George Costanza</text:span></text:p>
            <text:p><text:span text:style-name="T5">Amount</text:span><text:span text:style-name="T6"> $180,000,000.00</text:span></text:p>
            <text:p><text:span text:style-name="T7">[Select]</text:span></text:p>
          </table:table-cell>
          <table:table-cell table:style-name="ce14" office:value-type="string" calcext:value-type="string">
            <text:p>Section / button</text:p>
          </table:table-cell>
          <table:covered-table-cell/>
          <table:table-cell table:style-name="ce14"/>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ompany Acquisition</text:span></text:p>
            <text:p><text:span text:style-name="T2">Deal Owner</text:span><text:span text:style-name="T3"> </text:span><text:span text:style-name="T4">Jennifer Wilcox</text:span></text:p>
            <text:p><text:span text:style-name="T5">Amount</text:span><text:span text:style-name="T6"> $75,000,000.00</text:span></text:p>
            <text:p><text:span text:style-name="T7">[Select]</text:span></text:p>
          </table:table-cell>
          <table:table-cell table:style-name="ce14" office:value-type="string" calcext:value-type="string">
            <text:p>Section / button</text:p>
          </table:table-cell>
          <table:covered-table-cell/>
          <table:table-cell table:style-name="ce14"/>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Sale of Subsidiary</text:span></text:p>
            <text:p><text:span text:style-name="T2">Deal Owner</text:span><text:span text:style-name="T3"> </text:span><text:span text:style-name="T4">Elaine Benez</text:span></text:p>
            <text:p><text:span text:style-name="T5">Amount</text:span><text:span text:style-name="T6"> $5,000,000,000.00</text:span></text:p>
            <text:p><text:span text:style-name="T7">[Select]</text:span></text:p>
          </table:table-cell>
          <table:table-cell table:style-name="ce14" office:value-type="string" calcext:value-type="string">
            <text:p>Section / button</text:p>
          </table:table-cell>
          <table:covered-table-cell/>
          <table:table-cell table:style-name="ce14"/>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covered-table-cell/>
          <table:table-cell table:style-name="ce14"/>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Roger! Here are the recent interactions for the Initial Public Offering deal...</text:p>
          </table:table-cell>
          <table:table-cell table:style-name="ce14" office:value-type="string" calcext:value-type="string">
            <text:p>Section / mrkdwn</text:p>
          </table:table-cell>
          <table:covered-table-cell/>
          <table:table-cell table:style-name="ce14"/>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lient Meet and Greet</text:span></text:p>
            <text:p><text:span text:style-name="T2">Deal</text:span><text:span text:style-name="T3"> </text:span><text:span text:style-name="T4">Initial Public Offering</text:span></text:p>
            <text:p><text:span text:style-name="T2">Participants</text:span><text:span text:style-name="T3"> </text:span><text:span text:style-name="T4">George Costanza, Art Vandelay</text:span></text:p>
            <text:p><text:span text:style-name="T5">Date </text:span><text:span text:style-name="T6">February 27th, 2021</text:span></text:p>
            <text:p><text:span text:style-name="T7">[Select]</text:span></text:p>
          </table:table-cell>
          <table:table-cell table:style-name="ce14" office:value-type="string" calcext:value-type="string">
            <text:p>Section / button</text:p>
          </table:table-cell>
          <table:covered-table-cell/>
          <table:table-cell table:style-name="ce14"/>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Q1 Planning</text:span></text:p>
            <text:p><text:span text:style-name="T2">Deal</text:span><text:span text:style-name="T3"> </text:span><text:span text:style-name="T4">Company Acquisition</text:span></text:p>
            <text:p><text:span text:style-name="T2">Participants</text:span><text:span text:style-name="T3"> </text:span><text:span text:style-name="T4">Jennifer Wilcox, Elaine Benez</text:span></text:p>
            <text:p><text:span text:style-name="T5">Date </text:span><text:span text:style-name="T6">February 23rd, 2021</text:span></text:p>
            <text:p><text:span text:style-name="T7">[Select]</text:span></text:p>
          </table:table-cell>
          <table:table-cell table:style-name="ce14" office:value-type="string" calcext:value-type="string">
            <text:p>Section / button</text:p>
          </table:table-cell>
          <table:covered-table-cell/>
          <table:table-cell table:style-name="ce14"/>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covered-table-cell/>
          <table:table-cell table:style-name="ce14"/>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nything else you'd like to do?</text:p>
          </table:table-cell>
          <table:table-cell table:style-name="ce14" office:value-type="string" calcext:value-type="string">
            <text:p>Section / mrkdwn</text:p>
          </table:table-cell>
          <table:covered-table-cell/>
          <table:table-cell table:style-name="ce14"/>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et Account Details] [New Contact] [New Deal]</text:p>
          </table:table-cell>
          <table:table-cell table:style-name="ce14" office:value-type="string" calcext:value-type="string">
            <text:p>Actions / button</text:p>
          </table:table-cell>
          <table:covered-table-cell/>
          <table:table-cell table:style-name="ce14"/>
          <table:table-cell table:style-name="ce17"/>
          <table:table-cell table:number-columns-repeated="1016"/>
        </table:table-row>
        <table:table-row table:style-name="ro1" table:number-rows-repeated="929">
          <table:table-cell table:style-name="ce14" table:number-columns-repeated="2"/>
          <table:table-cell table:style-name="ce17" table:number-columns-repeated="2"/>
          <table:table-cell table:style-name="ce14" table:number-columns-repeated="3"/>
          <table:table-cell table:style-name="ce17"/>
          <table:table-cell table:number-columns-repeated="1016"/>
        </table:table-row>
        <table:table-row table:style-name="ro2" table:number-rows-repeated="1047619">
          <table:table-cell table:number-columns-repeated="1024"/>
        </table:table-row>
        <table:table-row table:style-name="ro2">
          <table:table-cell table:number-columns-repeated="1024"/>
        </table:table-row>
      </table:table>
      <table:table table:name="Help" table:style-name="ta10">
        <table:table-column table:style-name="co19"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16" table:default-cell-style-name="Default"/>
        <table:table-row table:style-name="ro1">
          <table:table-cell table:style-name="ce12" office:value-type="string" calcext:value-type="string">
            <text:p>Use Case</text:p>
          </table:table-cell>
          <table:table-cell table:style-name="ce12" office:value-type="string" calcext:value-type="string">
            <text:p>Job Performer</text:p>
          </table:table-cell>
          <table:table-cell table:style-name="ce16" office:value-type="string" calcext:value-type="string">
            <text:p>Slash Commands</text:p>
          </table:table-cell>
          <table:table-cell table:style-name="ce16" office:value-type="string" calcext:value-type="string">
            <text:p>Dialogue/UI Text</text:p>
          </table:table-cell>
          <table:table-cell table:style-name="ce12" office:value-type="string" calcext:value-type="string">
            <text:p>What?</text:p>
          </table:table-cell>
          <table:table-cell table:style-name="ce12" office:value-type="string" calcext:value-type="string">
            <text:p>Where</text:p>
          </table:table-cell>
          <table:table-cell table:style-name="ce12" office:value-type="string" calcext:value-type="string">
            <text:p>Links</text:p>
          </table:table-cell>
          <table:table-cell table:style-name="ce16" office:value-type="string" calcext:value-type="string">
            <text:p>Notes</text:p>
          </table:table-cell>
          <table:table-cell table:number-columns-repeated="1016"/>
        </table:table-row>
        <table:table-row table:style-name="ro1">
          <table:table-cell table:style-name="ce13" office:value-type="string" calcext:value-type="string" table:number-columns-spanned="1" table:number-rows-spanned="11">
            <text:p>Help</text:p>
          </table:table-cell>
          <table:table-cell table:style-name="ce14" office:value-type="string" calcext:value-type="string">
            <text:p>User</text:p>
          </table:table-cell>
          <table:table-cell table:style-name="ce17" office:value-type="string" calcext:value-type="string">
            <office:annotation draw:style-name="gr1" draw:text-style-name="P2" svg:width="643.69pt" svg:height="42.75pt" svg:x="472.39pt" svg:y="39pt" draw:caption-point-x="-11.54pt" draw:caption-point-y="-22.99pt">
              <dc:date>2021-12-14T00:00:00</dc:date>
              <text:p text:style-name="P1">See https://sfdc.co/slack-slash-command-taxonomy</text:p>
              <text:p text:style-name="P1"><text:tab/>-Jody Bleyle</text:p>
            </office:annotation>
            <text:p>/help</text:p>
          </table:table-cell>
          <table:table-cell table:style-name="ce17" office:value-type="string" calcext:value-type="string">
            <text:p>help</text:p>
          </table:table-cell>
          <table:table-cell table:style-name="ce14" office:value-type="string" calcext:value-type="string">
            <text:p>Section / mrkdwn</text:p>
          </table:table-cell>
          <table:table-cell table:style-name="ce15" office:value-type="string" calcext:value-type="string" table:number-columns-spanned="1" table:number-rows-spanned="11">
            <text:p>App / Messages</text:p>
          </table:table-cell>
          <table:table-cell table:style-name="ce19"/>
          <table:table-cell table:style-name="ce17"/>
          <table:table-cell table:number-columns-repeated="1016"/>
        </table:table-row>
        <table:table-row table:style-name="ro1">
          <table:covered-table-cell/>
          <table:table-cell table:style-name="ce15" office:value-type="string" calcext:value-type="string" table:number-columns-spanned="1" table:number-rows-spanned="10">
            <text:p>Bot</text:p>
          </table:table-cell>
          <table:table-cell table:style-name="ce17"/>
          <table:table-cell table:style-name="ce17" office:value-type="string" calcext:value-type="string">
            <text:p>Okay, Jennifer, here are some of the things I can help you do...</text:p>
          </table:table-cell>
          <table:table-cell table:style-name="ce14" office:value-type="string" calcext:value-type="string">
            <text:p>Section / mrkdwn</text:p>
          </table:table-cell>
          <table:covered-table-cell/>
          <table:table-cell table:style-name="ce20" office:value-type="string" calcext:value-type="string" table:number-columns-spanned="1" table:number-rows-spanned="10">
            <text:p><text:a xlink:href="https://app.slack.com/block-kit-builder/TF2ADGBJ9#%7B%22blocks%22:%5B%7B%22type%22:%22section%22,%22text%22:%7B%22type%22:%22mrkdwn%22,%22text%22:%22Okay,%20Jennifer,%20here%20are%20some%20of%20the%20things%20I%20can%20help%20you%20do...%22%7D%7D,%7B%22type%22:%22section%22,%22text%22:%7B%22type%22:%22mrkdwn%22,%22text%22:%22%60/help%60%20to%20pull%20up%20this%20menu.%20Do%20it%20from%20anywhere%20in%20Slack.%22%7D%7D,%7B%22type%22:%22section%22,%22text%22:%7B%22type%22:%22mrkdwn%22,%22text%22:%22%60/account%20details%60%20to%20get%20a%20quick%20overview%20of%20a%20record.%22%7D%7D,%7B%22type%22:%22section%22,%22text%22:%7B%22type%22:%22mrkdwn%22,%22text%22:%22%60/deal%20details%60%20to%20get%20information%20abut%20a%20deal%20you're%20working.%22%7D%7D,%7B%22type%22:%22section%22,%22text%22:%7B%22type%22:%22mrkdwn%22,%22text%22:%22%60/view%20interactions%60%20to%20see%20the%20recent%20and%20upcoming%20meetings.%22%7D%7D,%7B%22type%22:%22section%22,%22text%22:%7B%22type%22:%22mrkdwn%22,%22text%22:%22%60/new%20interaction%60%20to%20see%20the%20recent%20and%20upcoming%20meetings.%22%7D%7D,%7B%22type%22:%22section%22,%22text%22:%7B%22type%22:%22mrkdwn%22,%22text%22:%22%60/account%20relationships%60%20to%20view%20record%20relationships%22%7D%7D,%7B%22type%22:%22actions%22,%22elements%22:%5B%7B%22type%22:%22button%22,%22text%22:%7B%22type%22:%22plain_text%22,%22text%22:%22View%20More%20Shortcuts%22,%22emoji%22:true%7D,%22value%22:%22click_me_123%22,%22action_id%22:%22actionId-0%22%7D%5D%7D,%7B%22type%22:%22section%22,%22text%22:%7B%22type%22:%22mrkdwn%22,%22text%22:%22Anything%20else%20you'd%20like%20to%20do?%22%7D%7D,%7B%22type%22:%22actions%22,%22elements%22:%5B%7B%22type%22:%22button%22,%22text%22:%7B%22type%22:%22plain_text%22,%22text%22:%22Get%20Account%20Details%22,%22emoji%22:true%7D,%22value%22:%22click_me_123%22,%22action_id%22:%22actionId-0%22%7D,%7B%22type%22:%22button%22,%22text%22:%7B%22type%22:%22plain_text%22,%22text%22:%22New%20Contact%22,%22emoji%22:true%7D,%22value%22:%22click_me_123%22,%22action_id%22:%22actionId-1%22%7D,%7B%22type%22:%22button%22,%22text%22:%7B%22type%22:%22plain_text%22,%22text%22:%22New%20Deal%22,%22emoji%22:true%7D,%22value%22:%22click_me_123%22,%22action_id%22:%22actionId-2%22%7D%5D%7D%5D%7D" xlink:type="simple">Block Kit Builder</text:a></text:p>
          </table:table-cell>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help` to pull up this menu. Do it from anywhere in Slack.</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ccount details` to get a quick overview of a record.</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deal details` to get information abut a deal you're working.</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view interactions` to see the recent and upcoming meeting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new interaction` to see the recent and upcoming meeting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ccount relationships` to view record relationship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View More Shortcuts]</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nything else you'd like to do?</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et Account Details] [New Contact] [New Deal]</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number-rows-repeated="942">
          <table:table-cell table:style-name="ce14" table:number-columns-repeated="2"/>
          <table:table-cell table:style-name="ce17" table:number-columns-repeated="2"/>
          <table:table-cell table:style-name="ce14" table:number-columns-repeated="3"/>
          <table:table-cell table:style-name="ce17"/>
          <table:table-cell table:number-columns-repeated="1016"/>
        </table:table-row>
        <table:table-row table:style-name="ro2" table:number-rows-repeated="1047621">
          <table:table-cell table:number-columns-repeated="1024"/>
        </table:table-row>
        <table:table-row table:style-name="ro2">
          <table:table-cell table:number-columns-repeated="1024"/>
        </table:table-row>
      </table:table>
      <table:table table:name="Upcoming Interactions" table:style-name="ta11">
        <table:table-column table:style-name="co19"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16" table:default-cell-style-name="Default"/>
        <table:table-row table:style-name="ro1">
          <table:table-cell table:style-name="ce12" office:value-type="string" calcext:value-type="string">
            <text:p>Use Case</text:p>
          </table:table-cell>
          <table:table-cell table:style-name="ce12" office:value-type="string" calcext:value-type="string">
            <text:p>Job Performer</text:p>
          </table:table-cell>
          <table:table-cell table:style-name="ce16" office:value-type="string" calcext:value-type="string">
            <text:p>Slash Commands</text:p>
          </table:table-cell>
          <table:table-cell table:style-name="ce16" office:value-type="string" calcext:value-type="string">
            <text:p>Dialogue/UI Text</text:p>
          </table:table-cell>
          <table:table-cell table:style-name="ce12" office:value-type="string" calcext:value-type="string">
            <text:p>What?</text:p>
          </table:table-cell>
          <table:table-cell table:style-name="ce12" office:value-type="string" calcext:value-type="string">
            <text:p>Where</text:p>
          </table:table-cell>
          <table:table-cell table:style-name="ce12" office:value-type="string" calcext:value-type="string">
            <text:p>Links</text:p>
          </table:table-cell>
          <table:table-cell table:style-name="ce16" office:value-type="string" calcext:value-type="string">
            <text:p>Notes</text:p>
          </table:table-cell>
          <table:table-cell table:number-columns-repeated="1016"/>
        </table:table-row>
        <table:table-row table:style-name="ro1">
          <table:table-cell table:style-name="ce28" office:value-type="string" calcext:value-type="string" table:number-columns-spanned="1" table:number-rows-spanned="9">
            <text:p>Upcoming Interactions with a specific person</text:p>
          </table:table-cell>
          <table:table-cell table:style-name="ce14" office:value-type="string" calcext:value-type="string">
            <text:p>User</text:p>
          </table:table-cell>
          <table:table-cell table:style-name="ce17" office:value-type="string" calcext:value-type="string">
            <office:annotation draw:style-name="gr1" draw:text-style-name="P2" svg:width="643.69pt" svg:height="42.75pt" svg:x="472.39pt" svg:y="39pt" draw:caption-point-x="-11.54pt" draw:caption-point-y="-22.99pt">
              <dc:date>2021-12-14T00:00:00</dc:date>
              <text:p text:style-name="P1">See https://sfdc.co/slack-slash-command-taxonomy</text:p>
              <text:p text:style-name="P1"><text:tab/>-Jody Bleyle</text:p>
            </office:annotation>
            <text:p>/upcoming interactions</text:p>
          </table:table-cell>
          <table:table-cell table:style-name="ce17" office:value-type="string" calcext:value-type="string">
            <text:p>Show all upcoming interactions with Art Vandelay</text:p>
          </table:table-cell>
          <table:table-cell table:style-name="ce14" office:value-type="string" calcext:value-type="string">
            <text:p>Section / mrkdwn</text:p>
          </table:table-cell>
          <table:table-cell table:style-name="ce15" office:value-type="string" calcext:value-type="string" table:number-columns-spanned="1" table:number-rows-spanned="9">
            <text:p>App / Messages</text:p>
          </table:table-cell>
          <table:table-cell table:style-name="ce19"/>
          <table:table-cell table:style-name="ce17"/>
          <table:table-cell table:number-columns-repeated="1016"/>
        </table:table-row>
        <table:table-row table:style-name="ro1">
          <table:covered-table-cell/>
          <table:table-cell table:style-name="ce15" office:value-type="string" calcext:value-type="string" table:number-columns-spanned="1" table:number-rows-spanned="8">
            <text:p>Bot</text:p>
          </table:table-cell>
          <table:table-cell table:style-name="ce17"/>
          <table:table-cell table:style-name="ce17" office:value-type="string" calcext:value-type="string">
            <text:p>Sure, here are all of the recent interactions with Art Vandelay. Select one for more options...</text:p>
          </table:table-cell>
          <table:table-cell table:style-name="ce14" office:value-type="string" calcext:value-type="string">
            <text:p>Section / mrkdwn</text:p>
          </table:table-cell>
          <table:covered-table-cell/>
          <table:table-cell table:style-name="ce20" office:value-type="string" calcext:value-type="string" table:number-columns-spanned="1" table:number-rows-spanned="8">
            <text:p><text:a xlink:href="https://app.slack.com/block-kit-builder/TF2ADGBJ9#%7B%22blocks%22:%5B%7B%22type%22:%22section%22,%22text%22:%7B%22type%22:%22mrkdwn%22,%22text%22:%22Sure,%20here%20are%20all%20of%20the%20recent%20interactions%20with%20Art%20Vandelay.%20Select%20one%20for%20more%20options...%22%7D%7D,%7B%22type%22:%22section%22,%22text%22:%7B%22type%22:%22mrkdwn%22,%22text%22:%22*%3Chtpps://google.com%7CClient%20Meet%20and%20Greet%3E*%20%5Cn%20*Deal*%20%3Chttps://google.com%7CInitial%20Public%20Offering%3E%20%5Cn%20*Participants*%20%3Chttps://google.com%7CGeorge%20Costanza,%20Art%20Vandelay%3E%20%5Cn%20*Date*%20February%2027th,%202021%22%7D,%22accessory%22:%7B%22type%22:%22button%22,%22text%22:%7B%22type%22:%22plain_text%22,%22text%22:%22Select%22,%22emoji%22:true%7D,%22value%22:%22click_me_123%22,%22action_id%22:%22button-action%22%7D%7D,%7B%22type%22:%22section%22,%22text%22:%7B%22type%22:%22mrkdwn%22,%22text%22:%22*%3Chtpps://google.com%7CClosing%20Retrospective%3E*%20%5Cn%20*Deal*%20%3Chttps://google.com%7CCompany%20Acquisition%3E%20%5Cn%20*Participants*%20%3Chttps://google.com%7CElaine%20Benez,%20Art%20Vandelay,%20George%20Costanza%3E%20%5Cn%20*Date*%20January%202nd,%202021%22%7D,%22accessory%22:%7B%22type%22:%22button%22,%22text%22:%7B%22type%22:%22plain_text%22,%22text%22:%22Select%22,%22emoji%22:true%7D,%22value%22:%22click_me_123%22,%22action_id%22:%22button-action%22%7D%7D,%7B%22type%22:%22section%22,%22text%22:%7B%22type%22:%22mrkdwn%22,%22text%22:%22What%20would%20you%20like%20to%20do%20with%20the%20Client%20Meet%20and%20Greet%20interaction?%22%7D%7D,%7B%22type%22:%22actions%22,%22elements%22:%5B%7B%22type%22:%22button%22,%22text%22:%7B%22type%22:%22plain_text%22,%22text%22:%22Update%20My%20Response%22,%22emoji%22:true%7D,%22value%22:%22click_me_123%22,%22action_id%22:%22actionId-0%22%7D,%7B%22type%22:%22button%22,%22text%22:%7B%22type%22:%22plain_text%22,%22text%22:%22New%20Interaction%22,%22emoji%22:true%7D,%22value%22:%22click_me_123%22,%22action_id%22:%22actionId-1%22%7D%5D%7D,%7B%22type%22:%22section%22,%22text%22:%7B%22type%22:%22mrkdwn%22,%22text%22:%22Anything%20else%20you'd%20like%20to%20do?%22%7D%7D,%7B%22type%22:%22actions%22,%22elements%22:%5B%7B%22type%22:%22button%22,%22text%22:%7B%22type%22:%22plain_text%22,%22text%22:%22Get%20Account%20Details%22,%22emoji%22:true%7D,%22value%22:%22click_me_123%22,%22action_id%22:%22actionId-0%22%7D,%7B%22type%22:%22button%22,%22text%22:%7B%22type%22:%22plain_text%22,%22text%22:%22New%20Contact%22,%22emoji%22:true%7D,%22value%22:%22click_me_123%22,%22action_id%22:%22actionId-1%22%7D,%7B%22type%22:%22button%22,%22text%22:%7B%22type%22:%22plain_text%22,%22text%22:%22New%20Deal%22,%22emoji%22:true%7D,%22value%22:%22click_me_123%22,%22action_id%22:%22actionId-2%22%7D%5D%7D%5D%7D" xlink:type="simple">Block Kit Builder</text:a></text:p>
          </table:table-cell>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lient Meet and Greet</text:span></text:p>
            <text:p><text:span text:style-name="T2">Deal</text:span><text:span text:style-name="T3"> </text:span><text:span text:style-name="T4">Initial Public Offering</text:span></text:p>
            <text:p><text:span text:style-name="T2">Participants</text:span><text:span text:style-name="T3"> </text:span><text:span text:style-name="T4">George Costanza, Art Vandelay</text:span></text:p>
            <text:p><text:span text:style-name="T5">Date</text:span><text:span text:style-name="T6"> February 27th, 2021</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Closing Retrospective</text:span></text:p>
            <text:p><text:span text:style-name="T2">Deal</text:span><text:span text:style-name="T3"> </text:span><text:span text:style-name="T4">Company Acquisition</text:span></text:p>
            <text:p><text:span text:style-name="T2">Participants</text:span><text:span text:style-name="T3"> </text:span><text:span text:style-name="T4">Elaine Benez, Art Vandelay, George Costanza</text:span></text:p>
            <text:p><text:span text:style-name="T5">Date</text:span><text:span text:style-name="T6"> January 2nd, 2021</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Initial Public Offering</text:span></text:p>
            <text:p><text:span text:style-name="T2">Deal Owner</text:span><text:span text:style-name="T3"> </text:span><text:span text:style-name="T4">Geroge Costanza</text:span></text:p>
            <text:p><text:span text:style-name="T2">Account Name</text:span><text:span text:style-name="T3"> </text:span><text:span text:style-name="T4">Vandelay Industries</text:span></text:p>
            <text:p><text:span text:style-name="T5">Shipping City</text:span><text:span text:style-name="T6"> New York</text:span></text:p>
            <text:p><text:span text:style-name="T5">Stage</text:span><text:span text:style-name="T6"> Negotiation/Review</text:span></text:p>
            <text:p><text:span text:style-name="T5">Amount</text:span><text:span text:style-name="T6"> $180,000,000.00</text:span></text:p>
            <text:p><text:span text:style-name="T5">Probability</text:span><text:span text:style-name="T6"> 90%</text:span></text:p>
          </table:table-cell>
          <table:table-cell table:style-name="ce14" office:value-type="string" calcext:value-type="string">
            <text:p>Section / image</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What would you like to do with the Client Meet and Greet interaction?</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Update My Response] [New Interaction] </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nything else you'd like to do?</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et Account Details] [New Contact] [New Deal]</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number-rows-repeated="929">
          <table:table-cell table:style-name="ce14" table:number-columns-repeated="2"/>
          <table:table-cell table:style-name="ce17" table:number-columns-repeated="2"/>
          <table:table-cell table:style-name="ce14" table:number-columns-repeated="3"/>
          <table:table-cell table:style-name="ce17"/>
          <table:table-cell table:number-columns-repeated="1016"/>
        </table:table-row>
        <table:table-row table:style-name="ro2" table:number-rows-repeated="1047636">
          <table:table-cell table:number-columns-repeated="1024"/>
        </table:table-row>
        <table:table-row table:style-name="ro2">
          <table:table-cell table:number-columns-repeated="1024"/>
        </table:table-row>
      </table:table>
      <table:table table:name="ARC" table:style-name="ta12">
        <table:table-column table:style-name="co19"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3" table:number-columns-repeated="1016" table:default-cell-style-name="Default"/>
        <table:table-row table:style-name="ro1">
          <table:table-cell table:style-name="ce12" office:value-type="string" calcext:value-type="string">
            <text:p>Use Case</text:p>
          </table:table-cell>
          <table:table-cell table:style-name="ce12" office:value-type="string" calcext:value-type="string">
            <text:p>Job Performer</text:p>
          </table:table-cell>
          <table:table-cell table:style-name="ce16" office:value-type="string" calcext:value-type="string">
            <text:p>Slash Commands</text:p>
          </table:table-cell>
          <table:table-cell table:style-name="ce16" office:value-type="string" calcext:value-type="string">
            <text:p>Dialogue/UI Text</text:p>
          </table:table-cell>
          <table:table-cell table:style-name="ce12" office:value-type="string" calcext:value-type="string">
            <text:p>What?</text:p>
          </table:table-cell>
          <table:table-cell table:style-name="ce12" office:value-type="string" calcext:value-type="string">
            <text:p>Where</text:p>
          </table:table-cell>
          <table:table-cell table:style-name="ce12" office:value-type="string" calcext:value-type="string">
            <text:p>Links</text:p>
          </table:table-cell>
          <table:table-cell table:style-name="ce16" office:value-type="string" calcext:value-type="string">
            <text:p>Notes</text:p>
          </table:table-cell>
          <table:table-cell table:number-columns-repeated="1016"/>
        </table:table-row>
        <table:table-row table:style-name="ro1">
          <table:table-cell table:style-name="ce13" office:value-type="string" calcext:value-type="string" table:number-columns-spanned="1" table:number-rows-spanned="25">
            <text:p>View Relationships</text:p>
          </table:table-cell>
          <table:table-cell table:style-name="ce14" office:value-type="string" calcext:value-type="string">
            <text:p>User</text:p>
          </table:table-cell>
          <table:table-cell table:style-name="ce17" office:value-type="string" calcext:value-type="string">
            <office:annotation draw:style-name="gr1" draw:text-style-name="P2" svg:width="643.69pt" svg:height="42.75pt" svg:x="472.39pt" svg:y="39pt" draw:caption-point-x="-11.54pt" draw:caption-point-y="-22.99pt">
              <dc:date>2021-12-14T00:00:00</dc:date>
              <text:p text:style-name="P1">See https://sfdc.co/slack-slash-command-taxonomy</text:p>
              <text:p text:style-name="P1"><text:tab/>-Jody Bleyle</text:p>
            </office:annotation>
            <text:p>/account relationships</text:p>
          </table:table-cell>
          <table:table-cell table:style-name="ce17" office:value-type="string" calcext:value-type="string">
            <text:p>Show the account relationships for Vandelay Industries</text:p>
          </table:table-cell>
          <table:table-cell table:style-name="ce14" office:value-type="string" calcext:value-type="string">
            <text:p>Section / mrkdwn</text:p>
          </table:table-cell>
          <table:table-cell table:style-name="ce15" office:value-type="string" calcext:value-type="string" table:number-columns-spanned="1" table:number-rows-spanned="25">
            <text:p>App / Messages</text:p>
          </table:table-cell>
          <table:table-cell table:style-name="ce19"/>
          <table:table-cell table:style-name="ce17"/>
          <table:table-cell table:number-columns-repeated="1016"/>
        </table:table-row>
        <table:table-row table:style-name="ro1">
          <table:covered-table-cell/>
          <table:table-cell table:style-name="ce15" office:value-type="string" calcext:value-type="string" table:number-columns-spanned="1" table:number-rows-spanned="24">
            <text:p>Bot</text:p>
          </table:table-cell>
          <table:table-cell table:style-name="ce17"/>
          <table:table-cell table:style-name="ce17" office:value-type="string" calcext:value-type="string">
            <text:p>Okay, Jennifer, here's the Actionable Relationship Center for Vandelay Industries...</text:p>
          </table:table-cell>
          <table:table-cell table:style-name="ce14" office:value-type="string" calcext:value-type="string">
            <text:p>Section / mrkdwn</text:p>
          </table:table-cell>
          <table:covered-table-cell/>
          <table:table-cell table:style-name="ce20" office:value-type="string" calcext:value-type="string" table:number-columns-spanned="1" table:number-rows-spanned="24">
            <text:p><text:a xlink:href="https://app.slack.com/block-kit-builder/TF2ADGBJ9#%7B%22type%22:%22modal%22,%22title%22:%7B%22type%22:%22plain_text%22,%22text%22:%22Financial%20Services%22,%22emoji%22:true%7D,%22submit%22:%7B%22type%22:%22plain_text%22,%22text%22:%22Log%20In%22,%22emoji%22:true%7D,%22close%22:%7B%22type%22:%22plain_text%22,%22text%22:%22Cancel%22,%22emoji%22:true%7D,%22blocks%22:%5B%7B%22type%22:%22header%22,%22text%22:%7B%22type%22:%22plain_text%22,%22text%22:%22Connect%20your%20Salesforce%20account%22,%22emoji%22:true%7D%7D,%7B%22type%22:%22input%22,%22element%22:%7B%22type%22:%22plain_text_input%22,%22action_id%22:%22plain_text_input-action%22%7D,%22label%22:%7B%22type%22:%22plain_text%22,%22text%22:%22Salesforce%20URL%22,%22emoji%22:true%7D%7D,%7B%22type%22:%22input%22,%22element%22:%7B%22type%22:%22plain_text_input%22,%22action_id%22:%22plain_text_input-action%22%7D,%22label%22:%7B%22type%22:%22plain_text%22,%22text%22:%22Username%22,%22emoji%22:true%7D%7D,%7B%22type%22:%22input%22,%22element%22:%7B%22type%22:%22plain_text_input%22,%22action_id%22:%22plain_text_input-action%22%7D,%22label%22:%7B%22type%22:%22plain_text%22,%22text%22:%22Password%22,%22emoji%22:true%7D%7D%5D%7D" xlink:type="simple">Block Kit Builder</text:a></text:p>
          </table:table-cell>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ll Interactions] [Specific Deal] [Nevermind]</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1" office:value-type="string" calcext:value-type="string">
            <text:p>Actionable Relationship Center</text:p>
          </table:table-cell>
          <table:table-cell table:style-name="ce14" office:value-type="string" calcext:value-type="string">
            <text:p>Header</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Vandelay Industries</text:span></text:p>
            <text:p><text:span text:style-name="T5">Shipping Center</text:span><text:span text:style-name="T6"> New York</text:span></text:p>
            <text:p><text:span text:style-name="T2">Account Owner</text:span><text:span text:style-name="T3"> </text:span><text:span text:style-name="T4">Art Vandelay</text:span></text:p>
            <text:p><text:span text:style-name="T5">Industry</text:span><text:span text:style-name="T6"> Importing/Exporting</text:span></text:p>
            <text:p><text:span text:style-name="T7">[Select]</text:span></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New Deal] [New Contact] [New Interaction Summary]</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Relationship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Member Relationships</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roup Relationships</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Related Accounts</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24" office:value-type="string" calcext:value-type="string">
            <text:p>Got it. Here are Member Relationships for Vandelay Industrie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Member Relationship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Vandelay Enterprises</text:span></text:p>
            <text:p><text:span text:style-name="T5">Employees</text:span><text:span text:style-name="T6"> 687</text:span></text:p>
            <text:p><text:span text:style-name="T5">Location</text:span><text:span text:style-name="T6"> New York</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Kenny Rogers Roasters</text:span></text:p>
            <text:p><text:span text:style-name="T5">Employees</text:span><text:span text:style-name="T6"> 48</text:span></text:p>
            <text:p><text:span text:style-name="T5">Location</text:span><text:span text:style-name="T6"> New York</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Dream Cafe</text:span></text:p>
            <text:p><text:span text:style-name="T5">Employees</text:span><text:span text:style-name="T6"> 1</text:span></text:p>
            <text:p><text:span text:style-name="T5">Location</text:span><text:span text:style-name="T6"> New York</text:span></text:p>
            <text:p><text:span text:style-name="T7">[Select]</text:span></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reat, here's Vandelay Enterprise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text:span text:style-name="T1">Vandelay Enterprises</text:span></text:p>
            <text:p><text:span text:style-name="T5">Location</text:span><text:span text:style-name="T6"> New York</text:span></text:p>
            <text:p><text:span text:style-name="T2">Account Owner</text:span><text:span text:style-name="T3"> </text:span><text:span text:style-name="T4">Art Vandelay</text:span></text:p>
            <text:p><text:span text:style-name="T5">Industry</text:span><text:span text:style-name="T6"> Importing/Exporting</text:span></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New Interaction] [New Deal] [New Contact]</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8" office:value-type="string" calcext:value-type="string">
            <text:p>Relationships</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Deals</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Group Relationships</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Member Relationships</text:p>
            <text:p>[Select]</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Anything else you'd like to do?</text:p>
          </table:table-cell>
          <table:table-cell table:style-name="ce14" office:value-type="string" calcext:value-type="string">
            <text:p>Section / mrkdwn</text:p>
          </table:table-cell>
          <table:covered-table-cell table:number-columns-repeated="2"/>
          <table:table-cell table:style-name="ce17"/>
          <table:table-cell table:number-columns-repeated="1016"/>
        </table:table-row>
        <table:table-row table:style-name="ro1">
          <table:covered-table-cell table:number-columns-repeated="2"/>
          <table:table-cell table:style-name="ce17"/>
          <table:table-cell table:style-name="ce17" office:value-type="string" calcext:value-type="string">
            <text:p>[New Interaction Summary] [New Contact] [New Deal]</text:p>
          </table:table-cell>
          <table:table-cell table:style-name="ce14" office:value-type="string" calcext:value-type="string">
            <text:p>Section / button</text:p>
          </table:table-cell>
          <table:covered-table-cell table:number-columns-repeated="2"/>
          <table:table-cell table:style-name="ce17"/>
          <table:table-cell table:number-columns-repeated="1016"/>
        </table:table-row>
        <table:table-row table:style-name="ro1" table:number-rows-repeated="929">
          <table:table-cell table:style-name="ce14" table:number-columns-repeated="2"/>
          <table:table-cell table:style-name="ce17" table:number-columns-repeated="2"/>
          <table:table-cell table:style-name="ce14" table:number-columns-repeated="3"/>
          <table:table-cell table:style-name="ce17"/>
          <table:table-cell table:number-columns-repeated="1016"/>
        </table:table-row>
        <table:table-row table:style-name="ro2" table:number-rows-repeated="1047620">
          <table:table-cell table:number-columns-repeated="1024"/>
        </table:table-row>
        <table:table-row table:style-name="ro2">
          <table:table-cell table:number-columns-repeated="1024"/>
        </table:table-row>
      </table:table>
      <table:table table:name="Demo" table:style-name="ta13">
        <table:table-column table:style-name="co19" table:default-cell-style-name="Default"/>
        <table:table-column table:style-name="co20" table:default-cell-style-name="Default"/>
        <table:table-column table:style-name="co21" table:default-cell-style-name="Default"/>
        <table:table-column table:style-name="co10"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4" table:default-cell-style-name="Default"/>
        <table:table-column table:style-name="co3" table:number-columns-repeated="1014" table:default-cell-style-name="Default"/>
        <table:table-row table:style-name="ro1">
          <table:table-cell table:style-name="ce29" office:value-type="string" calcext:value-type="string">
            <text:p>Figma</text:p>
          </table:table-cell>
          <table:table-cell table:style-name="ce31" office:value-type="string" calcext:value-type="string">
            <text:p><text:a xlink:href="https://www.figma.com/file/PDddSkJGOv1lSgODnNKta1/4-12-Slack-Review?node-id=337%3A7336" xlink:type="simple">https://www.figma.com/file/PDddSkJGOv1lSgODnNKta1/4-12-Slack-Review?node-id=337%3A7336</text:a></text:p>
          </table:table-cell>
          <table:table-cell table:style-name="ce18" table:number-columns-repeated="2"/>
          <table:table-cell table:style-name="ce29" table:number-columns-repeated="2"/>
          <table:table-cell table:style-name="ce18" table:number-columns-repeated="2"/>
          <table:table-cell table:style-name="ce29"/>
          <table:table-cell table:style-name="ce18"/>
          <table:table-cell table:number-columns-repeated="1014"/>
        </table:table-row>
        <table:table-row table:style-name="ro1">
          <table:table-cell table:style-name="ce29" office:value-type="string" calcext:value-type="string">
            <text:p>Conversation Design Guidelines</text:p>
          </table:table-cell>
          <table:table-cell table:style-name="ce31" office:value-type="string" calcext:value-type="string">
            <text:p><text:a xlink:href="https://docs.google.com/document/d/1pSPEzUK5Q_j-L-a9KcPIaIAM3PxeLj9CsXR8e6OPWiQ/edit?usp=sharing" xlink:type="simple">https://docs.google.com/document/d/1pSPEzUK5Q_j-L-a9KcPIaIAM3PxeLj9CsXR8e6OPWiQ/edit?usp=sharing</text:a></text:p>
          </table:table-cell>
          <table:table-cell table:style-name="ce18" table:number-columns-repeated="2"/>
          <table:table-cell table:style-name="ce29" table:number-columns-repeated="2"/>
          <table:table-cell table:style-name="ce18" table:number-columns-repeated="2"/>
          <table:table-cell table:style-name="ce29"/>
          <table:table-cell table:style-name="ce18"/>
          <table:table-cell table:number-columns-repeated="1014"/>
        </table:table-row>
        <table:table-row table:style-name="ro1">
          <table:table-cell table:style-name="ce12" office:value-type="string" calcext:value-type="string">
            <text:p>Phase</text:p>
          </table:table-cell>
          <table:table-cell table:style-name="ce12" office:value-type="string" calcext:value-type="string">
            <text:p>Job Performer</text:p>
          </table:table-cell>
          <table:table-cell table:style-name="ce16" office:value-type="string" calcext:value-type="string">
            <office:annotation draw:style-name="gr1" draw:text-style-name="P2" svg:width="897.7pt" svg:height="42.75pt" svg:x="523.9pt" svg:y="54.74pt" draw:caption-point-x="-11.54pt" draw:caption-point-y="-22.96pt">
              <dc:date>2021-12-14T00:00:00</dc:date>
              <text:p text:style-name="P1">See https://sfdc.co/slack-slash-command-taxonomy</text:p>
              <text:p text:style-name="P1"><text:tab/>-Jody Bleyle</text:p>
            </office:annotation>
            <text:p>Slash Commands</text:p>
          </table:table-cell>
          <table:table-cell table:style-name="ce16" office:value-type="string" calcext:value-type="string">
            <text:p>Dialogue/UI Text</text:p>
          </table:table-cell>
          <table:table-cell table:style-name="ce12" office:value-type="string" calcext:value-type="string">
            <text:p>What?</text:p>
          </table:table-cell>
          <table:table-cell table:style-name="ce12" office:value-type="string" calcext:value-type="string">
            <text:p>Links</text:p>
          </table:table-cell>
          <table:table-cell table:style-name="ce16" office:value-type="string" calcext:value-type="string">
            <text:p>Script</text:p>
          </table:table-cell>
          <table:table-cell table:style-name="ce16" office:value-type="string" calcext:value-type="string">
            <text:p>Clicks</text:p>
          </table:table-cell>
          <table:table-cell table:style-name="ce12" office:value-type="string" calcext:value-type="string">
            <text:p>Where?</text:p>
          </table:table-cell>
          <table:table-cell table:style-name="ce16" office:value-type="string" calcext:value-type="string">
            <text:p>Notes</text:p>
          </table:table-cell>
          <table:table-cell table:number-columns-repeated="1014"/>
        </table:table-row>
        <table:table-row table:style-name="ro1">
          <table:table-cell table:style-name="ce29" office:value-type="string" calcext:value-type="string">
            <text:p>Directory Listing</text:p>
          </table:table-cell>
          <table:table-cell table:style-name="ce14" office:value-type="string" calcext:value-type="string">
            <text:p>Admin</text:p>
          </table:table-cell>
          <table:table-cell table:style-name="ce17"/>
          <table:table-cell table:style-name="ce17" office:value-type="string" calcext:value-type="string">
            <text:p>Salesforce Financial Services Cloud</text:p>
          </table:table-cell>
          <table:table-cell table:style-name="ce14" office:value-type="string" calcext:value-type="string">
            <text:p>Title</text:p>
          </table:table-cell>
          <table:table-cell table:style-name="ce19"/>
          <table:table-cell table:style-name="ce17" office:value-type="string" calcext:value-type="string">
            <text:p>From the directly listing, Elaine learns about the app's features, it's configuration options, and security and compliance measures before installing it.</text:p>
          </table:table-cell>
          <table:table-cell table:style-name="ce17"/>
          <table:table-cell table:style-name="ce14"/>
          <table:table-cell table:style-name="ce17"/>
          <table:table-cell table:number-columns-repeated="1014"/>
        </table:table-row>
        <table:table-row table:style-name="ro1">
          <table:table-cell table:style-name="ce13" office:value-type="string" calcext:value-type="string" table:number-columns-spanned="1" table:number-rows-spanned="15">
            <text:p>Account Details</text:p>
          </table:table-cell>
          <table:table-cell table:style-name="ce14" office:value-type="string" calcext:value-type="string">
            <text:p>User</text:p>
          </table:table-cell>
          <table:table-cell table:style-name="ce17" office:value-type="string" calcext:value-type="string">
            <text:p>/account details</text:p>
          </table:table-cell>
          <table:table-cell table:style-name="ce17" office:value-type="string" calcext:value-type="string">
            <text:p>Fetch the account details for Vandelay Industries</text:p>
          </table:table-cell>
          <table:table-cell table:style-name="ce14" office:value-type="string" calcext:value-type="string">
            <text:p>Section / mrkdw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table-cell table:style-name="ce15" office:value-type="string" calcext:value-type="string" table:number-columns-spanned="1" table:number-rows-spanned="14">
            <text:p>Bot</text:p>
          </table:table-cell>
          <table:table-cell table:style-name="ce17"/>
          <table:table-cell table:style-name="ce17" office:value-type="string" calcext:value-type="string">
            <text:p>I found a few possible matches for Vandelay Industries. Which is the one you're looking for?</text:p>
          </table:table-cell>
          <table:table-cell table:style-name="ce14" office:value-type="string" calcext:value-type="string">
            <text:p>Section / mrkdwn</text:p>
          </table:table-cell>
          <table:table-cell table:style-name="ce35"/>
          <table:table-cell table:style-name="ce17" office:value-type="string" calcext:value-type="string">
            <text:p>The OAuth page will help Elaine understand all of the ways Slack can access her org's data in clear and concise language. </text:p>
          </table:table-cell>
          <table:table-cell table:style-name="ce17"/>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text:span text:style-name="T1">Vandelay Industries</text:span></text:p>
            <text:p><text:span text:style-name="T2">Account Owner</text:span><text:span text:style-name="T3"> </text:span><text:span text:style-name="T4">Geroge Costanza</text:span></text:p>
            <text:p><text:span text:style-name="T5">Shipping City</text:span><text:span text:style-name="T6"> New York</text:span></text:p>
            <text:p><text:span text:style-name="T7">[Select]</text:span></text:p>
          </table:table-cell>
          <table:table-cell table:style-name="ce14" office:value-type="string" calcext:value-type="string">
            <text:p>Section / button</text:p>
          </table:table-cell>
          <table:table-cell table:style-name="ce31" office:value-type="string" calcext:value-type="string">
            <text:p><text:a xlink:href="https://app.slack.com/block-kit-builder/TF2ADGBJ9#%7B%22blocks%22:%5B%7B%22type%22:%22section%22,%22text%22:%7B%22type%22:%22mrkdwn%22,%22text%22:%22I%20found%20a%20few%20possible%20matches%20for%20Vandelay%20Industries.%20Which%20is%20the%20one%20you're%20looking%20for?%22%7D%7D,%7B%22type%22:%22section%22,%22text%22:%7B%22type%22:%22mrkdwn%22,%22text%22:%22*%3Chttps://google.com%7CVandelay%20Industries%3E*%20%5Cn%20*Account%20Owner*%20%3Chttps://google.com%7CGeorge%20Costanza%3E%20%20%5Cn%20*Shipping%20City*%20New%20York%22%7D,%22accessory%22:%7B%22type%22:%22button%22,%22text%22:%7B%22type%22:%22plain_text%22,%22text%22:%22Select%22,%22emoji%22:true%7D,%22value%22:%22click_me_123%22,%22action_id%22:%22button-action%22%7D%7D,%7B%22type%22:%22section%22,%22text%22:%7B%22type%22:%22mrkdwn%22,%22text%22:%22*%3Chttps://google.com%7CVandelay%20Ind.%3E*%20%5Cn%20*Account%20Owner*%20%3Chttps://google.com%7CJennifer%20Wilcox%3E%20%20%5Cn%20*Shipping%20City*%20San%20Francisco%22%7D,%22accessory%22:%7B%22type%22:%22button%22,%22text%22:%7B%22type%22:%22plain_text%22,%22text%22:%22Select%22,%22emoji%22:true%7D,%22value%22:%22click_me_123%22,%22action_id%22:%22button-action%22%7D%7D,%7B%22type%22:%22section%22,%22text%22:%7B%22type%22:%22mrkdwn%22,%22text%22:%22*%3Chttps://google.com%7CVandelay%20Industries,%20LLC%3E*%20%5Cn%20*Account%20Owner*%20%3Chttps://google.com%7CElaine%20Benez%3E%20%20%5Cn%20*Shipping%20City*%20Portland%22%7D,%22accessory%22:%7B%22type%22:%22button%22,%22text%22:%7B%22type%22:%22plain_text%22,%22text%22:%22Select%22,%22emoji%22:true%7D,%22value%22:%22click_me_123%22,%22action_id%22:%22button-action%22%7D%7D,%7B%22type%22:%22actions%22,%22elements%22:%5B%7B%22type%22:%22button%22,%22text%22:%7B%22type%22:%22plain_text%22,%22text%22:%22View%20More%22,%22emoji%22:true%7D,%22value%22:%22click_me_123%22,%22action_id%22:%22actionId-0%22%7D%5D%7D,%7B%22type%22:%22section%22,%22text%22:%7B%22type%22:%22mrkdwn%22,%22text%22:%22Got%20it,%20Jennifer.%20Here%20are%20the%20details%20for%20Vandelay%20Industries...%22%7D%7D,%7B%22type%22:%22section%22,%22text%22:%7B%22type%22:%22mrkdwn%22,%22text%22:%22*%3Chttps://google.com%7CVandelay%20Industries%3E*%20%5Cn%20*Account%20Owner*%20%3Chttps://google.com%7CGeorge%20Costanza%3E%20%20%5Cn%20*Shipping%20City*%20New%20York%20%5Cn%20*Industry*%20Importing/Exporting%20%5Cn%20*AOC*%20$1,800,000.00%20%5Cn%20*Account%20Number*%200-0019298%22%7D,%22accessory%22:%7B%22type%22:%22image%22,%22image_url%22:%22https://i.stack.imgur.com/4Enaq.png%22,%22alt_text%22:%22address%20map%22%7D%7D,%7B%22type%22:%22actions%22,%22elements%22:%5B%7B%22type%22:%22button%22,%22text%22:%7B%22type%22:%22plain_text%22,%22text%22:%22New%20Interaction%22,%22emoji%22:true%7D,%22value%22:%22click_me_123%22,%22action_id%22:%22actionId-0%22%7D,%7B%22type%22:%22button%22,%22text%22:%7B%22type%22:%22plain_text%22,%22text%22:%22New%20Interaction%20Summary%22,%22emoji%22:true%7D,%22value%22:%22click_me_123%22,%22action_id%22:%22actionId-1%22%7D,%7B%22type%22:%22button%22,%22text%22:%7B%22type%22:%22plain_text%22,%22text%22:%22More%22,%22emoji%22:true%7D,%22value%22:%22click_me_123%22,%22action_id%22:%22actionId-2%22%7D%5D%7D,%7B%22type%22:%22section%22,%22text%22:%7B%22type%22:%22mrkdwn%22,%22text%22:%22*Related%20Records*%22%7D%7D,%7B%22type%22:%22section%22,%22text%22:%7B%22type%22:%22mrkdwn%22,%22text%22:%22Deals%20(4)%22%7D,%22accessory%22:%7B%22type%22:%22button%22,%22text%22:%7B%22type%22:%22plain_text%22,%22text%22:%22Select%22,%22emoji%22:true%7D,%22value%22:%22click_me_123%22,%22action_id%22:%22button-action%22%7D%7D,%7B%22type%22:%22section%22,%22text%22:%7B%22type%22:%22mrkdwn%22,%22text%22:%22Contacts%20(36)%22%7D,%22accessory%22:%7B%22type%22:%22button%22,%22text%22:%7B%22type%22:%22plain_text%22,%22text%22:%22Select%22,%22emoji%22:true%7D,%22value%22:%22click_me_123%22,%22action_id%22:%22button-action%22%7D%7D,%7B%22type%22:%22section%22,%22text%22:%7B%22type%22:%22mrkdwn%22,%22text%22:%22Cases%20(1)%22%7D,%22accessory%22:%7B%22type%22:%22button%22,%22text%22:%7B%22type%22:%22plain_text%22,%22text%22:%22Select%22,%22emoji%22:true%7D,%22value%22:%22click_me_123%22,%22action_id%22:%22button-action%22%7D%7D,%7B%22type%22:%22actions%22,%22elements%22:%5B%7B%22type%22:%22button%22,%22text%22:%7B%22type%22:%22plain_text%22,%22text%22:%22More%22,%22emoji%22:true%7D,%22value%22:%22click_me_123%22,%22action_id%22:%22actionId-0%22%7D%5D%7D,%7B%22type%22:%22section%22,%22text%22:%7B%22type%22:%22mrkdwn%22,%22text%22:%22Anything%20else%20you'd%20like%20to%20do?%22%7D%7D,%7B%22type%22:%22actions%22,%22elements%22:%5B%7B%22type%22:%22button%22,%22text%22:%7B%22type%22:%22plain_text%22,%22text%22:%22Get%20Account%20Details%22,%22emoji%22:true%7D,%22value%22:%22click_me_123%22,%22action_id%22:%22actionId-0%22%7D,%7B%22type%22:%22button%22,%22text%22:%7B%22type%22:%22plain_text%22,%22text%22:%22New%20Contact%22,%22emoji%22:true%7D,%22value%22:%22click_me_123%22,%22action_id%22:%22actionId-1%22%7D,%7B%22type%22:%22button%22,%22text%22:%7B%22type%22:%22plain_text%22,%22text%22:%22New%20Deal%22,%22emoji%22:true%7D,%22value%22:%22click_me_123%22,%22action_id%22:%22actionId-2%22%7D%5D%7D%5D%7D" xlink:type="simple">Block Kit Builder</text:a></text:p>
          </table:table-cell>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text:span text:style-name="T1">Vandelay Ind.</text:span></text:p>
            <text:p><text:span text:style-name="T2">Account Owner</text:span><text:span text:style-name="T3"> </text:span><text:span text:style-name="T4">Jennifer Wilcox</text:span></text:p>
            <text:p><text:span text:style-name="T5">Shipping City</text:span><text:span text:style-name="T6"> San Francisco</text:span></text:p>
            <text:p><text:span text:style-name="T7">[Select]</text:span></text:p>
          </table:table-cell>
          <table:table-cell table:style-name="ce14" office:value-type="string" calcext:value-type="string">
            <text:p>Section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text:span text:style-name="T1">Vandelay Industries, LLC</text:span></text:p>
            <text:p><text:span text:style-name="T2">Account Owner</text:span><text:span text:style-name="T3"> </text:span><text:span text:style-name="T4">Elaine Benez</text:span></text:p>
            <text:p><text:span text:style-name="T5">Shipping City</text:span><text:span text:style-name="T6"> Portland</text:span></text:p>
            <text:p><text:span text:style-name="T7">[Select]</text:span></text:p>
          </table:table-cell>
          <table:table-cell table:style-name="ce14" office:value-type="string" calcext:value-type="string">
            <text:p>Section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Got it, Jennifer. Here are the details for Vandelay Industries...</text:p>
          </table:table-cell>
          <table:table-cell table:style-name="ce14" office:value-type="string" calcext:value-type="string">
            <text:p>Section / mrkdw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text:span text:style-name="T1">Vandelay Industries</text:span></text:p>
            <text:p><text:span text:style-name="T2">Account Owner</text:span><text:span text:style-name="T3"> </text:span><text:span text:style-name="T4">Geroge Costanza</text:span></text:p>
            <text:p><text:span text:style-name="T5">Shipping City</text:span><text:span text:style-name="T6"> New York</text:span></text:p>
            <text:p><text:span text:style-name="T5">Industry</text:span><text:span text:style-name="T6"> Importing/Exporting</text:span></text:p>
            <text:p><text:span text:style-name="T5">AOV</text:span><text:span text:style-name="T6"> $1,800,000.00</text:span></text:p>
            <text:p><text:span text:style-name="T5">Account Number</text:span><text:span text:style-name="T6"> 0-0019298</text:span></text:p>
          </table:table-cell>
          <table:table-cell table:style-name="ce14" office:value-type="string" calcext:value-type="string">
            <text:p>Section / image</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24" office:value-type="string" calcext:value-type="string">
            <text:p>[New Interaction] [New Interaction Summary] [More]</text:p>
          </table:table-cell>
          <table:table-cell table:style-name="ce14" office:value-type="string" calcext:value-type="string">
            <text:p>Actions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8" office:value-type="string" calcext:value-type="string">
            <text:p>Related Records</text:p>
          </table:table-cell>
          <table:table-cell table:style-name="ce14" office:value-type="string" calcext:value-type="string">
            <text:p>Section / mrkdw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Deals (4)</text:p>
            <text:p>[Select]</text:p>
          </table:table-cell>
          <table:table-cell table:style-name="ce14" office:value-type="string" calcext:value-type="string">
            <text:p>Section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Contacts (36)</text:p>
            <text:p>[Select]</text:p>
          </table:table-cell>
          <table:table-cell table:style-name="ce14" office:value-type="string" calcext:value-type="string">
            <text:p>Section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Cases (1)</text:p>
            <text:p>[Select]</text:p>
          </table:table-cell>
          <table:table-cell table:style-name="ce14" office:value-type="string" calcext:value-type="string">
            <text:p>Section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Anything else you'd like to do?</text:p>
          </table:table-cell>
          <table:table-cell table:style-name="ce14" office:value-type="string" calcext:value-type="string">
            <text:p>Section / mrkdw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Get Account Details] [New Contact] [New Deal]</text:p>
          </table:table-cell>
          <table:table-cell table:style-name="ce14" office:value-type="string" calcext:value-type="string">
            <text:p>Actions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table-cell table:style-name="ce13" office:value-type="string" calcext:value-type="string" table:number-columns-spanned="1" table:number-rows-spanned="15">
            <text:p>Deal Details</text:p>
          </table:table-cell>
          <table:table-cell table:style-name="ce14" office:value-type="string" calcext:value-type="string">
            <text:p>User</text:p>
          </table:table-cell>
          <table:table-cell table:style-name="ce17" office:value-type="string" calcext:value-type="string">
            <text:p>/deal details</text:p>
          </table:table-cell>
          <table:table-cell table:style-name="ce17" office:value-type="string" calcext:value-type="string">
            <text:p>Fetch the deals for Vandelay Industries</text:p>
          </table:table-cell>
          <table:table-cell table:style-name="ce14" office:value-type="string" calcext:value-type="string">
            <text:p>Section / mrkdw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table-cell table:style-name="ce15" office:value-type="string" calcext:value-type="string" table:number-columns-spanned="1" table:number-rows-spanned="14">
            <text:p>Bot</text:p>
          </table:table-cell>
          <table:table-cell table:style-name="ce17"/>
          <table:table-cell table:style-name="ce17" office:value-type="string" calcext:value-type="string">
            <text:p>Here are a few recent deals for Vandelay Industries</text:p>
          </table:table-cell>
          <table:table-cell table:style-name="ce14" office:value-type="string" calcext:value-type="string">
            <text:p>Section / mrkdwn</text:p>
          </table:table-cell>
          <table:table-cell table:style-name="ce35"/>
          <table:table-cell table:style-name="ce17" office:value-type="string" calcext:value-type="string">
            <text:p>The OAuth page will help Elaine understand all of the ways Slack can access her org's data in clear and concise language. </text:p>
          </table:table-cell>
          <table:table-cell table:style-name="ce17"/>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text:span text:style-name="T1">Initial Public Offering</text:span></text:p>
            <text:p><text:span text:style-name="T2">Deal Owner</text:span><text:span text:style-name="T3"> </text:span><text:span text:style-name="T4">Geroge Costanza</text:span></text:p>
            <text:p><text:span text:style-name="T5">Amount</text:span><text:span text:style-name="T6"> $180,000,000.00</text:span></text:p>
            <text:p><text:span text:style-name="T7">[Select]</text:span></text:p>
          </table:table-cell>
          <table:table-cell table:style-name="ce14" office:value-type="string" calcext:value-type="string">
            <text:p>Section / button</text:p>
          </table:table-cell>
          <table:table-cell table:style-name="ce31" office:value-type="string" calcext:value-type="string">
            <text:p><text:a xlink:href="https://app.slack.com/block-kit-builder/TF2ADGBJ9#%7B%22blocks%22:%5B%7B%22type%22:%22section%22,%22text%22:%7B%22type%22:%22mrkdwn%22,%22text%22:%22Here%20are%20a%20few%20recent%20deals%20for%20Vandelay%20Industries...%22%7D%7D,%7B%22type%22:%22section%22,%22text%22:%7B%22type%22:%22mrkdwn%22,%22text%22:%22*%3Chttps://google.com%7CInitial%20Public%20Offering%3E*%20%5Cn%20*Deal%20Owner*%20%3Chttps://google.com%7CGeorge%20Costanza%3E%20%20%5Cn%20*Amount%20*%20$180,000,000.00%22%7D,%22accessory%22:%7B%22type%22:%22button%22,%22text%22:%7B%22type%22:%22plain_text%22,%22text%22:%22Select%22,%22emoji%22:true%7D,%22value%22:%22click_me_123%22,%22action_id%22:%22button-action%22%7D%7D,%7B%22type%22:%22section%22,%22text%22:%7B%22type%22:%22mrkdwn%22,%22text%22:%22*%3Chttps://google.com%7CCompany%20Acquisition%3E*%20%5Cn%20*Deal%20Owner*%20%3Chttps://google.com%7CJennifer%20Wilcox%3E%20%20%5Cn%20*Amount*%20$75,000,000.00%22%7D,%22accessory%22:%7B%22type%22:%22button%22,%22text%22:%7B%22type%22:%22plain_text%22,%22text%22:%22Select%22,%22emoji%22:true%7D,%22value%22:%22click_me_123%22,%22action_id%22:%22button-action%22%7D%7D,%7B%22type%22:%22section%22,%22text%22:%7B%22type%22:%22mrkdwn%22,%22text%22:%22*%3Chttps://google.com%7CSale%20of%20Subsidary%3E*%20%5Cn%20*Deal%20Owner*%20%3Chttps://google.com%7CElaine%20Benez%3E%20%20%5Cn%20*Amount*%20$5,000,000,000.00%22%7D,%22accessory%22:%7B%22type%22:%22button%22,%22text%22:%7B%22type%22:%22plain_text%22,%22text%22:%22Select%22,%22emoji%22:true%7D,%22value%22:%22click_me_123%22,%22action_id%22:%22button-action%22%7D%7D,%7B%22type%22:%22actions%22,%22elements%22:%5B%7B%22type%22:%22button%22,%22text%22:%7B%22type%22:%22plain_text%22,%22text%22:%22View%20More%22,%22emoji%22:true%7D,%22value%22:%22click_me_123%22,%22action_id%22:%22actionId-0%22%7D%5D%7D,%7B%22type%22:%22section%22,%22text%22:%7B%22type%22:%22mrkdwn%22,%22text%22:%22Got%20it,%20Jennifer.%20Here%20are%20the%20details%20for%20the%20Initial%20Public%20Offering%20deal...%22%7D%7D,%7B%22type%22:%22section%22,%22text%22:%7B%22type%22:%22mrkdwn%22,%22text%22:%22*%3Chttps://google.com%7CInitial%20Public%20Offering%3E*%20%5Cn%20*Deal%20Owner*%20%3Chttps://google.com%7CGeorge%20Costanza%3E%20%20%5Cn%20*Account%20Name*%20N%3Chttps://google.com%7CVandelay%20Industries%3E%20%5Cn%20*Shipping%20City*%20New%20York%20%5Cn%20*Stage*%20Negotiation/Review%20%5Cn%20*Amount*%20$180,000,000.00%20%5Cn%20*Probability*%2090%25%22%7D,%22accessory%22:%7B%22type%22:%22image%22,%22image_url%22:%22https://i.stack.imgur.com/4Enaq.png%22,%22alt_text%22:%22address%20map%22%7D%7D,%7B%22type%22:%22actions%22,%22elements%22:%5B%7B%22type%22:%22button%22,%22text%22:%7B%22type%22:%22plain_text%22,%22text%22:%22View%20Interactions%22,%22emoji%22:true%7D,%22value%22:%22click_me_123%22,%22action_id%22:%22actionId-0%22%7D,%7B%22type%22:%22button%22,%22text%22:%7B%22type%22:%22plain_text%22,%22text%22:%22New%20Deal%20Team%20Member%22,%22emoji%22:true%7D,%22value%22:%22click_me_123%22,%22action_id%22:%22actionId-1%22%7D,%7B%22type%22:%22button%22,%22text%22:%7B%22type%22:%22plain_text%22,%22text%22:%22More%22,%22emoji%22:true%7D,%22value%22:%22click_me_123%22,%22action_id%22:%22actionId-2%22%7D%5D%7D,%7B%22type%22:%22section%22,%22text%22:%7B%22type%22:%22mrkdwn%22,%22text%22:%22*Related%20Records*%22%7D%7D,%7B%22type%22:%22section%22,%22text%22:%7B%22type%22:%22mrkdwn%22,%22text%22:%22Deals%20(4)%22%7D,%22accessory%22:%7B%22type%22:%22button%22,%22text%22:%7B%22type%22:%22plain_text%22,%22text%22:%22Select%22,%22emoji%22:true%7D,%22value%22:%22click_me_123%22,%22action_id%22:%22button-action%22%7D%7D,%7B%22type%22:%22section%22,%22text%22:%7B%22type%22:%22mrkdwn%22,%22text%22:%22Products%20(36)%22%7D,%22accessory%22:%7B%22type%22:%22button%22,%22text%22:%7B%22type%22:%22plain_text%22,%22text%22:%22Select%22,%22emoji%22:true%7D,%22value%22:%22click_me_123%22,%22action_id%22:%22button-action%22%7D%7D,%7B%22type%22:%22section%22,%22text%22:%7B%22type%22:%22mrkdwn%22,%22text%22:%22Cases%20(1)%22%7D,%22accessory%22:%7B%22type%22:%22button%22,%22text%22:%7B%22type%22:%22plain_text%22,%22text%22:%22Select%22,%22emoji%22:true%7D,%22value%22:%22click_me_123%22,%22action_id%22:%22button-action%22%7D%7D,%7B%22type%22:%22actions%22,%22elements%22:%5B%7B%22type%22:%22button%22,%22text%22:%7B%22type%22:%22plain_text%22,%22text%22:%22More%22,%22emoji%22:true%7D,%22value%22:%22click_me_123%22,%22action_id%22:%22actionId-0%22%7D%5D%7D,%7B%22type%22:%22section%22,%22text%22:%7B%22type%22:%22mrkdwn%22,%22text%22:%22Anything%20else%20you'd%20like%20to%20do?%22%7D%7D,%7B%22type%22:%22actions%22,%22elements%22:%5B%7B%22type%22:%22button%22,%22text%22:%7B%22type%22:%22plain_text%22,%22text%22:%22Get%20Account%20Details%22,%22emoji%22:true%7D,%22value%22:%22click_me_123%22,%22action_id%22:%22actionId-0%22%7D,%7B%22type%22:%22button%22,%22text%22:%7B%22type%22:%22plain_text%22,%22text%22:%22New%20Contact%22,%22emoji%22:true%7D,%22value%22:%22click_me_123%22,%22action_id%22:%22actionId-1%22%7D,%7B%22type%22:%22button%22,%22text%22:%7B%22type%22:%22plain_text%22,%22text%22:%22New%20Deal%22,%22emoji%22:true%7D,%22value%22:%22click_me_123%22,%22action_id%22:%22actionId-2%22%7D%5D%7D%5D%7D" xlink:type="simple">Block Kit Builder</text:a></text:p>
          </table:table-cell>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text:span text:style-name="T1">Company Acquisition</text:span></text:p>
            <text:p><text:span text:style-name="T2">Deal Owner</text:span><text:span text:style-name="T3"> </text:span><text:span text:style-name="T4">Geroge Costanza</text:span></text:p>
            <text:p><text:span text:style-name="T5">Amount</text:span><text:span text:style-name="T6"> $75,000,000.00</text:span></text:p>
            <text:p><text:span text:style-name="T7">[Select]</text:span></text:p>
          </table:table-cell>
          <table:table-cell table:style-name="ce14" office:value-type="string" calcext:value-type="string">
            <text:p>Section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text:span text:style-name="T1">Initial Public Offering</text:span></text:p>
            <text:p><text:span text:style-name="T2">Deal Owner</text:span><text:span text:style-name="T3"> </text:span><text:span text:style-name="T4">Geroge Costanza</text:span></text:p>
            <text:p><text:span text:style-name="T5">Amount</text:span><text:span text:style-name="T6"> $180,000,000.00</text:span></text:p>
            <text:p><text:span text:style-name="T7">[Select]</text:span></text:p>
          </table:table-cell>
          <table:table-cell table:style-name="ce14" office:value-type="string" calcext:value-type="string">
            <text:p>Section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Got it, Jennifer. Here are the details for Vandelay Industries...</text:p>
          </table:table-cell>
          <table:table-cell table:style-name="ce14" office:value-type="string" calcext:value-type="string">
            <text:p>Section / mrkdw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text:span text:style-name="T1">Vandelay Industries</text:span></text:p>
            <text:p><text:span text:style-name="T2">Account Owner</text:span><text:span text:style-name="T3"> </text:span><text:span text:style-name="T4">Geroge Costanza</text:span></text:p>
            <text:p><text:span text:style-name="T5">Shipping City</text:span><text:span text:style-name="T6"> New York</text:span></text:p>
            <text:p><text:span text:style-name="T5">Industry</text:span><text:span text:style-name="T6"> Importing/Exporting</text:span></text:p>
            <text:p><text:span text:style-name="T5">AOV</text:span><text:span text:style-name="T6"> $1,800,000.00</text:span></text:p>
            <text:p><text:span text:style-name="T5">Account Number</text:span><text:span text:style-name="T6"> 0-0019298</text:span></text:p>
          </table:table-cell>
          <table:table-cell table:style-name="ce14" office:value-type="string" calcext:value-type="string">
            <text:p>Section / image</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24" office:value-type="string" calcext:value-type="string">
            <text:p>[New Interaction] [New Interaction Summary] [More]</text:p>
          </table:table-cell>
          <table:table-cell table:style-name="ce14" office:value-type="string" calcext:value-type="string">
            <text:p>Actions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8" office:value-type="string" calcext:value-type="string">
            <text:p>Related Records</text:p>
          </table:table-cell>
          <table:table-cell table:style-name="ce14" office:value-type="string" calcext:value-type="string">
            <text:p>Section / mrkdw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Deals (4)</text:p>
            <text:p>[Select]</text:p>
          </table:table-cell>
          <table:table-cell table:style-name="ce14" office:value-type="string" calcext:value-type="string">
            <text:p>Section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Contacts (36)</text:p>
            <text:p>[Select]</text:p>
          </table:table-cell>
          <table:table-cell table:style-name="ce14" office:value-type="string" calcext:value-type="string">
            <text:p>Section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Cases (1)</text:p>
            <text:p>[Select]</text:p>
          </table:table-cell>
          <table:table-cell table:style-name="ce14" office:value-type="string" calcext:value-type="string">
            <text:p>Section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Anything else you'd like to do?</text:p>
          </table:table-cell>
          <table:table-cell table:style-name="ce14" office:value-type="string" calcext:value-type="string">
            <text:p>Section / mrkdw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Get Account Details] [New Contact] [New Deal]</text:p>
          </table:table-cell>
          <table:table-cell table:style-name="ce14" office:value-type="string" calcext:value-type="string">
            <text:p>Actions / button</text:p>
          </table:table-cell>
          <table:table-cell table:style-name="ce19"/>
          <table:table-cell table:style-name="ce17" table:number-columns-repeated="2"/>
          <table:table-cell table:style-name="ce14"/>
          <table:table-cell table:style-name="ce17"/>
          <table:table-cell table:number-columns-repeated="1014"/>
        </table:table-row>
        <table:table-row table:style-name="ro1">
          <table:table-cell table:style-name="ce13" office:value-type="string" calcext:value-type="string" table:number-columns-spanned="1" table:number-rows-spanned="5">
            <text:p>App Onboarding</text:p>
          </table:table-cell>
          <table:table-cell table:style-name="ce15" office:value-type="string" calcext:value-type="string" table:number-columns-spanned="1" table:number-rows-spanned="5">
            <text:p>1.1 Bot</text:p>
          </table:table-cell>
          <table:table-cell table:style-name="ce17"/>
          <table:table-cell table:style-name="ce17" office:value-type="string" calcext:value-type="string">
            <text:p>Welcome, Jennifer! 👋 <text:s/>Connect your Salesforce account to get started.</text:p>
          </table:table-cell>
          <table:table-cell table:style-name="ce14" office:value-type="string" calcext:value-type="string">
            <text:p>Header</text:p>
          </table:table-cell>
          <table:table-cell table:style-name="ce20" office:value-type="string" calcext:value-type="string" table:number-columns-spanned="1" table:number-rows-spanned="5">
            <text:p><text:a xlink:href="https://app.slack.com/block-kit-builder/TF2ADGBJ9#%7B%22type%22:%22home%22,%22blocks%22:%5B%7B%22type%22:%22header%22,%22text%22:%7B%22type%22:%22plain_text%22,%22text%22:%22%F0%9F%91%8B%20Welcome,%20Jennifer!%20Connect%20your%20Salesforce%20account%20to%20get%20started...%22,%22emoji%22:true%7D%7D,%7B%22type%22:%22section%22,%22text%22:%7B%22type%22:%22mrkdwn%22,%22text%22:%22Hey%20there!%20Good%20to%20see%20you%20here,%20Slack%20for%20CIB%20helps%20you%20get%20rich%20information%20from%20your%20Salesforce%20org.%20%5Cn%5CnYou%20can%20view%20*Account%20details*,%20*Account%20relationships*,%20*interactions*%20for%20a%20particular%20account,%20and%20create%20and%20view%20related%20*interaction%20summaries*.%20%5Cn%5CnBut%20before%20all%20of%20these%20amazing%20features,%20we%20need%20you%20to%20connect%20your%20Salesforce%20user%20account%20to%20the%20app!%20%22%7D%7D,%7B%22type%22:%22actions%22,%22elements%22:%5B%7B%22type%22:%22button%22,%22text%22:%7B%22type%22:%22plain_text%22,%22text%22:%22Connect%20to%20Salesforce%22,%22emoji%22:true%7D,%22value%22:%22click_me_123%22,%22action_id%22:%22actionId-0%22%7D,%7B%22type%22:%22button%22,%22text%22:%7B%22type%22:%22plain_text%22,%22text%22:%22Learn%20More%22,%22emoji%22:true%7D,%22value%22:%22click_me_123%22,%22action_id%22:%22actionId-1%22%7D%5D%7D,%7B%22type%22:%22section%22,%22text%22:%7B%22type%22:%22mrkdwn%22,%22text%22:%22%5Cn%3Cwww.salesforce.com%7CConnect%20to%20a%20Salesforce%20sandbox%20org%20instead?%3E%22%7D%7D,%7B%22type%22:%22divider%22%7D,%7B%22type%22:%22header%22,%22text%22:%7B%22type%22:%22plain_text%22,%22text%22:%22What%20can%20you%20do%20with%20Slack%20+%20Financial%20Services?%22,%22emoji%22:true%7D%7D,%7B%22type%22:%22section%22,%22text%22:%7B%22type%22:%22plain_text%22,%22text%22:%22%E2%8F%B0%20%20Get%20Reminders%20for%20Logging%20Interaction%20Summaries%22,%22emoji%22:true%7D%7D,%7B%22type%22:%22section%22,%22text%22:%7B%22type%22:%22plain_text%22,%22text%22:%22%F0%9F%9A%97%20%20Get%20Driving%20Directions%20to%20the%20meeting%20venue%22,%22emoji%22:true%7D%7D,%7B%22type%22:%22section%22,%22text%22:%7B%22type%22:%22plain_text%22,%22text%22:%22%F0%9F%93%85%20%20Get%20Meeting%20Details%22,%22emoji%22:true%7D%7D,%7B%22type%22:%22image%22,%22image_url%22:%22https://media.giphy.com/media/4ZeHNwzjjlrpimeHJm/giphy.gif%22,%22alt_text%22:%22inspiration%22%7D%5D%7D" xlink:type="simple">Block Kit Builder</text:a></text:p>
          </table:table-cell>
          <table:table-cell table:style-name="ce17" table:number-columns-repeated="2"/>
          <table:table-cell table:style-name="ce15" office:value-type="string" calcext:value-type="string" table:number-columns-spanned="1" table:number-rows-spanned="5">
            <text:p>FinanceBot App Home</text:p>
          </table:table-cell>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office:annotation draw:style-name="gr2" draw:text-style-name="P2" svg:width="715.15pt" svg:height="105.73pt" svg:x="853.29pt" svg:y="574.5pt" draw:caption-point-x="-11.54pt" draw:caption-point-y="-22.99pt">
              <dc:date>2021-12-14T00:00:00</dc:date>
              <text:p text:style-name="P1">Since the bolded words already welcome the user, we could remove "Hey there! Good to see you here" and start with "Slack for CIB". </text:p>
              <text:p text:style-name="P1"/>
              <text:p text:style-name="P1">I would also remove the "..." after get started</text:p>
              <text:p text:style-name="P1"><text:tab/>-Marlinda Galapon</text:p>
              <text:p text:style-name="P1">@gsorrentino@salesforce.com</text:p>
              <text:p text:style-name="P1"><text:tab/>-Marlinda Galapon</text:p>
            </office:annotation>
            <text:p>Hey there! Good to see you here, Slack for CIB helps you get rich information from your Salesforce org.</text:p>
            <text:p/>
            <text:p>You can view Account details, Account relationships, interactions for a particular account, and create and view related interaction summaries.</text:p>
            <text:p/>
            <text:p>But before all of these amazing features, we need you to connect your Salesforce user account to the app! </text:p>
          </table:table-cell>
          <table:table-cell table:style-name="ce14" office:value-type="string" calcext:value-type="string">
            <text:p>Section / mrkdwn</text:p>
          </table:table-cell>
          <table:covered-table-cell/>
          <table:table-cell table:style-name="ce17" table:number-columns-repeated="2"/>
          <table:covered-table-cell/>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Connect to Salesforce] [Learn More]</text:p>
          </table:table-cell>
          <table:table-cell table:style-name="ce14" office:value-type="string" calcext:value-type="string">
            <text:p>Actions / button</text:p>
          </table:table-cell>
          <table:covered-table-cell/>
          <table:table-cell table:style-name="ce17" table:number-columns-repeated="2"/>
          <table:covered-table-cell/>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What can you do with Slack + Financial Services?</text:p>
          </table:table-cell>
          <table:table-cell table:style-name="ce14" office:value-type="string" calcext:value-type="string">
            <text:p>Header</text:p>
          </table:table-cell>
          <table:covered-table-cell/>
          <table:table-cell table:style-name="ce17" table:number-columns-repeated="2"/>
          <table:covered-table-cell/>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  Get reminders for logging interaction summaries</text:p>
            <text:p>🚗  Get driving directions to your meeting location</text:p>
            <text:p>📅  Get meeting details</text:p>
          </table:table-cell>
          <table:table-cell table:style-name="ce14" office:value-type="string" calcext:value-type="string">
            <text:p>Section / mrkdwn</text:p>
          </table:table-cell>
          <table:covered-table-cell/>
          <table:table-cell table:style-name="ce17" table:number-columns-repeated="2"/>
          <table:covered-table-cell/>
          <table:table-cell table:style-name="ce17"/>
          <table:table-cell table:number-columns-repeated="1014"/>
        </table:table-row>
        <table:table-row table:style-name="ro1">
          <table:table-cell table:style-name="ce13" office:value-type="string" calcext:value-type="string" table:number-columns-spanned="1" table:number-rows-spanned="7">
            <text:p>App About Page</text:p>
          </table:table-cell>
          <table:table-cell table:style-name="ce15" office:value-type="string" calcext:value-type="string" table:number-columns-spanned="1" table:number-rows-spanned="7">
            <text:p>1.1 Bot</text:p>
          </table:table-cell>
          <table:table-cell table:style-name="ce17"/>
          <table:table-cell table:style-name="ce17" office:value-type="string" calcext:value-type="string">
            <text:p>FinanceBot</text:p>
          </table:table-cell>
          <table:table-cell table:style-name="ce14" office:value-type="string" calcext:value-type="string">
            <text:p>Header</text:p>
          </table:table-cell>
          <table:table-cell table:style-name="ce20" office:value-type="string" calcext:value-type="string" table:number-columns-spanned="1" table:number-rows-spanned="7">
            <text:p><text:a xlink:href="https://app.slack.com/block-kit-builder/TF2ADGBJ9#%7B%22type%22:%22home%22,%22blocks%22:%5B%7B%22type%22:%22header%22,%22text%22:%7B%22type%22:%22plain_text%22,%22text%22:%22FinanceBot%22,%22emoji%22:true%7D%7D,%7B%22type%22:%22section%22,%22text%22:%7B%22type%22:%22mrkdwn%22,%22text%22:%22Slack%20for%20Corporate%20and%20Investment%20Banking%20enables%20compliant,%20real-time%20collaboration%20to%20manage%20clients%20and%20deal%20teams%20from%20anywhere.%20Deliver%20frictionless%20experiences,%20keep%20data%20secure,%20and%20build%20client%20trust.%22%7D%7D,%7B%22type%22:%22header%22,%22text%22:%7B%22type%22:%22plain_text%22,%22text%22:%22What%20you%20can%20do%20with%20FinanceBot%22,%22emoji%22:true%7D%7D,%7B%22type%22:%22section%22,%22text%22:%7B%22type%22:%22mrkdwn%22,%22text%22:%22*%F0%9F%A4%9D%20%20Deal%20team%20collaboration*%20%5Cn%20Protect%20MNPI,%20maintain%20compliance,%20and%20approve%20team%20members%20in%20private%20channels%20with%20required%20NDAs%22%7D,%22accessory%22:%7B%22type%22:%22button%22,%22text%22:%7B%22type%22:%22plain_text%22,%22text%22:%22Create%20a%20Channel%22,%22emoji%22:true%7D,%22value%22:%22click_me_123%22,%22action_id%22:%22button-action%22%7D%7D,%7B%22type%22:%22section%22,%22text%22:%7B%22type%22:%22mrkdwn%22,%22text%22:%22*%F0%9F%91%8D%20%20Deal%20access*%20%5Cn%20Capture%20call%20notes,%20register%20deals,%20and%20react%20to%20updates%20while%20you're%20on-the-go.%22%7D,%22accessory%22:%7B%22type%22:%22button%22,%22text%22:%7B%22type%22:%22plain_text%22,%22text%22:%22New%20Interaction%20Summary%22,%22emoji%22:true%7D,%22value%22:%22click_me_123%22,%22action_id%22:%22button-action%22%7D%7D,%7B%22type%22:%22section%22,%22text%22:%7B%22type%22:%22mrkdwn%22,%22text%22:%22*%F0%9F%97%82%20%20Client%20research*%20%5Cn%20Uncover%20new%20account%20connections%20and%20research%20historical%20context,%20and%20pull%20in%20relevant%20financial%20data.%22%7D,%22accessory%22:%7B%22type%22:%22button%22,%22text%22:%7B%22type%22:%22plain_text%22,%22text%22:%22Explore%20Relationships%22,%22emoji%22:true%7D,%22value%22:%22click_me_123%22,%22action_id%22:%22button-action%22%7D%7D,%7B%22type%22:%22section%22,%22text%22:%7B%22type%22:%22mrkdwn%22,%22text%22:%22%F0%9F%92%BC%20%20*Third-party%20data%20providers*%20%5Cn%20Import%20relevant%20financial%20data%20from%20data%20providers%20and%20unite%20with%20client%20research.%22%7D,%22accessory%22:%7B%22type%22:%22button%22,%22text%22:%7B%22type%22:%22plain_text%22,%22text%22:%22Import%20Data%22,%22emoji%22:true%7D,%22value%22:%22click_me_123%22,%22action_id%22:%22button-action%22%7D%7D%5D%7D" xlink:type="simple">Block Kit Builder</text:a></text:p>
          </table:table-cell>
          <table:table-cell table:style-name="ce17" table:number-columns-repeated="2"/>
          <table:table-cell table:style-name="ce15" office:value-type="string" calcext:value-type="string" table:number-columns-spanned="1" table:number-rows-spanned="7">
            <text:p>FinanceBot App About</text:p>
          </table:table-cell>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Slack for Corporate and Investment Banking enables compliant, real-time collaboration to manage clients and deal teams from anywhere. Deliver frictionless experiences, keep data secure, and build client trust.</text:p>
          </table:table-cell>
          <table:table-cell table:style-name="ce14" office:value-type="string" calcext:value-type="string">
            <text:p>Section / mrkdwn</text:p>
          </table:table-cell>
          <table:covered-table-cell/>
          <table:table-cell table:style-name="ce17" table:number-columns-repeated="2"/>
          <table:covered-table-cell/>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What you can do with FinanceBot</text:p>
          </table:table-cell>
          <table:table-cell table:style-name="ce14" office:value-type="string" calcext:value-type="string">
            <text:p>Header</text:p>
          </table:table-cell>
          <table:covered-table-cell/>
          <table:table-cell table:style-name="ce17" table:number-columns-repeated="2"/>
          <table:covered-table-cell/>
          <table:table-cell table:style-name="ce17"/>
          <table:table-cell table:number-columns-repeated="1014"/>
        </table:table-row>
        <table:table-row table:style-name="ro1">
          <table:covered-table-cell table:number-columns-repeated="2"/>
          <table:table-cell table:style-name="ce17"/>
          <table:table-cell table:style-name="ce32" office:value-type="string" calcext:value-type="string">
            <text:p>•Deal team collaboration Protect MNPI, maintain compliance, and approve team members in private channels with required NDAs</text:p>
            <text:p>[Create a Channel]</text:p>
          </table:table-cell>
          <table:table-cell table:style-name="ce14" office:value-type="string" calcext:value-type="string">
            <text:p>Section / button</text:p>
          </table:table-cell>
          <table:covered-table-cell/>
          <table:table-cell table:style-name="ce17" table:number-columns-repeated="2"/>
          <table:covered-table-cell/>
          <table:table-cell table:style-name="ce17"/>
          <table:table-cell table:number-columns-repeated="1014"/>
        </table:table-row>
        <table:table-row table:style-name="ro1">
          <table:covered-table-cell table:number-columns-repeated="2"/>
          <table:table-cell table:style-name="ce17"/>
          <table:table-cell table:style-name="ce32" office:value-type="string" calcext:value-type="string">
            <text:p>•Deal access Capture call notes, register deals, and react to updates on-the-go.</text:p>
            <text:p>[New Interaction Summary]</text:p>
          </table:table-cell>
          <table:table-cell table:style-name="ce14" office:value-type="string" calcext:value-type="string">
            <text:p>Section / button</text:p>
          </table:table-cell>
          <table:covered-table-cell/>
          <table:table-cell table:style-name="ce17" table:number-columns-repeated="2"/>
          <table:covered-table-cell/>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Client research</text:p>
            <text:p>Uncover new account connections and research historical context, and pull in relevant financial data.</text:p>
            <text:p>[Explore Relationships]</text:p>
          </table:table-cell>
          <table:table-cell table:style-name="ce14" office:value-type="string" calcext:value-type="string">
            <text:p>Section / button</text:p>
          </table:table-cell>
          <table:covered-table-cell/>
          <table:table-cell table:style-name="ce17" table:number-columns-repeated="2"/>
          <table:covered-table-cell/>
          <table:table-cell table:style-name="ce17"/>
          <table:table-cell table:number-columns-repeated="1014"/>
        </table:table-row>
        <table:table-row table:style-name="ro1">
          <table:covered-table-cell table:number-columns-repeated="2"/>
          <table:table-cell table:style-name="ce17"/>
          <table:table-cell table:style-name="ce17" office:value-type="string" calcext:value-type="string">
            <text:p>•Third-party data providers</text:p>
            <text:p>Import relevant financial data from data providers and unite with client research.</text:p>
            <text:p>[Import Data]</text:p>
          </table:table-cell>
          <table:table-cell table:style-name="ce14" office:value-type="string" calcext:value-type="string">
            <text:p>Section / button</text:p>
          </table:table-cell>
          <table:covered-table-cell/>
          <table:table-cell table:style-name="ce17" table:number-columns-repeated="2"/>
          <table:covered-table-cell/>
          <table:table-cell table:style-name="ce17"/>
          <table:table-cell table:number-columns-repeated="1014"/>
        </table:table-row>
        <table:table-row table:style-name="ro1">
          <table:table-cell table:style-name="ce29" office:value-type="string" calcext:value-type="string">
            <text:p>1. Deal Submission</text:p>
          </table:table-cell>
          <table:table-cell table:style-name="ce14" office:value-type="string" calcext:value-type="string">
            <text:p>1.1 Bot</text:p>
          </table:table-cell>
          <table:table-cell table:style-name="ce17"/>
          <table:table-cell table:style-name="ce17" office:value-type="string" calcext:value-type="string">
            <text:p>Hi Delia! You have a new deal waiting for</text:p>
            <text:p>your approval!</text:p>
          </table:table-cell>
          <table:table-cell table:style-name="ce14"/>
          <table:table-cell table:style-name="ce19"/>
          <table:table-cell table:style-name="ce17" office:value-type="string" calcext:value-type="string">
            <text:p><text:span text:style-name="T11">Art, a senior banker with the firm, is working on his pipeline in Salesforce and has been grooming a client for a few quarters. The client has stated that they're interested in an initial public offering and would like Vandelay Industries to submit a proposal. When his deal is ready, </text:span><text:span text:style-name="T12">[CLICK SUBMIT FOR APPROVAL]</text:span><text:span text:style-name="T3"> he sends it to compliance for approval.</text:span></text:p>
          </table:table-cell>
          <table:table-cell table:style-name="ce17"/>
          <table:table-cell table:style-name="ce14" office:value-type="string" calcext:value-type="string">
            <text:p>iOS Notifications</text:p>
          </table:table-cell>
          <table:table-cell table:style-name="ce17" office:value-type="string" calcext:value-type="string">
            <text:p>We may want to remove "Aloha", as it is considered appropriative.</text:p>
          </table:table-cell>
          <table:table-cell table:number-columns-repeated="1014"/>
        </table:table-row>
        <table:table-row table:style-name="ro1">
          <table:table-cell table:style-name="ce13" office:value-type="string" calcext:value-type="string" table:number-columns-spanned="1" table:number-rows-spanned="5">
            <text:p>2. Deal Approval</text:p>
          </table:table-cell>
          <table:table-cell table:style-name="ce15" office:value-type="string" calcext:value-type="string" table:number-columns-spanned="1" table:number-rows-spanned="3">
            <text:p>2.1 Bot</text:p>
          </table:table-cell>
          <table:table-cell table:style-name="ce17"/>
          <table:table-cell table:style-name="ce17" office:value-type="string" calcext:value-type="string">
            <text:p>Hi Delia! 👋 <text:s/>A new deal needs your approval:</text:p>
          </table:table-cell>
          <table:table-cell table:style-name="ce14" office:value-type="string" calcext:value-type="string">
            <text:p>Section / Plain Text</text:p>
          </table:table-cell>
          <table:table-cell table:style-name="ce20" office:value-type="string" calcext:value-type="string" table:number-columns-spanned="1" table:number-rows-spanned="5">
            <text:p><text:a xlink:href="https://app.slack.com/block-kit-builder/TF2ADGBJ9#%7B%22blocks%22:%5B%7B%22type%22:%22section%22,%22text%22:%7B%22type%22:%22mrkdwn%22,%22text%22:%22%F0%9F%91%8B%20Delia!%20A%20new%20deal%20needs%20your%20approval:%20%22%7D%7D,%7B%22type%22:%22section%22,%22text%22:%7B%22type%22:%22mrkdwn%22,%22text%22:%22*%3CfakeLink.to%7CInitial%20Public%20Offering%3E*%5CnDeal%5Cn*Status*%20%F0%9F%95%92%20Pending%5Cn*Amount*%20%F0%9F%94%A5%20$1,000,000.00%5Cn*Account%20Owner*%20%3CfakeLink.to%7CArt%20Vandelay%3E%5Cn*Account*%20%3CfakeLink.to%7CRidesharing,%20Inc.%3E%22%7D%7D,%7B%22type%22:%22actions%22,%22elements%22:%5B%7B%22type%22:%22button%22,%22text%22:%7B%22type%22:%22plain_text%22,%22emoji%22:true,%22text%22:%22Approve%22%7D,%22style%22:%22primary%22,%22value%22:%22click_me_123%22%7D,%7B%22type%22:%22button%22,%22text%22:%7B%22type%22:%22plain_text%22,%22emoji%22:true,%22text%22:%22Deny%22%7D,%22style%22:%22danger%22,%22value%22:%22click_me_123%22%7D%5D%7D,%7B%22type%22:%22section%22,%22text%22:%7B%22type%22:%22mrkdwn%22,%22text%22:%22%F0%9F%8E%89%20The%20%3CfakeLink.to%7CInitial%20Public%20Offering%3E%20deal%20was%20approved!%22%7D%7D%5D%7D" xlink:type="simple">Block Kit Builder</text:a></text:p>
          </table:table-cell>
          <table:table-cell table:style-name="ce36" office:value-type="string" calcext:value-type="string" table:number-columns-spanned="1" table:number-rows-spanned="5">
            <text:p><text:span text:style-name="T7">Delia is away from her desk and gets a notification on her mobile device that an approval is in her queued. </text:span></text:p>
            <text:p><text:span text:style-name="T7"/></text:p>
            <text:p><text:span text:style-name="T8">[CLICK NOTIFICATION] </text:span></text:p>
            <text:p><text:span text:style-name="T7"/></text:p>
            <text:p><text:span text:style-name="T7">When she taps it to learn more, FinanceBot sends her a message in the compliance channel with the deal's information. Delia checks on the high-level details and taps approve. </text:span></text:p>
            <text:p><text:span text:style-name="T7"/></text:p>
            <text:p><text:span text:style-name="T8">[CLICK APPROVE]</text:span></text:p>
            <text:p><text:span text:style-name="T8"/></text:p>
            <text:p><text:span text:style-name="T7">Back in Lightning, Art can see the deal's status get updated. The actions on the record are updated to give quick access to create a new channel in slack. </text:span></text:p>
            <text:p><text:span text:style-name="T7"/></text:p>
            <text:p><text:span text:style-name="T8">[CLICK ON CREATE SLACK CHANNEL BUTTON]</text:span></text:p>
          </table:table-cell>
          <table:table-cell table:style-name="ce17"/>
          <table:table-cell table:style-name="ce15" office:value-type="string" calcext:value-type="string" table:number-columns-spanned="1" table:number-rows-spanned="5">
            <text:p>🔒 Compliance</text:p>
          </table:table-cell>
          <table:table-cell table:style-name="ce36" office:value-type="string" calcext:value-type="string" table:number-columns-spanned="1" table:number-rows-spanned="5">
            <text:p><text:span text:style-name="T7">Removed emojis 🕐  and 🔥.. As it's not always clear from an accessibility standpoint, how the emojis relate to the words. </text:span></text:p>
            <text:p><text:span text:style-name="T5">Status</text:span><text:span text:style-name="T6"> 🕐  Pending</text:span></text:p>
            <text:p><text:span text:style-name="T5">Amount</text:span><text:span text:style-name="T6"> 🔥. $1,000,000.00</text:span></text:p>
            <text:p><text:span text:style-name="T7"/></text:p>
          </table:table-cell>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Initial Public Offering
Deal
Status Pending
Amount $1,000,000.00
Account Owner Art Vandelay
Account Ridesharing, Inc.</text:a></text:p>
          </table:table-cell>
          <table:table-cell table:style-name="ce14" office:value-type="string" calcext:value-type="string">
            <text:p>Section / mrkdwn</text:p>
          </table:table-cell>
          <table:covered-table-cell table:number-columns-repeated="2"/>
          <table:table-cell table:style-name="ce17"/>
          <table:covered-table-cell table:number-columns-repeated="2"/>
          <table:table-cell table:number-columns-repeated="1014"/>
        </table:table-row>
        <table:table-row table:style-name="ro3">
          <table:covered-table-cell table:number-columns-repeated="2"/>
          <table:table-cell table:style-name="ce17"/>
          <table:table-cell table:style-name="ce17" office:value-type="string" calcext:value-type="string">
            <text:p>[Approve] [Deny]</text:p>
          </table:table-cell>
          <table:table-cell table:style-name="ce14" office:value-type="string" calcext:value-type="string">
            <text:p>Actions / button</text:p>
          </table:table-cell>
          <table:covered-table-cell table:number-columns-repeated="2"/>
          <table:table-cell table:style-name="ce17"/>
          <table:covered-table-cell table:number-columns-repeated="2"/>
          <table:table-cell table:number-columns-repeated="1014"/>
        </table:table-row>
        <table:table-row table:style-name="ro4">
          <table:covered-table-cell/>
          <table:table-cell table:style-name="ce14" office:value-type="string" calcext:value-type="string">
            <text:p>2.2 Delia</text:p>
          </table:table-cell>
          <table:table-cell table:style-name="ce17"/>
          <table:table-cell table:style-name="ce17" office:value-type="string" calcext:value-type="string">
            <text:p>[Approve]</text:p>
          </table:table-cell>
          <table:table-cell table:style-name="ce14"/>
          <table:covered-table-cell table:number-columns-repeated="2"/>
          <table:table-cell table:style-name="ce17"/>
          <table:covered-table-cell table:number-columns-repeated="2"/>
          <table:table-cell table:number-columns-repeated="1014"/>
        </table:table-row>
        <table:table-row table:style-name="ro5">
          <table:covered-table-cell/>
          <table:table-cell table:style-name="ce14" office:value-type="string" calcext:value-type="string">
            <text:p>2.3 Bot</text:p>
          </table:table-cell>
          <table:table-cell table:style-name="ce17"/>
          <table:table-cell table:style-name="ce33" office:value-type="string" calcext:value-type="string">
            <text:p><text:a xlink:href="https://docs.google.com/spreadsheets/d/1Ra6joTk2zlIKGTckcUqS9A_Fswe7kM0neOaZvbaMmPU/edit" xlink:type="simple"> The Initial Public Offering deal was approved! 🎉</text:a></text:p>
          </table:table-cell>
          <table:table-cell table:style-name="ce14" office:value-type="string" calcext:value-type="string">
            <text:p>Section / Plain Text</text:p>
          </table:table-cell>
          <table:covered-table-cell table:number-columns-repeated="2"/>
          <table:table-cell table:style-name="ce17"/>
          <table:covered-table-cell table:number-columns-repeated="2"/>
          <table:table-cell table:number-columns-repeated="1014"/>
        </table:table-row>
        <table:table-row table:style-name="ro1">
          <table:table-cell table:style-name="ce29" office:value-type="string" calcext:value-type="string">
            <text:p>3. Member Management</text:p>
          </table:table-cell>
          <table:table-cell table:style-name="ce14" office:value-type="string" calcext:value-type="string">
            <text:p>3.1 Art</text:p>
          </table:table-cell>
          <table:table-cell table:style-name="ce17" office:value-type="string" calcext:value-type="string">
            <text:p><text:span text:style-name="T11">/</text:span><text:span text:style-name="T12">invite </text:span><text:span text:style-name="T3">someone to this channel (OOB)</text:span></text:p>
          </table:table-cell>
          <table:table-cell table:style-name="ce26" office:value-type="string" calcext:value-type="string">
            <text:p>Adds deal participant in Slack <text:s/></text:p>
          </table:table-cell>
          <table:table-cell table:style-name="ce14" table:number-columns-repeated="2"/>
          <table:table-cell table:style-name="ce17" office:value-type="string" calcext:value-type="string">
            <text:p><text:span text:style-name="T7">Now that the deal is approved, Art can start assembling his team to start prepping for the upcoming pitch. </text:span></text:p>
            <text:p><text:span text:style-name="T7"/></text:p>
            <text:p><text:span text:style-name="T8">[CLICK ADD BUTTON] </text:span></text:p>
            <text:p><text:span text:style-name="T8"/></text:p>
            <text:p><text:span text:style-name="T7">He adds Jennifer, an analyst at the firm using Slack desktop.</text:span></text:p>
            <text:p><text:span text:style-name="T7"/></text:p>
            <text:p><text:span text:style-name="T8">[CLICK ANYWHERE TO ADVANCE]</text:span></text:p>
          </table:table-cell>
          <table:table-cell table:style-name="ce17" office:value-type="string" calcext:value-type="string">
            <text:p><text:span text:style-name="T7">1. Shortcuts (⚡)</text:span></text:p>
            <text:p><text:span text:style-name="T11">2. </text:span><text:span text:style-name="T12">Invite</text:span><text:span text:style-name="T3"> somone to this channel (OOB)</text:span></text:p>
          </table:table-cell>
          <table:table-cell table:style-name="ce14" office:value-type="string" calcext:value-type="string">
            <text:p>#ridesharing-initial-public-offering</text:p>
          </table:table-cell>
          <table:table-cell table:style-name="ce17"/>
          <table:table-cell table:number-columns-repeated="1014"/>
        </table:table-row>
        <table:table-row table:style-name="ro1">
          <table:table-cell table:style-name="ce13" office:value-type="string" calcext:value-type="string" table:number-columns-spanned="1" table:number-rows-spanned="5">
            <text:p>4. Member Approval</text:p>
          </table:table-cell>
          <table:table-cell table:style-name="ce15" office:value-type="string" calcext:value-type="string" table:number-columns-spanned="1" table:number-rows-spanned="3">
            <text:p>4.1 Bot</text:p>
          </table:table-cell>
          <table:table-cell table:style-name="ce17"/>
          <table:table-cell table:style-name="ce33" office:value-type="string" calcext:value-type="string">
            <text:p><text:a xlink:href="https://docs.google.com/spreadsheets/d/1Ra6joTk2zlIKGTckcUqS9A_Fswe7kM0neOaZvbaMmPU/edit" xlink:type="simple">📋 @Delia, Art is requesting to add Jennifer Wilcox to #ridesharing-initial-public-offering.</text:a></text:p>
          </table:table-cell>
          <table:table-cell table:style-name="ce14"/>
          <table:table-cell table:style-name="ce20" office:value-type="string" calcext:value-type="string" table:number-columns-spanned="1" table:number-rows-spanned="5">
            <text:p><text:a xlink:href="https://app.slack.com/block-kit-builder/TF2ADGBJ9#%7B%22blocks%22:%5B%7B%22type%22:%22section%22,%22text%22:%7B%22type%22:%22mrkdwn%22,%22text%22:%22%3CfakeLink.to%7C@Delia%3E,%20Art%20is%20requesting%20to%20add%20Jennifer%20Wilcox%20to%20#ridesharing-initial-public-offering.%22%7D%7D,%7B%22type%22:%22section%22,%22text%22:%7B%22type%22:%22mrkdwn%22,%22text%22:%22*%3CfakeLink.to%7CJennifer%20Wilcox%3E*%5CnUser%5Cn*Title*%20Analyst%5Cn*Manager*%20%3CfakeLink.to%7CArt%20Vandelay%3E%5Cn*Phone*%20%3CfakeLink.to%7C415-555-1234%3E%22%7D,%22accessory%22:%7B%22type%22:%22image%22,%22image_url%22:%22https://www.rollingstone.com/wp-content/uploads/2021/03/TCDARDE_FE078-2c.jpg%22,%22alt_text%22:%22cute%20cat%22%7D%7D,%7B%22type%22:%22actions%22,%22elements%22:%5B%7B%22type%22:%22button%22,%22text%22:%7B%22type%22:%22plain_text%22,%22emoji%22:true,%22text%22:%22Approve%22%7D,%22style%22:%22primary%22,%22value%22:%22click_me_123%22%7D,%7B%22type%22:%22button%22,%22text%22:%7B%22type%22:%22plain_text%22,%22emoji%22:true,%22text%22:%22Deny%22%7D,%22style%22:%22danger%22,%22value%22:%22click_me_123%22%7D%5D%7D,%7B%22type%22:%22section%22,%22text%22:%7B%22type%22:%22mrkdwn%22,%22text%22:%22%F0%9F%8E%89%20%3CfakeLink.to%7CJennifer%3E%20was%20added%20to%20#ridesharing-initial-public-offering!%22%7D%7D%5D%7D" xlink:type="simple">Block Kit Builder</text:a></text:p>
          </table:table-cell>
          <table:table-cell table:style-name="ce36" office:value-type="string" calcext:value-type="string" table:number-columns-spanned="1" table:number-rows-spanned="5">
            <text:p><text:span text:style-name="T7">Before a new deal team member can be added to the channel, they must be approved by compliance to make sure there's no conflict of interest. </text:span></text:p>
            <text:p><text:span text:style-name="T7"/></text:p>
            <text:p><text:span text:style-name="T8">[CLICK APPROVE]</text:span></text:p>
            <text:p><text:span text:style-name="T7"/></text:p>
            <text:p><text:span text:style-name="T7">Delia receives the second request on her mobile device and approves Jennifer to start working.</text:span></text:p>
            <text:p><text:span text:style-name="T7"/></text:p>
            <text:p><text:span text:style-name="T8">[CLICK ANYWHERE TO ADVANCE]</text:span></text:p>
          </table:table-cell>
          <table:table-cell table:style-name="ce17"/>
          <table:table-cell table:style-name="ce15" office:value-type="string" calcext:value-type="string" table:number-columns-spanned="1" table:number-rows-spanned="5">
            <text:p>🔒 Compliance</text:p>
          </table:table-cell>
          <table:table-cell table:style-name="ce36" table:number-columns-spanned="1" table:number-rows-spanned="5"/>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Jennifer Wilcox
User
Title Analyst
Manager Art Vandelay
Phone 415-555-1234</text:a></text:p>
          </table:table-cell>
          <table:table-cell table:style-name="ce14" office:value-type="string" calcext:value-type="string">
            <text:p>Section / With Image</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17" office:value-type="string" calcext:value-type="string">
            <text:p>[Approve] [Deny]</text:p>
          </table:table-cell>
          <table:table-cell table:style-name="ce14" office:value-type="string" calcext:value-type="string">
            <text:p>Actions / button</text:p>
          </table:table-cell>
          <table:covered-table-cell table:number-columns-repeated="2"/>
          <table:table-cell table:style-name="ce17"/>
          <table:covered-table-cell table:number-columns-repeated="2"/>
          <table:table-cell table:number-columns-repeated="1014"/>
        </table:table-row>
        <table:table-row table:style-name="ro1">
          <table:covered-table-cell/>
          <table:table-cell table:style-name="ce14" office:value-type="string" calcext:value-type="string">
            <text:p>4.2 Delia</text:p>
          </table:table-cell>
          <table:table-cell table:style-name="ce17"/>
          <table:table-cell table:style-name="ce17" office:value-type="string" calcext:value-type="string">
            <text:p>[Approve]</text:p>
          </table:table-cell>
          <table:table-cell table:style-name="ce14"/>
          <table:covered-table-cell table:number-columns-repeated="2"/>
          <table:table-cell table:style-name="ce17"/>
          <table:covered-table-cell table:number-columns-repeated="2"/>
          <table:table-cell table:number-columns-repeated="1014"/>
        </table:table-row>
        <table:table-row table:style-name="ro1">
          <table:covered-table-cell/>
          <table:table-cell table:style-name="ce14" office:value-type="string" calcext:value-type="string">
            <text:p>4.3 Bot</text:p>
          </table:table-cell>
          <table:table-cell table:style-name="ce17"/>
          <table:table-cell table:style-name="ce33" office:value-type="string" calcext:value-type="string">
            <text:p><text:a xlink:href="https://docs.google.com/spreadsheets/d/1Ra6joTk2zlIKGTckcUqS9A_Fswe7kM0neOaZvbaMmPU/edit" xlink:type="simple">Jennifer was added to #ridesharing-initial-public-offering! 🎉</text:a></text:p>
          </table:table-cell>
          <table:table-cell table:style-name="ce24" office:value-type="string" calcext:value-type="string">
            <text:p>Section / Plain Text</text:p>
          </table:table-cell>
          <table:covered-table-cell table:number-columns-repeated="2"/>
          <table:table-cell table:style-name="ce17"/>
          <table:covered-table-cell table:number-columns-repeated="2"/>
          <table:table-cell table:number-columns-repeated="1014"/>
        </table:table-row>
        <table:table-row table:style-name="ro1">
          <table:table-cell table:style-name="ce13" office:value-type="string" calcext:value-type="string" table:number-columns-spanned="1" table:number-rows-spanned="8">
            <text:p>5. Member Onboarding</text:p>
          </table:table-cell>
          <table:table-cell table:style-name="ce14" office:value-type="string" calcext:value-type="string">
            <text:p>5.1 Bot</text:p>
          </table:table-cell>
          <table:table-cell table:style-name="ce17"/>
          <table:table-cell table:style-name="ce17" office:value-type="string" calcext:value-type="string">
            <text:p>Congratulations, Jennifer! You've just been added to #ridesharing-initial-public-offering! 🎉</text:p>
          </table:table-cell>
          <table:table-cell table:style-name="ce14"/>
          <table:table-cell table:style-name="ce20" office:value-type="string" calcext:value-type="string" table:number-columns-spanned="1" table:number-rows-spanned="8">
            <text:p><text:a xlink:href="https://app.slack.com/block-kit-builder/TF2ADGBJ9#%7B%22blocks%22:%5B%7B%22type%22:%22section%22,%22text%22:%7B%22type%22:%22mrkdwn%22,%22text%22:%22*Jennifer%20Wilcox*%5Cnwas%20added%20to%20#ridesharing-initial-public-offering%20by%20Art%20Vandelay.%22%7D%7D,%7B%22type%22:%22header%22,%22text%22:%7B%22type%22:%22plain_text%22,%22text%22:%22%F0%9F%91%8B%20%20Welcome,%20Jennifer!%20Here%20are%20a%20few%20things%20to%20get%20you%20started...%22,%22emoji%22:true%7D%7D,%7B%22type%22:%22section%22,%22text%22:%7B%22type%22:%22mrkdwn%22,%22text%22:%22*%3CfakeLink.to%7CInitial%20Public%20Offering%3E*%5CnDeal%5Cn*Status*%20%E2%9C%85%20Approved%5Cn*Amount*%20%F0%9F%94%A5%20$1,000,000.00%5Cn*Account%20Owner*%20%3CfakeLink.to%7CArt%20Vandelay%3E%5Cn*Account*%20%3CfakeLink.to%7CRidesharing,%20Inc.%3E%22%7D%7D,%7B%22type%22:%22divider%22%7D,%7B%22type%22:%22section%22,%22text%22:%7B%22type%22:%22mrkdwn%22,%22text%22:%22*%3CfakeLink.to%7CMarilyn%20Williams%3E*%5CnContact%5Cn*Title*%20CEO%5Cn*Email*%20%3CfakeLink.to%7Cceo@ridesharing.com%3E%5Cn*Phone*%20%3CfakeLink.to%7C415-555-1234%3E%22%7D,%22accessory%22:%7B%22type%22:%22image%22,%22image_url%22:%22https://www.rollingstone.com/wp-content/uploads/2021/03/TCDARDE_FE078-2c.jpg%22,%22alt_text%22:%22cute%20cat%22%7D%7D,%7B%22type%22:%22divider%22%7D,%7B%22type%22:%22section%22,%22text%22:%7B%22type%22:%22mrkdwn%22,%22text%22:%22%F0%9F%93%85%20*%3CfakeLink.to%7CFirst%20Call%3E*%5CnEvent%5Cn*Date*%20Jan%203,%202021%5Cn*Account%20Owner*%20%3CfakeLink.to%7CArt%20Vandelay%3E%5Cn*Attendees*%20%3CfakeLink.to%7CArt%20Vandelay%3E,%20%3CfakeLink.to%7CMarilyn%20Williams%3E%22%7D,%22accessory%22:%7B%22type%22:%22image%22,%22image_url%22:%22https://glennsorrentino.keybase.pub/assets/images/map.png%22,%22alt_text%22:%22cute%20cat%22%7D%7D,%7B%22type%22:%22divider%22%7D,%7B%22type%22:%22section%22,%22text%22:%7B%22type%22:%22mrkdwn%22,%22text%22:%22%F0%9F%93%9D%20*%3CfakeLink.toEmployeeProfile.com%7CFirst%20Call%20Notes%3E*%5CnInteraction%20Summary%5CnThe%20first%20call%20went%20well.%20We%20spoke%20about%20a%20new%20acquisition.%20They'll%20be%20able%20to%20think%20about%20moving%20next%20fiscal%20year.%22%7D%7D,%7B%22type%22:%22divider%22%7D,%7B%22type%22:%22actions%22,%22elements%22:%5B%7B%22type%22:%22button%22,%22text%22:%7B%22type%22:%22plain_text%22,%22text%22:%22View%20More%22,%22emoji%22:true%7D,%22value%22:%22click_me_123%22,%22action_id%22:%22actionId-0%22%7D%5D%7D%5D%7D" xlink:type="simple">Block Kit Builder</text:a></text:p>
          </table:table-cell>
          <table:table-cell table:style-name="ce36" office:value-type="string" calcext:value-type="string" table:number-columns-spanned="1" table:number-rows-spanned="8">
            <text:p><text:span text:style-name="T7">When Jennifer joins the channel she's automatically sent relevant information that's commonly gathered manually when starting account research. It includes deal and contact infornation, as well as recent meetings with the customer.</text:span></text:p>
            <text:p><text:span text:style-name="T7"/></text:p>
            <text:p><text:span text:style-name="T8">[CLICK ANYWHERE TO ADVANCE]</text:span></text:p>
          </table:table-cell>
          <table:table-cell table:style-name="ce17"/>
          <table:table-cell table:style-name="ce14" office:value-type="string" calcext:value-type="string">
            <text:p>iOS Notifications</text:p>
          </table:table-cell>
          <table:table-cell table:style-name="ce36" table:number-columns-spanned="1" table:number-rows-spanned="8"/>
          <table:table-cell table:number-columns-repeated="1014"/>
        </table:table-row>
        <table:table-row table:style-name="ro1">
          <table:covered-table-cell/>
          <table:table-cell table:style-name="ce14" office:value-type="string" calcext:value-type="string">
            <text:p>5.2 Jennifer</text:p>
          </table:table-cell>
          <table:table-cell table:style-name="ce17"/>
          <table:table-cell table:style-name="ce17" office:value-type="string" calcext:value-type="string">
            <text:p>[Taps notification]</text:p>
          </table:table-cell>
          <table:table-cell table:style-name="ce14"/>
          <table:covered-table-cell table:number-columns-repeated="2"/>
          <table:table-cell table:style-name="ce17"/>
          <table:table-cell table:style-name="ce15" office:value-type="string" calcext:value-type="string" table:number-columns-spanned="1" table:number-rows-spanned="7">
            <text:p>#ridesharing-initial-public-offering</text:p>
          </table:table-cell>
          <table:covered-table-cell/>
          <table:table-cell table:number-columns-repeated="1014"/>
        </table:table-row>
        <table:table-row table:style-name="ro1">
          <table:covered-table-cell/>
          <table:table-cell table:style-name="ce14" office:value-type="string" calcext:value-type="string">
            <text:p>5.3 Jennifer</text:p>
          </table:table-cell>
          <table:table-cell table:style-name="ce17"/>
          <table:table-cell table:style-name="ce17" office:value-type="string" calcext:value-type="string">
            <text:p>was added to #ridesharing-initial-public-offering by Art Vandelay</text:p>
          </table:table-cell>
          <table:table-cell table:style-name="ce24" office:value-type="string" calcext:value-type="string">
            <text:p>Section / Plain Text</text:p>
          </table:table-cell>
          <table:covered-table-cell table:number-columns-repeated="2"/>
          <table:table-cell table:style-name="ce17"/>
          <table:covered-table-cell table:number-columns-repeated="2"/>
          <table:table-cell table:number-columns-repeated="1014"/>
        </table:table-row>
        <table:table-row table:style-name="ro1">
          <table:covered-table-cell/>
          <table:table-cell table:style-name="ce15" office:value-type="string" calcext:value-type="string" table:number-columns-spanned="1" table:number-rows-spanned="5">
            <text:p>5.4 Bot</text:p>
          </table:table-cell>
          <table:table-cell table:style-name="ce17"/>
          <table:table-cell table:style-name="ce17" office:value-type="string" calcext:value-type="string">
            <text:p>Welcome, Jennifer! 👋 <text:s/>Here are a few things to get you started...</text:p>
          </table:table-cell>
          <table:table-cell table:style-name="ce14" office:value-type="string" calcext:value-type="string">
            <text:p>Header</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Initial Public Offering
Deal
Status Approved ✅
Amount $1,000,000.00
Account Owner Art Vandelay
Account Ridesharing, Inc.</text:a></text:p>
          </table:table-cell>
          <table:table-cell table:style-name="ce14" office:value-type="string" calcext:value-type="string">
            <text:p>Section / mrkdwn</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Marilyn Williams
Contact
Title CEO
Email ceo@ridesharing.com
Phone 415-555-1234</text:a></text:p>
          </table:table-cell>
          <table:table-cell table:style-name="ce14" office:value-type="string" calcext:value-type="string">
            <text:p>Section / With Image</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First Call 📅
Event
Date Jan 3, 2021
Account Owner Art Vandelay
Attendees Art Vandelay, Marilyn Williams</text:a></text:p>
          </table:table-cell>
          <table:table-cell table:style-name="ce14" office:value-type="string" calcext:value-type="string">
            <text:p>Section / With Image</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covered-table-cell table:number-columns-repeated="2"/>
          <table:table-cell table:style-name="ce17"/>
          <table:covered-table-cell table:number-columns-repeated="2"/>
          <table:table-cell table:number-columns-repeated="1014"/>
        </table:table-row>
        <table:table-row table:style-name="ro1">
          <table:table-cell table:style-name="ce13" office:value-type="string" calcext:value-type="string" table:number-columns-spanned="1" table:number-rows-spanned="6">
            <text:p>6. View Interaction Summaries</text:p>
          </table:table-cell>
          <table:table-cell table:style-name="ce14" office:value-type="string" calcext:value-type="string">
            <text:p>6.1 Jennifer</text:p>
          </table:table-cell>
          <table:table-cell table:style-name="ce17" office:value-type="string" calcext:value-type="string">
            <text:p><text:span text:style-name="T11">/</text:span><text:span text:style-name="T12">view</text:span><text:span text:style-name="T3"> Interaction Summaries for...</text:span></text:p>
            <text:p><text:span text:style-name="T11">/</text:span><text:span text:style-name="T12">view</text:span><text:span text:style-name="T3"> recent Interaction Summaries for this account</text:span></text:p>
          </table:table-cell>
          <table:table-cell table:style-name="ce34" office:value-type="string" calcext:value-type="string">
            <text:p><text:a xlink:href="https://docs.google.com/spreadsheets/d/1Ra6joTk2zlIKGTckcUqS9A_Fswe7kM0neOaZvbaMmPU/edit" xlink:type="simple">@FinanceBot can you show me recent interactions?</text:a></text:p>
          </table:table-cell>
          <table:table-cell table:style-name="ce14" office:value-type="string" calcext:value-type="string">
            <text:p>Section / Plain Text</text:p>
          </table:table-cell>
          <table:table-cell table:style-name="ce20" office:value-type="string" calcext:value-type="string" table:number-columns-spanned="1" table:number-rows-spanned="6">
            <text:p><text:a xlink:href="https://app.slack.com/block-kit-builder/TF2ADGBJ9#%7B%22blocks%22:%5B%7B%22type%22:%22section%22,%22text%22:%7B%22type%22:%22mrkdwn%22,%22text%22:%22*Jennifer%20Wilcox*%5Cn%3CfakeLink.to%7C@FinanceBot%3E%20can%20you%20show%20me%20recent%20interactions?%22%7D%7D,%7B%22type%22:%22section%22,%22text%22:%7B%22type%22:%22mrkdwn%22,%22text%22:%22:thumbsup:%20Sure%20Jennifer,%20here%20are%20the%20latest%20Interaction%20Summaries%20for%20%3CfakeLink.toEmployeeProfile.com%7CVandelay%20Industries%3E...%5Cn%5Cn%22%7D%7D,%7B%22type%22:%22section%22,%22text%22:%7B%22type%22:%22mrkdwn%22,%22text%22:%22*%3CfakeLink.toEmployeeProfile.com%7CKick%20Off%20Notes%3E*%5CnNov%201,%202020%5CnVery%20receptive%20and%20states%20a%20need%20for%20a%20new%20solution.%22%7D%7D,%7B%22type%22:%22section%22,%22text%22:%7B%22type%22:%22mrkdwn%22,%22text%22:%22*%3CfakeLink.toEmployeeProfile.com%7CFirst%20Call%20Notes%3E*%5CnNov%202,%202020%5CnCustomer%20was%20interested%20but%20needs%20to%20wait%20for%20next%20fiscal%20year.%22%7D%7D,%7B%22type%22:%22section%22,%22text%22:%7B%22type%22:%22mrkdwn%22,%22text%22:%22*%3CfakeLink.toEmployeeProfile.com%7CClient%20Meet%20and%20Greet%3E*%5CnNov%2013,%202020%5CnAfter%20learning%20more%20about%20their%20needs,%20we're%20going%20to%20start%20prepping%20for%20a%20pitch.%22%7D%7D,%7B%22type%22:%22actions%22,%22elements%22:%5B%7B%22type%22:%22button%22,%22text%22:%7B%22type%22:%22plain_text%22,%22emoji%22:true,%22text%22:%22View%20More%22%7D,%22value%22:%22click_me_123%22%7D,%7B%22type%22:%22button%22,%22text%22:%7B%22type%22:%22plain_text%22,%22emoji%22:true,%22text%22:%22New%20Interaction%20Summary%22%7D,%22value%22:%22click_me_123%22%7D,%7B%22type%22:%22button%22,%22text%22:%7B%22type%22:%22plain_text%22,%22emoji%22:true,%22text%22:%22Share%20with%20Channel%22%7D,%22value%22:%22click_me_123%22%7D%5D%7D%5D%7D" xlink:type="simple">Block Kit Builder</text:a></text:p>
          </table:table-cell>
          <table:table-cell table:style-name="ce36" office:value-type="string" calcext:value-type="string" table:number-columns-spanned="1" table:number-rows-spanned="6">
            <text:p><text:span text:style-name="T7">After reviewing the initial information, she starts to dig deeper and asks FinanceBot for recent interactions with the client. NLP understands her request and delivers the right information directly in the chat.</text:span></text:p>
            <text:p><text:span text:style-name="T7"/></text:p>
            <text:p><text:span text:style-name="T8">[CLICK ANYWHERE TO ADVANCE]</text:span></text:p>
          </table:table-cell>
          <table:table-cell table:style-name="ce17" office:value-type="string" calcext:value-type="string">
            <text:p><text:span text:style-name="T7">1. Shortcuts (⚡)</text:span></text:p>
            <text:p><text:span text:style-name="T11">2. </text:span><text:span text:style-name="T12">View</text:span><text:span text:style-name="T3"> Recent Interactions for...</text:span></text:p>
            <text:p><text:span text:style-name="T11">2a. </text:span><text:span text:style-name="T12">View</text:span><text:span text:style-name="T3"> Recent Interactions for this account</text:span></text:p>
          </table:table-cell>
          <table:table-cell table:style-name="ce15" office:value-type="string" calcext:value-type="string" table:number-columns-spanned="1" table:number-rows-spanned="6">
            <text:p>#ridesharing-initial-public-offering</text:p>
          </table:table-cell>
          <table:table-cell table:style-name="ce36" table:number-columns-spanned="1" table:number-rows-spanned="6"/>
          <table:table-cell table:number-columns-repeated="1014"/>
        </table:table-row>
        <table:table-row table:style-name="ro1">
          <table:covered-table-cell/>
          <table:table-cell table:style-name="ce15" office:value-type="string" calcext:value-type="string" table:number-columns-spanned="1" table:number-rows-spanned="5">
            <text:p>6.2 Bot</text:p>
          </table:table-cell>
          <table:table-cell table:style-name="ce17"/>
          <table:table-cell table:style-name="ce33" office:value-type="string" calcext:value-type="string">
            <text:p><text:a xlink:href="https://docs.google.com/spreadsheets/d/1Ra6joTk2zlIKGTckcUqS9A_Fswe7kM0neOaZvbaMmPU/edit" xlink:type="simple">Sure Jennifer, here are the the Interaction Summaries for Vandelay Industries.</text:a></text:p>
          </table:table-cell>
          <table:table-cell table:style-name="ce14" office:value-type="string" calcext:value-type="string">
            <text:p>Section / mrkdwn</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Kick Off Notes
Nov 1, 2020
Very receptive and states a need for a new solution.</text:a></text:p>
          </table:table-cell>
          <table:table-cell table:style-name="ce14" office:value-type="string" calcext:value-type="string">
            <text:p>Section / mrkdwn</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First Call Notes
Nov 2, 2020
Customer was interested but needs to wait for next fiscal year.</text:a></text:p>
          </table:table-cell>
          <table:table-cell table:style-name="ce14" office:value-type="string" calcext:value-type="string">
            <text:p>Section / mrkdwn</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Client Meet and Greet
Nov 13, 2020
After learning more about their needs, we're going to start prepping for a pitch.</text:a></text:p>
          </table:table-cell>
          <table:table-cell table:style-name="ce14" office:value-type="string" calcext:value-type="string">
            <text:p>Section / mrkdwn</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17" office:value-type="string" calcext:value-type="string">
            <text:p>[View More] [View Interaction Summary] [Share with Channel]</text:p>
          </table:table-cell>
          <table:table-cell table:style-name="ce14" office:value-type="string" calcext:value-type="string">
            <text:p>Actions / button</text:p>
          </table:table-cell>
          <table:covered-table-cell table:number-columns-repeated="2"/>
          <table:table-cell table:style-name="ce17"/>
          <table:covered-table-cell table:number-columns-repeated="2"/>
          <table:table-cell table:number-columns-repeated="1014"/>
        </table:table-row>
        <table:table-row table:style-name="ro1">
          <table:table-cell table:style-name="ce13" office:value-type="string" calcext:value-type="string" table:number-columns-spanned="1" table:number-rows-spanned="9">
            <text:p>7. Meeting Prep</text:p>
          </table:table-cell>
          <table:table-cell table:style-name="ce15" office:value-type="string" calcext:value-type="string" table:number-columns-spanned="1" table:number-rows-spanned="4">
            <text:p>7.1 Bot</text:p>
          </table:table-cell>
          <table:table-cell table:style-name="ce17"/>
          <table:table-cell table:style-name="ce17" office:value-type="string" calcext:value-type="string">
            <text:p>Good morning, Jennifer! Let’s get prepped for your next meeting 📅 </text:p>
          </table:table-cell>
          <table:table-cell table:style-name="ce24" office:value-type="string" calcext:value-type="string">
            <text:p>Section / Plain Text</text:p>
          </table:table-cell>
          <table:table-cell table:style-name="ce20" office:value-type="string" calcext:value-type="string" table:number-columns-spanned="1" table:number-rows-spanned="9">
            <text:p><text:a xlink:href="https://app.slack.com/block-kit-builder/TF2ADGBJ9#%7B%22blocks%22:%5B%7B%22type%22:%22section%22,%22text%22:%7B%22type%22:%22plain_text%22,%22text%22:%22%F0%9F%93%85%20Good%20morning,%20Jennifer!%20Let's%20get%20ready%20for%20your%20next%20meeting...%22,%22emoji%22:true%7D%7D,%7B%22type%22:%22section%22,%22text%22:%7B%22type%22:%22mrkdwn%22,%22text%22:%22*%3CfakeLink.to%7CClient%20meet%20and%20greet%3E*%5CnEvent%5Cn*Response*%20%E2%9C%85%20I'm%20going%5Cn*Where*%20%3CfakeLink.to%7CStarbucks,%201%20Market%20St.,%20New%20York,%20NY%2010001%3E%5Cn*Attendees*%20%3CfakeLink.to%7CArt%20Vandelay%3E,%20%3CfakeLink.to%7CJennifer%20Wilcox%3E.%20%3CfakeLink.to%7CMarilyn%20Williams%3E%22%7D%7D,%7B%22type%22:%22actions%22,%22elements%22:%5B%7B%22type%22:%22button%22,%22text%22:%7B%22type%22:%22plain_text%22,%22text%22:%22Directions%22,%22emoji%22:true%7D,%22value%22:%22click_me_123%22,%22action_id%22:%22actionId-0%22%7D,%7B%22type%22:%22button%22,%22text%22:%7B%22type%22:%22plain_text%22,%22text%22:%22Change%20Response%22,%22emoji%22:true%7D,%22value%22:%22click_me_123%22,%22action_id%22:%22actionId-1%22%7D,%7B%22type%22:%22button%22,%22text%22:%7B%22type%22:%22plain_text%22,%22text%22:%22Recent%20Records%22,%22emoji%22:true%7D,%22value%22:%22click_me_123%22,%22action_id%22:%22actionId-2%22%7D%5D%7D,%7B%22type%22:%22image%22,%22title%22:%7B%22type%22:%22plain_text%22,%22text%22:%22Starbucks%20in%20Lower%20Manhattan%22,%22emoji%22:true%7D,%22image_url%22:%22https://glennsorrentino.keybase.pub/assets/images/map.png%22,%22alt_text%22:%22image1%22%7D,%7B%22type%22:%22section%22,%22text%22:%7B%22type%22:%22mrkdwn%22,%22text%22:%22*Recent%20Records*%22%7D%7D,%7B%22type%22:%22section%22,%22text%22:%7B%22type%22:%22mrkdwn%22,%22text%22:%22*%3CfakeLink.to%7CMarilyn%20Williams%3E*%5CnContact%5Cn*Title*%20CEO%5Cn*Email*%20%3CfakeLink.to%7Cceo@ridesharing.com%3E%5Cn*Phone*%20%3CfakeLink.to%7C415-555-1234%3E%22%7D,%22accessory%22:%7B%22type%22:%22image%22,%22image_url%22:%22https://www.rollingstone.com/wp-content/uploads/2021/03/TCDARDE_FE078-2c.jpg%22,%22alt_text%22:%22cute%20cat%22%7D%7D,%7B%22type%22:%22divider%22%7D,%7B%22type%22:%22section%22,%22text%22:%7B%22type%22:%22mrkdwn%22,%22text%22:%22%F0%9F%93%85%20*%3CfakeLink.to%7CFirst%20Call%3E*%5CnEvent%5Cn*Date*%20Jan%203,%202021%5Cn*Account%20Owner*%20%3CfakeLink.to%7CArt%20Vandelay%3E%5Cn*Attendees*%20%3CfakeLink.to%7CArt%20Vandelay%3E,%20%3CfakeLink.to%7CMarilyn%20Williams%3E%22%7D,%22accessory%22:%7B%22type%22:%22image%22,%22image_url%22:%22https://glennsorrentino.keybase.pub/assets/images/map.png%22,%22alt_text%22:%22cute%20cat%22%7D%7D,%7B%22type%22:%22actions%22,%22elements%22:%5B%7B%22type%22:%22button%22,%22text%22:%7B%22type%22:%22plain_text%22,%22text%22:%22View%20More%22,%22emoji%22:true%7D,%22value%22:%22click_me_123%22,%22action_id%22:%22actionId-0%22%7D%5D%7D%5D%7D" xlink:type="simple">Block Kit Builder</text:a></text:p>
          </table:table-cell>
          <table:table-cell table:style-name="ce36" office:value-type="string" calcext:value-type="string" table:number-columns-spanned="1" table:number-rows-spanned="9">
            <text:p><text:span text:style-name="T7">The day before the meeting FinanceBot sends a message to the attendees prepping them with information to help them show up ready. </text:span></text:p>
            <text:p><text:span text:style-name="T7"/></text:p>
            <text:p><text:span text:style-name="T8">[MOVE MOUSE TO ACTIONS]</text:span></text:p>
            <text:p><text:span text:style-name="T7"/></text:p>
            <text:p><text:span text:style-name="T7">They can get directions, update their response, or view deal documents.</text:span></text:p>
            <text:p><text:span text:style-name="T7"/></text:p>
            <text:p><text:span text:style-name="T8">[CLICK ON DEAL DOCUMENTS]</text:span></text:p>
            <text:p><text:span text:style-name="T8"/></text:p>
            <text:p><text:span text:style-name="T8">[CLICK ANYWHERE TO ADVANCE]</text:span></text:p>
          </table:table-cell>
          <table:table-cell table:style-name="ce17"/>
          <table:table-cell table:style-name="ce15" office:value-type="string" calcext:value-type="string" table:number-columns-spanned="1" table:number-rows-spanned="9">
            <text:p>#ridesharing-initial-public-offering</text:p>
          </table:table-cell>
          <table:table-cell table:style-name="ce37" table:number-columns-spanned="1" table:number-rows-spanned="9"/>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Client meet and greet
Event
Response I’m Going
Where Starbucks, 1 Market St., New York, NY 10001
Attendees Art Vandelay, Jennifer Wilcox, Marilyn Williams</text:a></text:p>
          </table:table-cell>
          <table:table-cell table:style-name="ce14" office:value-type="string" calcext:value-type="string">
            <text:p>Section / mrkdwn</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17" office:value-type="string" calcext:value-type="string">
            <text:p>[Image of Map]</text:p>
          </table:table-cell>
          <table:table-cell table:style-name="ce14" office:value-type="string" calcext:value-type="string">
            <text:p>Image / Title</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17" office:value-type="string" calcext:value-type="string">
            <text:p>[Directions] [Change Response] [Deal Documents]</text:p>
          </table:table-cell>
          <table:table-cell table:style-name="ce14" office:value-type="string" calcext:value-type="string">
            <text:p>Actions / button</text:p>
          </table:table-cell>
          <table:covered-table-cell table:number-columns-repeated="2"/>
          <table:table-cell table:style-name="ce17"/>
          <table:covered-table-cell table:number-columns-repeated="2"/>
          <table:table-cell table:number-columns-repeated="1014"/>
        </table:table-row>
        <table:table-row table:style-name="ro1">
          <table:covered-table-cell/>
          <table:table-cell table:style-name="ce14" office:value-type="string" calcext:value-type="string">
            <text:p>7.2 Jennifer</text:p>
          </table:table-cell>
          <table:table-cell table:style-name="ce17"/>
          <table:table-cell table:style-name="ce17" office:value-type="string" calcext:value-type="string">
            <text:p>[Recent Records]</text:p>
          </table:table-cell>
          <table:table-cell table:style-name="ce14"/>
          <table:covered-table-cell table:number-columns-repeated="2"/>
          <table:table-cell table:style-name="ce17"/>
          <table:covered-table-cell table:number-columns-repeated="2"/>
          <table:table-cell table:number-columns-repeated="1014"/>
        </table:table-row>
        <table:table-row table:style-name="ro1">
          <table:covered-table-cell/>
          <table:table-cell table:style-name="ce15" office:value-type="string" calcext:value-type="string" table:number-columns-spanned="1" table:number-rows-spanned="4">
            <text:p>7.3 Bot</text:p>
          </table:table-cell>
          <table:table-cell table:style-name="ce17"/>
          <table:table-cell table:style-name="ce17" office:value-type="string" calcext:value-type="string">
            <text:p>Recent Records</text:p>
          </table:table-cell>
          <table:table-cell table:style-name="ce14" office:value-type="string" calcext:value-type="string">
            <text:p>Markdown</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First Call
Event
Date Jan 3, 2021
Account Owner Art Vandelay
Attendees Art Vandelay, Marilyn Williams</text:a></text:p>
          </table:table-cell>
          <table:table-cell table:style-name="ce14" office:value-type="string" calcext:value-type="string">
            <text:p>Section / With Image</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Marilyn Williams
Contact
Title CEO
Email ceo@ridesharing.com
Phone 415-555-1234</text:a></text:p>
          </table:table-cell>
          <table:table-cell table:style-name="ce14" office:value-type="string" calcext:value-type="string">
            <text:p>Section / With Image</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covered-table-cell table:number-columns-repeated="2"/>
          <table:table-cell table:style-name="ce17"/>
          <table:covered-table-cell table:number-columns-repeated="2"/>
          <table:table-cell table:number-columns-repeated="1014"/>
        </table:table-row>
        <table:table-row table:style-name="ro1">
          <table:table-cell table:style-name="ce13" office:value-type="string" calcext:value-type="string" table:number-columns-spanned="1" table:number-rows-spanned="7">
            <text:p>8. Interaction Summary</text:p>
          </table:table-cell>
          <table:table-cell table:style-name="ce14" office:value-type="string" calcext:value-type="string">
            <text:p>8.1 Bot</text:p>
          </table:table-cell>
          <table:table-cell table:style-name="ce17" office:value-type="string" calcext:value-type="string">
            <text:p><text:span text:style-name="T11">/</text:span><text:span text:style-name="T12">create</text:span><text:span text:style-name="T3"> Interaction Summary for...</text:span></text:p>
            <text:p><text:span text:style-name="T11">/</text:span><text:span text:style-name="T12">create</text:span><text:span text:style-name="T3"> Interaction Summary for this account</text:span></text:p>
          </table:table-cell>
          <table:table-cell table:style-name="ce17" office:value-type="string" calcext:value-type="string">
            <text:p>Hey Jennifer, don't forget to log meeting notes!</text:p>
          </table:table-cell>
          <table:table-cell table:style-name="ce14"/>
          <table:table-cell table:style-name="ce20" office:value-type="string" calcext:value-type="string" table:number-columns-spanned="1" table:number-rows-spanned="7">
            <text:p><text:a xlink:href="https://app.slack.com/block-kit-builder/TF2ADGBJ9#%7B%22title%22:%7B%22type%22:%22plain_text%22,%22text%22:%22New%20Interaction%20Summary%22,%22emoji%22:true%7D,%22submit%22:%7B%22type%22:%22plain_text%22,%22text%22:%22Submit%22,%22emoji%22:true%7D,%22type%22:%22modal%22,%22close%22:%7B%22type%22:%22plain_text%22,%22text%22:%22Cancel%22,%22emoji%22:true%7D,%22blocks%22:%5B%7B%22type%22:%22input%22,%22element%22:%7B%22type%22:%22static_select%22,%22placeholder%22:%7B%22type%22:%22plain_text%22,%22text%22:%22Client%20meet%20and%20greet%22,%22emoji%22:true%7D,%22options%22:%5B%7B%22text%22:%7B%22type%22:%22plain_text%22,%22text%22:%22*this%20is%20plain_text%20text*%22,%22emoji%22:true%7D,%22value%22:%22value-0%22%7D,%7B%22text%22:%7B%22type%22:%22plain_text%22,%22text%22:%22*this%20is%20plain_text%20text*%22,%22emoji%22:true%7D,%22value%22:%22value-1%22%7D,%7B%22text%22:%7B%22type%22:%22plain_text%22,%22text%22:%22*this%20is%20plain_text%20text*%22,%22emoji%22:true%7D,%22value%22:%22value-2%22%7D%5D,%22action_id%22:%22static_select-action%22%7D,%22label%22:%7B%22type%22:%22plain_text%22,%22text%22:%22Event%22,%22emoji%22:true%7D%7D,%7B%22type%22:%22divider%22%7D,%7B%22type%22:%22input%22,%22element%22:%7B%22type%22:%22multi_users_select%22,%22placeholder%22:%7B%22type%22:%22plain_text%22,%22text%22:%22Art%20Vandelay,%20Marilyn%20Williams,%20Jennifer%20Wilcox%22,%22emoji%22:true%7D,%22action_id%22:%22multi_users_select-action%22%7D,%22label%22:%7B%22type%22:%22plain_text%22,%22text%22:%22Attendees%22,%22emoji%22:true%7D%7D,%7B%22type%22:%22input%22,%22element%22:%7B%22type%22:%22datepicker%22,%22initial_date%22:%222021-02-27%22,%22placeholder%22:%7B%22type%22:%22plain_text%22,%22text%22:%22Select%20a%20date%22,%22emoji%22:true%7D,%22action_id%22:%22datepicker-action%22%7D,%22label%22:%7B%22type%22:%22plain_text%22,%22text%22:%22Date%22,%22emoji%22:true%7D%7D,%7B%22type%22:%22input%22,%22element%22:%7B%22type%22:%22timepicker%22,%22initial_time%22:%2213:00%22,%22placeholder%22:%7B%22type%22:%22plain_text%22,%22text%22:%22Select%20time%22,%22emoji%22:true%7D,%22action_id%22:%22timepicker-action%22%7D,%22label%22:%7B%22type%22:%22plain_text%22,%22text%22:%22Starts%20At%22,%22emoji%22:true%7D%7D,%7B%22type%22:%22input%22,%22element%22:%7B%22type%22:%22plain_text_input%22,%22multiline%22:true,%22action_id%22:%22plain_text_input-action%22%7D,%22label%22:%7B%22type%22:%22plain_text%22,%22text%22:%22Meeting%20Notes%22,%22emoji%22:true%7D%7D%5D%7D" xlink:type="simple">Block Kit Builder</text:a></text:p>
          </table:table-cell>
          <table:table-cell table:style-name="ce37" office:value-type="string" calcext:value-type="string" table:number-columns-spanned="1" table:number-rows-spanned="7">
            <text:p><text:span text:style-name="T7">After a succesful meeting with Ridesharing, Inc., Jennifer is reminded to log meeting notes. </text:span></text:p>
            <text:p><text:span text:style-name="T7"/></text:p>
            <text:p><text:span text:style-name="T8">[CLICK ON NOTIFICATION] </text:span></text:p>
            <text:p><text:span text:style-name="T7"/></text:p>
            <text:p><text:span text:style-name="T7">She's on the way to the airport, so she adds an interaction summary on her mobile device. When she's finished, FinanceBot tells her that her note has been successfully saved. </text:span></text:p>
            <text:p><text:span text:style-name="T7"/></text:p>
            <text:p><text:span text:style-name="T7">In Lightning, the interaction summary is added to the deal record's related lists.</text:span></text:p>
            <text:p><text:span text:style-name="T7"/></text:p>
            <text:p><text:span text:style-name="T8">[CLICK ANYWHERE TO ADVANCE]</text:span></text:p>
          </table:table-cell>
          <table:table-cell table:style-name="ce17" office:value-type="string" calcext:value-type="string">
            <text:p><text:span text:style-name="T7">1. Shortcuts (⚡)</text:span></text:p>
            <text:p><text:span text:style-name="T11">2. </text:span><text:span text:style-name="T12">Create</text:span><text:span text:style-name="T3"> Interaction Summary for...</text:span></text:p>
            <text:p><text:span text:style-name="T11">2a. </text:span><text:span text:style-name="T12">Create</text:span><text:span text:style-name="T3"> Interaction summary for this account</text:span></text:p>
          </table:table-cell>
          <table:table-cell table:style-name="ce15" office:value-type="string" calcext:value-type="string" table:number-columns-spanned="1" table:number-rows-spanned="7">
            <text:p>#ridesharing-initial-public-offering</text:p>
          </table:table-cell>
          <table:table-cell table:style-name="ce36" table:number-columns-spanned="1" table:number-rows-spanned="7"/>
          <table:table-cell table:number-columns-repeated="1014"/>
        </table:table-row>
        <table:table-row table:style-name="ro1">
          <table:covered-table-cell/>
          <table:table-cell table:style-name="ce15" office:value-type="string" calcext:value-type="string" table:number-columns-spanned="1" table:number-rows-spanned="2">
            <text:p>8.2 Jennifer</text:p>
          </table:table-cell>
          <table:table-cell table:style-name="ce17"/>
          <table:table-cell table:style-name="ce17" office:value-type="string" calcext:value-type="string">
            <text:p>[Taps notification]</text:p>
          </table:table-cell>
          <table:table-cell table:style-name="ce14"/>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17" office:value-type="string" calcext:value-type="string">
            <text:p>[Fills modal]</text:p>
          </table:table-cell>
          <table:table-cell table:style-name="ce14" office:value-type="string" calcext:value-type="string">
            <text:p>Modal</text:p>
          </table:table-cell>
          <table:covered-table-cell table:number-columns-repeated="2"/>
          <table:table-cell table:style-name="ce17"/>
          <table:covered-table-cell table:number-columns-repeated="2"/>
          <table:table-cell table:number-columns-repeated="1014"/>
        </table:table-row>
        <table:table-row table:style-name="ro1">
          <table:covered-table-cell/>
          <table:table-cell table:style-name="ce14"/>
          <table:table-cell table:style-name="ce17"/>
          <table:table-cell table:style-name="ce17" office:value-type="string" calcext:value-type="string">
            <text:p>[Taps save]</text:p>
          </table:table-cell>
          <table:table-cell table:style-name="ce14"/>
          <table:covered-table-cell table:number-columns-repeated="2"/>
          <table:table-cell table:style-name="ce17"/>
          <table:covered-table-cell table:number-columns-repeated="2"/>
          <table:table-cell table:number-columns-repeated="1014"/>
        </table:table-row>
        <table:table-row table:style-name="ro1">
          <table:covered-table-cell/>
          <table:table-cell table:style-name="ce15" office:value-type="string" calcext:value-type="string" table:number-columns-spanned="1" table:number-rows-spanned="2">
            <text:p>8.3 Bot</text:p>
          </table:table-cell>
          <table:table-cell table:style-name="ce17"/>
          <table:table-cell table:style-name="ce17" office:value-type="string" calcext:value-type="string">
            <text:p>Success! I saved your interaction summary, Jennifer! 🎉</text:p>
          </table:table-cell>
          <table:table-cell table:style-name="ce24" office:value-type="string" calcext:value-type="string">
            <text:p>Section / Plain Text</text:p>
          </table:table-cell>
          <table:covered-table-cell table:number-columns-repeated="2"/>
          <table:table-cell table:style-name="ce17"/>
          <table:covered-table-cell table:number-columns-repeated="2"/>
          <table:table-cell table:number-columns-repeated="1014"/>
        </table:table-row>
        <table:table-row table:style-name="ro6">
          <table:covered-table-cell table:number-columns-repeated="2"/>
          <table:table-cell table:style-name="ce17"/>
          <table:table-cell table:style-name="ce33" office:value-type="string" calcext:value-type="string">
            <text:p><text:a xlink:href="https://docs.google.com/spreadsheets/d/1Ra6joTk2zlIKGTckcUqS9A_Fswe7kM0neOaZvbaMmPU/edit" xlink:type="simple">Client Meet and Greet Notes
Mar 28, 2021
Had a very productive meeting with the client. They’re in the final stages of app...</text:a></text:p>
          </table:table-cell>
          <table:table-cell table:style-name="ce14" office:value-type="string" calcext:value-type="string">
            <text:p>Section / mrkdwn</text:p>
          </table:table-cell>
          <table:covered-table-cell table:number-columns-repeated="2"/>
          <table:table-cell table:style-name="ce17"/>
          <table:covered-table-cell table:number-columns-repeated="2"/>
          <table:table-cell table:number-columns-repeated="1014"/>
        </table:table-row>
        <table:table-row table:style-name="ro1">
          <table:covered-table-cell/>
          <table:table-cell table:style-name="ce14"/>
          <table:table-cell table:style-name="ce17"/>
          <table:table-cell table:style-name="ce17" office:value-type="string" calcext:value-type="string">
            <text:p>[View More] [New Interaction Summary]</text:p>
          </table:table-cell>
          <table:table-cell table:style-name="ce14" office:value-type="string" calcext:value-type="string">
            <text:p>Actions / button</text:p>
          </table:table-cell>
          <table:covered-table-cell table:number-columns-repeated="2"/>
          <table:table-cell table:style-name="ce17"/>
          <table:covered-table-cell table:number-columns-repeated="2"/>
          <table:table-cell table:number-columns-repeated="1014"/>
        </table:table-row>
        <table:table-row table:style-name="ro7">
          <table:table-cell table:style-name="ce13" office:value-type="string" calcext:value-type="string" table:number-columns-spanned="1" table:number-rows-spanned="2">
            <text:p>9. Add External Member</text:p>
          </table:table-cell>
          <table:table-cell table:style-name="ce14" office:value-type="string" calcext:value-type="string">
            <text:p>9.1 Jennifer</text:p>
          </table:table-cell>
          <table:table-cell table:style-name="ce17"/>
          <table:table-cell table:style-name="ce17" office:value-type="string" calcext:value-type="string">
            <text:p>[Adds using Slack Connect]</text:p>
          </table:table-cell>
          <table:table-cell table:style-name="ce14" table:number-columns-repeated="2"/>
          <table:table-cell table:style-name="ce36" office:value-type="string" calcext:value-type="string" table:number-columns-spanned="1" table:number-rows-spanned="2">
            <text:p><text:span text:style-name="T7">Great news, the team won the deal mandate and now they can start the real work on the IPO. First, Jennifer adds Marilyn, the CEO of Ridesharing, Inc. using Slack Connect.</text:span></text:p>
            <text:p><text:span text:style-name="T7"/></text:p>
            <text:p><text:span text:style-name="T8">[CLICK ANYWHERE TO ADVANCE]</text:span></text:p>
          </table:table-cell>
          <table:table-cell table:style-name="ce17"/>
          <table:table-cell table:style-name="ce15" office:value-type="string" calcext:value-type="string" table:number-columns-spanned="1" table:number-rows-spanned="2">
            <text:p>#ridesharing-initial-public-offering</text:p>
          </table:table-cell>
          <table:table-cell table:style-name="ce36" table:number-columns-spanned="1" table:number-rows-spanned="7"/>
          <table:table-cell table:number-columns-repeated="1014"/>
        </table:table-row>
        <table:table-row table:style-name="ro7">
          <table:covered-table-cell/>
          <table:table-cell table:style-name="ce14" office:value-type="string" calcext:value-type="string">
            <text:p>9.2 Bot</text:p>
          </table:table-cell>
          <table:table-cell table:style-name="ce17"/>
          <table:table-cell table:style-name="ce17" office:value-type="string" calcext:value-type="string">
            <text:p>The invite is on the way, Art! We'll send it to compliance first.</text:p>
          </table:table-cell>
          <table:table-cell table:style-name="ce24" office:value-type="string" calcext:value-type="string">
            <text:p>Section / Plain Text</text:p>
          </table:table-cell>
          <table:table-cell table:style-name="ce31" office:value-type="string" calcext:value-type="string">
            <text:p><text:a xlink:href="https://app.slack.com/block-kit-builder/TF2ADGBJ9#%7B%22blocks%22:%5B%7B%22type%22:%22section%22,%22text%22:%7B%22type%22:%22mrkdwn%22,%22text%22:%22%E2%9C%89%EF%B8%8F%20The%20invite%20is%20on%20the%20way,%20Art!%20We'll%20send%20it%20to%20compliance%20first...%22%7D%7D%5D%7D" xlink:type="simple">Block Kit Builder</text:a></text:p>
          </table:table-cell>
          <table:covered-table-cell/>
          <table:table-cell table:style-name="ce17"/>
          <table:covered-table-cell table:number-columns-repeated="2"/>
          <table:table-cell table:number-columns-repeated="1014"/>
        </table:table-row>
        <table:table-row table:style-name="ro1">
          <table:table-cell table:style-name="ce13" office:value-type="string" calcext:value-type="string" table:number-columns-spanned="1" table:number-rows-spanned="5">
            <text:p>10. Member Approval</text:p>
          </table:table-cell>
          <table:table-cell table:style-name="ce15" office:value-type="string" calcext:value-type="string" table:number-columns-spanned="1" table:number-rows-spanned="3">
            <text:p>10.1 Bot</text:p>
          </table:table-cell>
          <table:table-cell table:style-name="ce17"/>
          <table:table-cell table:style-name="ce33" office:value-type="string" calcext:value-type="string">
            <text:p><text:a xlink:href="https://docs.google.com/spreadsheets/d/1Ra6joTk2zlIKGTckcUqS9A_Fswe7kM0neOaZvbaMmPU/edit" xlink:type="simple">@Delia, Jennifer is requesting to add Marilyn Williams to 
#ridesharing-initial-public-offering.</text:a></text:p>
          </table:table-cell>
          <table:table-cell table:style-name="ce14"/>
          <table:table-cell table:style-name="ce20" office:value-type="string" calcext:value-type="string" table:number-columns-spanned="1" table:number-rows-spanned="5">
            <text:p><text:a xlink:href="https://app.slack.com/block-kit-builder/TF2ADGBJ9#%7B%22blocks%22:%5B%7B%22type%22:%22section%22,%22text%22:%7B%22type%22:%22mrkdwn%22,%22text%22:%22%3CfakeLink.to%7C@Delia%3E,%20Jennifer%20is%20requesting%20to%20add%20Marilyn%20Williams%20to%20the%20#ridesharing-initial-public-offering%20channel.%22%7D%7D,%7B%22type%22:%22section%22,%22text%22:%7B%22type%22:%22mrkdwn%22,%22text%22:%22*%3CfakeLink.to%7CMarilyn%20Williams%3E*%5CnContact%5Cn*Title*%20CEO%5Cn*Email*%20%3CfakeLink.to%7Cceo@ridesharing.com%3E%5Cn*Phone*%20%3CfakeLink.to%7C415-555-1234%3E%22%7D,%22accessory%22:%7B%22type%22:%22image%22,%22image_url%22:%22https://www.rollingstone.com/wp-content/uploads/2021/03/TCDARDE_FE078-2c.jpg%22,%22alt_text%22:%22cute%20cat%22%7D%7D,%7B%22type%22:%22actions%22,%22elements%22:%5B%7B%22type%22:%22button%22,%22text%22:%7B%22type%22:%22plain_text%22,%22emoji%22:true,%22text%22:%22Approve%22%7D,%22style%22:%22primary%22,%22value%22:%22click_me_123%22%7D,%7B%22type%22:%22button%22,%22text%22:%7B%22type%22:%22plain_text%22,%22emoji%22:true,%22text%22:%22Deny%22%7D,%22style%22:%22danger%22,%22value%22:%22click_me_123%22%7D%5D%7D,%7B%22type%22:%22section%22,%22text%22:%7B%22type%22:%22mrkdwn%22,%22text%22:%22%F0%9F%8E%89%20Marilyn%20was%20added%20to%20#ridesharing-initial-public-offering!%22%7D%7D%5D%7D" xlink:type="simple">Block Kit Builder</text:a></text:p>
          </table:table-cell>
          <table:table-cell table:style-name="ce36" office:value-type="string" calcext:value-type="string" table:number-columns-spanned="1" table:number-rows-spanned="5">
            <text:p><text:span text:style-name="T7">Delia receives the request to add Marilyn to the group. She can see that Marilyn is a contact already in Salesforce, and when she verifies that she works for Ridesharing the request is approved.</text:span></text:p>
            <text:p><text:span text:style-name="T7"/></text:p>
            <text:p><text:span text:style-name="T8">[CLICK ANYWHERE TO ADVANCE]</text:span></text:p>
          </table:table-cell>
          <table:table-cell table:style-name="ce17"/>
          <table:table-cell table:style-name="ce15" office:value-type="string" calcext:value-type="string" table:number-columns-spanned="1" table:number-rows-spanned="5">
            <text:p>🔒 Compliance</text:p>
          </table:table-cell>
          <table:covered-table-cell/>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Marilyn Williams
Contact
Title CEO
Account Ridesharing, Inc.
Phone 415-555-1234</text:a></text:p>
          </table:table-cell>
          <table:table-cell table:style-name="ce14" office:value-type="string" calcext:value-type="string">
            <text:p>Section / With Image</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17" office:value-type="string" calcext:value-type="string">
            <text:p>[Approve] [Deny]</text:p>
          </table:table-cell>
          <table:table-cell table:style-name="ce14" office:value-type="string" calcext:value-type="string">
            <text:p>Actions / button</text:p>
          </table:table-cell>
          <table:covered-table-cell table:number-columns-repeated="2"/>
          <table:table-cell table:style-name="ce17"/>
          <table:covered-table-cell table:number-columns-repeated="2"/>
          <table:table-cell table:number-columns-repeated="1014"/>
        </table:table-row>
        <table:table-row table:style-name="ro1">
          <table:covered-table-cell/>
          <table:table-cell table:style-name="ce14" office:value-type="string" calcext:value-type="string">
            <text:p>10.2 Delia</text:p>
          </table:table-cell>
          <table:table-cell table:style-name="ce17"/>
          <table:table-cell table:style-name="ce17" office:value-type="string" calcext:value-type="string">
            <text:p>[Approve]</text:p>
          </table:table-cell>
          <table:table-cell table:style-name="ce14"/>
          <table:covered-table-cell table:number-columns-repeated="2"/>
          <table:table-cell table:style-name="ce17"/>
          <table:covered-table-cell table:number-columns-repeated="2"/>
          <table:table-cell table:number-columns-repeated="1014"/>
        </table:table-row>
        <table:table-row table:style-name="ro1">
          <table:covered-table-cell/>
          <table:table-cell table:style-name="ce14" office:value-type="string" calcext:value-type="string">
            <text:p>10.3 Bot</text:p>
          </table:table-cell>
          <table:table-cell table:style-name="ce17"/>
          <table:table-cell table:style-name="ce17" office:value-type="string" calcext:value-type="string">
            <text:p>Marilyn was added to #ridesharing-initial-public-offering! 🎉</text:p>
          </table:table-cell>
          <table:table-cell table:style-name="ce24" office:value-type="string" calcext:value-type="string">
            <text:p>Section / Plain Text</text:p>
          </table:table-cell>
          <table:covered-table-cell table:number-columns-repeated="2"/>
          <table:table-cell table:style-name="ce17"/>
          <table:covered-table-cell table:number-columns-repeated="2"/>
          <table:table-cell table:number-columns-repeated="1014"/>
        </table:table-row>
        <table:table-row table:style-name="ro1">
          <table:table-cell table:style-name="ce30" office:value-type="string" calcext:value-type="string" table:number-columns-spanned="1" table:number-rows-spanned="4">
            <text:p>11. External Member Onboarding</text:p>
          </table:table-cell>
          <table:table-cell table:style-name="ce15" office:value-type="string" calcext:value-type="string" table:number-columns-spanned="1" table:number-rows-spanned="4">
            <text:p>11.1 Bot</text:p>
          </table:table-cell>
          <table:table-cell table:style-name="ce17"/>
          <table:table-cell table:style-name="ce17" office:value-type="string" calcext:value-type="string">
            <text:p>Welcome, Marilyn! 👋 <text:s/>Here are some things to help you get started... </text:p>
          </table:table-cell>
          <table:table-cell table:style-name="ce14" office:value-type="string" calcext:value-type="string">
            <text:p>Header</text:p>
          </table:table-cell>
          <table:table-cell table:style-name="ce20" office:value-type="string" calcext:value-type="string" table:number-columns-spanned="1" table:number-rows-spanned="4">
            <text:p><text:a xlink:href="https://app.slack.com/block-kit-builder/TF2ADGBJ9#%7B%22blocks%22:%5B%7B%22type%22:%22section%22,%22text%22:%7B%22type%22:%22mrkdwn%22,%22text%22:%22*Marilyn%20Williams*%5Cnwas%20added%20to%20#ridesharing-initial-public-offering%20by%20Jennifer%20Wilcox.%22%7D%7D,%7B%22type%22:%22header%22,%22text%22:%7B%22type%22:%22plain_text%22,%22text%22:%22%F0%9F%91%8B%20%20Welcome,%20Marilyn!%20Here%20are%20some%20things%20to%20get%20you%20started...%22,%22emoji%22:true%7D%7D,%7B%22type%22:%22section%22,%22text%22:%7B%22type%22:%22mrkdwn%22,%22text%22:%22*%3CfakeLink.to%7CInitial%20Public%20Offering%3E*%5CnDeal%5Cn*Status*%20%E2%9C%85%20Approved%5Cn*Amount*%20%F0%9F%94%A5%20$1,000,000.00%5Cn*Account%20Owner*%20%3CfakeLink.to%7CArt%20Vandelay%3E%5Cn*Account*%20%3CfakeLink.to%7CRidesharing,%20Inc.%3E%22%7D%7D,%7B%22type%22:%22divider%22%7D,%7B%22type%22:%22section%22,%22text%22:%7B%22type%22:%22mrkdwn%22,%22text%22:%22*%3CfakeLink.to%7CArt%20Vandelay%3E*%5Cn*Title*%20Senior%20Banker%5Cn*Email*%20%3CfakeLink.to%7Cart@acme.com%3E%5Cn*Phone*%20%3CfakeLink.to%7C415-555-9876%3E%22%7D,%22accessory%22:%7B%22type%22:%22image%22,%22image_url%22:%22https://static.wikia.nocookie.net/seinfeld/images/7/76/George-costanza.jpg/revision/latest/top-crop/width/360/height/360?cb=20110406222711%22,%22alt_text%22:%22cute%20cat%22%7D%7D,%7B%22type%22:%22actions%22,%22elements%22:%5B%7B%22type%22:%22button%22,%22text%22:%7B%22type%22:%22plain_text%22,%22text%22:%22View%20More%22,%22emoji%22:true%7D,%22value%22:%22click_me_123%22,%22action_id%22:%22actionId-0%22%7D%5D%7D%5D%7D" xlink:type="simple">Block Kit Builder</text:a></text:p>
          </table:table-cell>
          <table:table-cell table:style-name="ce36" office:value-type="string" calcext:value-type="string" table:number-columns-spanned="1" table:number-rows-spanned="4">
            <text:p>A new, external-facing group is created and all of the deal members are automatically added.</text:p>
            <text:p/>
            <text:p>When Marilyn joins the channel, information about the deal is automatically sent to her.</text:p>
            <text:p/>
            <text:p/>
          </table:table-cell>
          <table:table-cell table:style-name="ce17"/>
          <table:table-cell table:style-name="ce15" office:value-type="string" calcext:value-type="string" table:number-columns-spanned="1" table:number-rows-spanned="4">
            <text:p># 🌍-ridesharing-initial-public-offering</text:p>
          </table:table-cell>
          <table:table-cell table:style-name="ce36" table:number-columns-spanned="1" table:number-rows-spanned="4"/>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Initial Public Offering
Deal
Status Approved ✅
Amount $1,000,000.00
Account Owner Art Vandelay
Account Ridesharing, Inc.</text:a></text:p>
          </table:table-cell>
          <table:table-cell table:style-name="ce14" office:value-type="string" calcext:value-type="string">
            <text:p>Section / mrkdwn</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33" office:value-type="string" calcext:value-type="string">
            <text:p><text:a xlink:href="https://docs.google.com/spreadsheets/d/1Ra6joTk2zlIKGTckcUqS9A_Fswe7kM0neOaZvbaMmPU/edit" xlink:type="simple">Art Vandelay
Title Senior Banker
Email ceo@acme.com
Phone 415-555-9876</text:a></text:p>
          </table:table-cell>
          <table:table-cell table:style-name="ce14" office:value-type="string" calcext:value-type="string">
            <text:p>Section / With Image</text:p>
          </table:table-cell>
          <table:covered-table-cell table:number-columns-repeated="2"/>
          <table:table-cell table:style-name="ce17"/>
          <table:covered-table-cell table:number-columns-repeated="2"/>
          <table:table-cell table:number-columns-repeated="1014"/>
        </table:table-row>
        <table:table-row table:style-name="ro1">
          <table:covered-table-cell table:number-columns-repeated="2"/>
          <table:table-cell table:style-name="ce17"/>
          <table:table-cell table:style-name="ce17" office:value-type="string" calcext:value-type="string">
            <text:p>[View More]</text:p>
          </table:table-cell>
          <table:table-cell table:style-name="ce14" office:value-type="string" calcext:value-type="string">
            <text:p>Actions / button</text:p>
          </table:table-cell>
          <table:covered-table-cell table:number-columns-repeated="2"/>
          <table:table-cell table:style-name="ce17"/>
          <table:covered-table-cell table:number-columns-repeated="2"/>
          <table:table-cell table:number-columns-repeated="1014"/>
        </table:table-row>
        <table:table-row table:style-name="ro1" table:number-rows-repeated="943">
          <table:table-cell table:style-name="ce14" table:number-columns-repeated="2"/>
          <table:table-cell table:style-name="ce17" table:number-columns-repeated="2"/>
          <table:table-cell table:style-name="ce14" table:number-columns-repeated="2"/>
          <table:table-cell table:style-name="ce17" table:number-columns-repeated="2"/>
          <table:table-cell table:style-name="ce14"/>
          <table:table-cell table:style-name="ce17"/>
          <table:table-cell table:number-columns-repeated="1014"/>
        </table:table-row>
        <table:table-row table:style-name="ro2" table:number-rows-repeated="104753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Channels" style:display-name="PageStyle_Channels" style:page-layout-name="Mpm3">
      <style:header style:display="false"/>
      <style:header-left style:display="false"/>
      <style:footer style:display="false"/>
      <style:footer-left style:display="false"/>
    </style:master-page>
    <style:master-page style:name="PageStyle_5f_New_20_Interaction_20_Summary" style:display-name="PageStyle_New Interaction Summary" style:page-layout-name="Mpm4">
      <style:header style:display="false"/>
      <style:header-left style:display="false"/>
      <style:footer style:display="false"/>
      <style:footer-left style:display="false"/>
    </style:master-page>
    <style:master-page style:name="PageStyle_5f_Onboarding" style:display-name="PageStyle_Onboarding" style:page-layout-name="Mpm3">
      <style:header style:display="false"/>
      <style:header-left style:display="false"/>
      <style:footer style:display="false"/>
      <style:footer-left style:display="false"/>
    </style:master-page>
    <style:master-page style:name="PageStyle_5f_Account_20_Details" style:display-name="PageStyle_Account Details" style:page-layout-name="Mpm3">
      <style:header style:display="false"/>
      <style:header-left style:display="false"/>
      <style:footer style:display="false"/>
      <style:footer-left style:display="false"/>
    </style:master-page>
    <style:master-page style:name="PageStyle_5f_View_20_Account" style:display-name="PageStyle_View Account" style:page-layout-name="Mpm3">
      <style:header style:display="false"/>
      <style:header-left style:display="false"/>
      <style:footer style:display="false"/>
      <style:footer-left style:display="false"/>
    </style:master-page>
    <style:master-page style:name="PageStyle_5f_Deal_20_Details" style:display-name="PageStyle_Deal Details" style:page-layout-name="Mpm3">
      <style:header style:display="false"/>
      <style:header-left style:display="false"/>
      <style:footer style:display="false"/>
      <style:footer-left style:display="false"/>
    </style:master-page>
    <style:master-page style:name="PageStyle_5f_Create_20_Interaction" style:display-name="PageStyle_Create Interaction" style:page-layout-name="Mpm3">
      <style:header style:display="false"/>
      <style:header-left style:display="false"/>
      <style:footer style:display="false"/>
      <style:footer-left style:display="false"/>
    </style:master-page>
    <style:master-page style:name="PageStyle_5f_View_20_Interactions" style:display-name="PageStyle_View Interactions"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Upcoming_20_Interactions" style:display-name="PageStyle_Upcoming Interactions" style:page-layout-name="Mpm3">
      <style:header style:display="false"/>
      <style:header-left style:display="false"/>
      <style:footer style:display="false"/>
      <style:footer-left style:display="false"/>
    </style:master-page>
    <style:master-page style:name="PageStyle_5f_ARC" style:display-name="PageStyle_ARC" style:page-layout-name="Mpm3">
      <style:header style:display="false"/>
      <style:header-left style:display="false"/>
      <style:footer style:display="false"/>
      <style:footer-left style:display="false"/>
    </style:master-page>
    <style:master-page style:name="PageStyle_5f_Demo" style:display-name="PageStyle_Dem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cell-count="844" meta:object-count="0"/>
    <meta:generator>LibreOfficeDev/6.0.5.2$Linux_X86_64 LibreOffice_project/</meta:generator>
  </office:meta>
</office:document-meta>
</file>